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nifont1" svg:font-family="Unifont"/>
    <style:font-face style:name="IPA明朝" svg:font-family="IPA明朝"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1" svg:font-family="IPA明朝" style:font-family-generic="system" style:font-pitch="variable"/>
    <style:font-face style:name="Unifont" svg:font-family="Unifont" style:font-family-generic="system" style:font-pitch="variable"/>
  </office:font-face-decls>
  <office:automatic-styles>
    <style:style style:name="表1" style:family="table">
      <style:table-properties style:width="4.101cm" table:align="left"/>
    </style:style>
    <style:style style:name="表1.A" style:family="table-column">
      <style:table-column-properties style:column-width="2.011cm"/>
    </style:style>
    <style:style style:name="表1.B" style:family="table-column">
      <style:table-column-properties style:column-width="2.09cm"/>
    </style:style>
    <style:style style:name="表1.A1" style:family="table-cell">
      <style:table-cell-properties fo:padding="0.097cm" fo:border-left="0.05pt solid #000000" fo:border-right="none" fo:border-top="0.05pt solid #000000" fo:border-bottom="0.05pt solid #000000"/>
    </style:style>
    <style:style style:name="表1.B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2" style:family="table">
      <style:table-properties style:width="5.609cm" table:align="left"/>
    </style:style>
    <style:style style:name="表2.A" style:family="table-column">
      <style:table-column-properties style:column-width="2.011cm"/>
    </style:style>
    <style:style style:name="表2.B" style:family="table-column">
      <style:table-column-properties style:column-width="3.598cm"/>
    </style:style>
    <style:style style:name="表2.A1" style:family="table-cell">
      <style:table-cell-properties fo:padding="0.097cm" fo:border-left="0.05pt solid #000000" fo:border-right="none" fo:border-top="0.05pt solid #000000" fo:border-bottom="0.05pt solid #000000"/>
    </style:style>
    <style:style style:name="表2.B1" style:family="table-cell">
      <style:table-cell-properties fo:padding="0.097cm" fo:border="0.05pt solid #000000"/>
    </style:style>
    <style:style style:name="表2.A2" style:family="table-cell">
      <style:table-cell-properties fo:padding="0.097cm" fo:border-left="0.05pt solid #000000" fo:border-right="none" fo:border-top="none" fo:border-bottom="0.05pt solid #000000"/>
    </style:style>
    <style:style style:name="表2.B2" style:family="table-cell">
      <style:table-cell-properties fo:padding="0.097cm" fo:border-left="0.05pt solid #000000" fo:border-right="0.05pt solid #000000" fo:border-top="none" fo:border-bottom="0.05pt solid #000000"/>
    </style:style>
    <style:style style:name="表3" style:family="table">
      <style:table-properties style:width="11.906cm" table:align="left"/>
    </style:style>
    <style:style style:name="表3.A" style:family="table-column">
      <style:table-column-properties style:column-width="2.196cm"/>
    </style:style>
    <style:style style:name="表3.B" style:family="table-column">
      <style:table-column-properties style:column-width="9.71cm"/>
    </style:style>
    <style:style style:name="表3.A1" style:family="table-cell">
      <style:table-cell-properties fo:padding="0.097cm" fo:border-left="0.05pt solid #000000" fo:border-right="none" fo:border-top="0.05pt solid #000000" fo:border-bottom="0.05pt solid #000000"/>
    </style:style>
    <style:style style:name="表3.B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0.05pt solid #000000" fo:border-top="none" fo:border-bottom="0.05pt solid #000000"/>
    </style:style>
    <style:style style:name="表4" style:family="table">
      <style:table-properties style:width="6.297cm" table:align="left"/>
    </style:style>
    <style:style style:name="表4.A" style:family="table-column">
      <style:table-column-properties style:column-width="2.91cm"/>
    </style:style>
    <style:style style:name="表4.B" style:family="table-column">
      <style:table-column-properties style:column-width="3.387cm"/>
    </style:style>
    <style:style style:name="表4.A1" style:family="table-cell">
      <style:table-cell-properties fo:padding="0.097cm" fo:border-left="0.05pt solid #000000" fo:border-right="none" fo:border-top="0.05pt solid #000000" fo:border-bottom="0.05pt solid #000000"/>
    </style:style>
    <style:style style:name="表4.B1" style:family="table-cell">
      <style:table-cell-properties fo:padding="0.097cm" fo:border="0.05pt solid #000000"/>
    </style:style>
    <style:style style:name="表4.A2" style:family="table-cell">
      <style:table-cell-properties fo:padding="0.097cm" fo:border-left="0.05pt solid #000000" fo:border-right="none" fo:border-top="none" fo:border-bottom="0.05pt solid #000000"/>
    </style:style>
    <style:style style:name="表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09.699996948242pt" officeooo:rsid="000e35d4" officeooo:paragraph-rsid="000e35d4" style:font-size-asian="96pt" style:font-size-complex="109.699996948242pt"/>
    </style:style>
    <style:style style:name="P2" style:family="paragraph" style:parent-style-name="Standard">
      <style:paragraph-properties fo:text-align="center" style:justify-single-word="false"/>
      <style:text-properties fo:font-size="109.699996948242pt" officeooo:rsid="00a581e3" officeooo:paragraph-rsid="00a581e3" style:font-size-asian="96pt" style:font-size-complex="109.699996948242pt"/>
    </style:style>
    <style:style style:name="P3" style:family="paragraph" style:parent-style-name="Standard">
      <style:paragraph-properties fo:text-align="center" style:justify-single-word="false"/>
      <style:text-properties fo:font-size="12pt" officeooo:rsid="000e35d4" officeooo:paragraph-rsid="000e35d4" style:font-size-asian="10.5pt" style:font-size-complex="12pt"/>
    </style:style>
    <style:style style:name="P4" style:family="paragraph" style:parent-style-name="Standard">
      <style:paragraph-properties fo:text-align="start" style:justify-single-word="false"/>
      <style:text-properties fo:font-size="25.1000003814697pt" officeooo:rsid="000f74de" officeooo:paragraph-rsid="000f74de" style:font-size-asian="22pt" style:font-size-complex="25.1000003814697pt"/>
    </style:style>
    <style:style style:name="P5" style:family="paragraph" style:parent-style-name="Standard">
      <style:paragraph-properties fo:text-align="start" style:justify-single-word="false"/>
      <style:text-properties fo:font-size="13.6999998092651pt" officeooo:rsid="000f74de" officeooo:paragraph-rsid="007e9e69" style:font-size-asian="12pt" style:font-size-complex="13.6999998092651pt"/>
    </style:style>
    <style:style style:name="P6" style:family="paragraph" style:parent-style-name="Standard">
      <style:paragraph-properties fo:text-align="start" style:justify-single-word="false"/>
      <style:text-properties fo:font-size="13.6999998092651pt" officeooo:rsid="000f74de" officeooo:paragraph-rsid="00adf605" style:font-size-asian="12pt" style:font-size-complex="13.6999998092651pt"/>
    </style:style>
    <style:style style:name="P7" style:family="paragraph" style:parent-style-name="Standard">
      <style:paragraph-properties fo:text-align="start" style:justify-single-word="false"/>
      <style:text-properties fo:font-size="13.6999998092651pt" officeooo:rsid="00a581e3" officeooo:paragraph-rsid="00a581e3" style:font-size-asian="12pt" style:font-size-complex="13.6999998092651pt"/>
    </style:style>
    <style:style style:name="P8" style:family="paragraph" style:parent-style-name="Standard">
      <style:paragraph-properties fo:text-align="start" style:justify-single-word="false"/>
      <style:text-properties fo:font-size="13.6999998092651pt" officeooo:rsid="00a581e3" officeooo:paragraph-rsid="00a70394" style:font-size-asian="12pt" style:font-size-complex="13.6999998092651pt"/>
    </style:style>
    <style:style style:name="P9" style:family="paragraph" style:parent-style-name="Standard">
      <style:paragraph-properties fo:text-align="start" style:justify-single-word="false"/>
      <style:text-properties fo:font-size="13.6999998092651pt" officeooo:rsid="00a581e3" officeooo:paragraph-rsid="00a655a3" style:font-size-asian="12pt" style:font-size-complex="13.6999998092651pt"/>
    </style:style>
    <style:style style:name="P10" style:family="paragraph" style:parent-style-name="Standard">
      <style:paragraph-properties fo:text-align="start" style:justify-single-word="false"/>
      <style:text-properties fo:font-size="13.6999998092651pt" officeooo:rsid="00a581e3" officeooo:paragraph-rsid="00a8b092" style:font-size-asian="12pt" style:font-size-complex="13.6999998092651pt"/>
    </style:style>
    <style:style style:name="P11" style:family="paragraph" style:parent-style-name="Standard">
      <style:paragraph-properties fo:text-align="start" style:justify-single-word="false"/>
      <style:text-properties fo:font-size="13.6999998092651pt" officeooo:rsid="00a581e3" officeooo:paragraph-rsid="00a9d693" style:font-size-asian="12pt" style:font-size-complex="13.6999998092651pt"/>
    </style:style>
    <style:style style:name="P12" style:family="paragraph" style:parent-style-name="Standard">
      <style:paragraph-properties fo:text-align="start" style:justify-single-word="false"/>
      <style:text-properties fo:font-size="13.6999998092651pt" officeooo:rsid="00a581e3" officeooo:paragraph-rsid="00ac29ab" style:font-size-asian="12pt" style:font-size-complex="13.6999998092651pt"/>
    </style:style>
    <style:style style:name="P13" style:family="paragraph" style:parent-style-name="Standard">
      <style:paragraph-properties fo:text-align="start" style:justify-single-word="false"/>
      <style:text-properties fo:font-size="13.6999998092651pt" officeooo:rsid="00a9d693" officeooo:paragraph-rsid="00a9d693" style:font-size-asian="12pt" style:font-size-complex="13.6999998092651pt"/>
    </style:style>
    <style:style style:name="P14" style:family="paragraph" style:parent-style-name="Standard">
      <style:paragraph-properties fo:text-align="start" style:justify-single-word="false"/>
      <style:text-properties fo:font-size="13.6999998092651pt" officeooo:rsid="00ab1713" officeooo:paragraph-rsid="00ab1713" style:font-size-asian="12pt" style:font-size-complex="13.6999998092651pt"/>
    </style:style>
    <style:style style:name="P15" style:family="paragraph" style:parent-style-name="Standard">
      <style:paragraph-properties fo:text-align="start" style:justify-single-word="false"/>
      <style:text-properties fo:font-size="13.6999998092651pt" officeooo:rsid="00ac29ab" officeooo:paragraph-rsid="00adb188" style:font-size-asian="12pt" style:font-size-complex="13.6999998092651pt"/>
    </style:style>
    <style:style style:name="P16" style:family="paragraph" style:parent-style-name="Standard">
      <style:paragraph-properties fo:text-align="start" style:justify-single-word="false"/>
      <style:text-properties fo:font-size="13.6999998092651pt" officeooo:rsid="00ac29ab" officeooo:paragraph-rsid="00adf605" style:font-size-asian="12pt" style:font-size-complex="13.6999998092651pt"/>
    </style:style>
    <style:style style:name="P17" style:family="paragraph" style:parent-style-name="Standard">
      <style:paragraph-properties fo:text-align="start" style:justify-single-word="false"/>
      <style:text-properties fo:font-size="13.6999998092651pt" officeooo:rsid="00ac29ab" officeooo:paragraph-rsid="00b13649" style:font-size-asian="12pt" style:font-size-complex="13.6999998092651pt"/>
    </style:style>
    <style:style style:name="P18" style:family="paragraph" style:parent-style-name="Standard">
      <style:paragraph-properties fo:text-align="start" style:justify-single-word="false"/>
      <style:text-properties fo:font-size="13.6999998092651pt" officeooo:rsid="00adb188" officeooo:paragraph-rsid="00adb188" style:font-size-asian="12pt" style:font-size-complex="13.6999998092651pt"/>
    </style:style>
    <style:style style:name="P19" style:family="paragraph" style:parent-style-name="Standard">
      <style:paragraph-properties fo:text-align="start" style:justify-single-word="false"/>
      <style:text-properties fo:font-size="13.6999998092651pt" officeooo:rsid="00afb347" officeooo:paragraph-rsid="00afb347" style:font-size-asian="12pt" style:font-size-complex="13.6999998092651pt"/>
    </style:style>
    <style:style style:name="P20" style:family="paragraph" style:parent-style-name="Standard">
      <style:paragraph-properties fo:text-align="start" style:justify-single-word="false"/>
      <style:text-properties fo:font-size="13.6999998092651pt" officeooo:rsid="00b13649" officeooo:paragraph-rsid="00b13649" style:font-size-asian="12pt" style:font-size-complex="13.6999998092651pt"/>
    </style:style>
    <style:style style:name="P21" style:family="paragraph" style:parent-style-name="Standard">
      <style:paragraph-properties fo:text-align="start" style:justify-single-word="false"/>
      <style:text-properties fo:font-size="13.6999998092651pt" officeooo:rsid="00b13649" officeooo:paragraph-rsid="00b22599" style:font-size-asian="12pt" style:font-size-complex="13.6999998092651pt"/>
    </style:style>
    <style:style style:name="P22" style:family="paragraph" style:parent-style-name="Standard">
      <style:paragraph-properties fo:text-align="start" style:justify-single-word="false"/>
      <style:text-properties fo:font-size="13.6999998092651pt" officeooo:rsid="00b22599" officeooo:paragraph-rsid="00b22599" style:font-size-asian="12pt" style:font-size-complex="13.6999998092651pt"/>
    </style:style>
    <style:style style:name="P23" style:family="paragraph" style:parent-style-name="Standard">
      <style:paragraph-properties fo:text-align="start" style:justify-single-word="false"/>
      <style:text-properties fo:font-size="13.6999998092651pt" officeooo:rsid="00a581e3" officeooo:paragraph-rsid="00ac29ab" fo:background-color="#fff200" style:font-size-asian="12pt" style:font-size-complex="13.6999998092651pt"/>
    </style:style>
    <style:style style:name="P24" style:family="paragraph" style:parent-style-name="Standard">
      <style:paragraph-properties fo:text-align="start" style:justify-single-word="false"/>
      <style:text-properties fo:font-size="13.6999998092651pt" officeooo:rsid="00b22599" officeooo:paragraph-rsid="00b22599" fo:background-color="#fff200" style:font-size-asian="12pt" style:font-size-complex="13.6999998092651pt"/>
    </style:style>
    <style:style style:name="P25" style:family="paragraph" style:parent-style-name="Standard">
      <style:paragraph-properties fo:text-align="start" style:justify-single-word="false"/>
      <style:text-properties fo:font-size="13.6999998092651pt" officeooo:rsid="00b13649" officeooo:paragraph-rsid="00b22599" fo:background-color="#fff200" style:font-size-asian="12pt" style:font-size-complex="13.6999998092651pt"/>
    </style:style>
    <style:style style:name="P26" style:family="paragraph" style:parent-style-name="Standard">
      <style:paragraph-properties fo:text-align="start" style:justify-single-word="false"/>
      <style:text-properties fo:font-size="13.6999998092651pt" officeooo:rsid="00b2b172" officeooo:paragraph-rsid="00b2b172" fo:background-color="#fff200" style:font-size-asian="12pt" style:font-size-complex="13.6999998092651pt"/>
    </style:style>
    <style:style style:name="P27" style:family="paragraph" style:parent-style-name="Standard">
      <style:paragraph-properties fo:text-align="start" style:justify-single-word="false"/>
      <style:text-properties fo:font-size="13.6999998092651pt" officeooo:rsid="00b868da" officeooo:paragraph-rsid="00b868da" fo:background-color="#fff200" style:font-size-asian="12pt" style:font-size-complex="13.6999998092651pt"/>
    </style:style>
    <style:style style:name="P28" style:family="paragraph" style:parent-style-name="Standard">
      <style:paragraph-properties fo:text-align="start" style:justify-single-word="false"/>
      <style:text-properties fo:font-size="13.6999998092651pt" officeooo:rsid="00c168a0" officeooo:paragraph-rsid="00c168a0" fo:background-color="#fff200" style:font-size-asian="12pt" style:font-size-complex="13.6999998092651pt"/>
    </style:style>
    <style:style style:name="P29" style:family="paragraph" style:parent-style-name="Standard">
      <style:paragraph-properties fo:text-align="start" style:justify-single-word="false"/>
      <style:text-properties fo:font-size="13.6999998092651pt" officeooo:rsid="00c29e1e" officeooo:paragraph-rsid="00c29e1e" fo:background-color="#fff200" style:font-size-asian="12pt" style:font-size-complex="13.6999998092651pt"/>
    </style:style>
    <style:style style:name="P30" style:family="paragraph" style:parent-style-name="Standard">
      <style:paragraph-properties fo:text-align="start" style:justify-single-word="false"/>
      <style:text-properties fo:font-size="13.6999998092651pt" officeooo:rsid="00c3ce77" officeooo:paragraph-rsid="00c3ce77" fo:background-color="#fff200" style:font-size-asian="12pt" style:font-size-complex="13.6999998092651pt"/>
    </style:style>
    <style:style style:name="P31" style:family="paragraph" style:parent-style-name="Standard">
      <style:paragraph-properties fo:text-align="start" style:justify-single-word="false"/>
      <style:text-properties fo:font-size="13.6999998092651pt" officeooo:rsid="00c6d804" officeooo:paragraph-rsid="00c6d804" fo:background-color="#fff200" style:font-size-asian="12pt" style:font-size-complex="13.6999998092651pt"/>
    </style:style>
    <style:style style:name="P32" style:family="paragraph" style:parent-style-name="Standard">
      <style:paragraph-properties fo:text-align="start" style:justify-single-word="false"/>
      <style:text-properties fo:font-size="13.6999998092651pt" officeooo:rsid="00d4bd06" officeooo:paragraph-rsid="00d4bd06" fo:background-color="#fff200" style:font-size-asian="12pt" style:font-size-complex="13.6999998092651pt"/>
    </style:style>
    <style:style style:name="P33" style:family="paragraph" style:parent-style-name="Standard">
      <style:paragraph-properties fo:text-align="start" style:justify-single-word="false"/>
      <style:text-properties fo:font-size="13.6999998092651pt" officeooo:rsid="00dbcdc3" officeooo:paragraph-rsid="00dbcdc3" fo:background-color="#fff200" style:font-size-asian="12pt" style:font-size-complex="13.6999998092651pt"/>
    </style:style>
    <style:style style:name="P34" style:family="paragraph" style:parent-style-name="Standard">
      <style:paragraph-properties fo:text-align="start" style:justify-single-word="false"/>
      <style:text-properties fo:font-size="13.6999998092651pt" officeooo:rsid="00dbcdc3" officeooo:paragraph-rsid="00dc15e4" fo:background-color="#fff200" style:font-size-asian="12pt" style:font-size-complex="13.6999998092651pt"/>
    </style:style>
    <style:style style:name="P35" style:family="paragraph" style:parent-style-name="Standard">
      <style:paragraph-properties fo:text-align="start" style:justify-single-word="false"/>
      <style:text-properties fo:font-size="13.6999998092651pt" officeooo:rsid="00dc15e4" officeooo:paragraph-rsid="00dc15e4" fo:background-color="#fff200" style:font-size-asian="12pt" style:font-size-complex="13.6999998092651pt"/>
    </style:style>
    <style:style style:name="P36" style:family="paragraph" style:parent-style-name="Standard">
      <style:paragraph-properties fo:text-align="start" style:justify-single-word="false"/>
      <style:text-properties fo:font-size="13.6999998092651pt" officeooo:rsid="00dd1428" officeooo:paragraph-rsid="00dd1428" fo:background-color="#fff200" style:font-size-asian="12pt" style:font-size-complex="13.6999998092651pt"/>
    </style:style>
    <style:style style:name="P37" style:family="paragraph" style:parent-style-name="Standard">
      <style:paragraph-properties fo:text-align="start" style:justify-single-word="false"/>
      <style:text-properties fo:font-size="13.6999998092651pt" officeooo:rsid="00b13649" officeooo:paragraph-rsid="00b22599" fo:background-color="transparent" style:font-size-asian="12pt" style:font-size-complex="13.6999998092651pt"/>
    </style:style>
    <style:style style:name="P38" style:family="paragraph" style:parent-style-name="Standard">
      <style:paragraph-properties fo:text-align="start" style:justify-single-word="false"/>
      <style:text-properties fo:font-size="13.6999998092651pt" officeooo:rsid="00b13649" officeooo:paragraph-rsid="00b2b062" fo:background-color="transparent" style:font-size-asian="12pt" style:font-size-complex="13.6999998092651pt"/>
    </style:style>
    <style:style style:name="P39" style:family="paragraph" style:parent-style-name="Standard">
      <style:paragraph-properties fo:text-align="start" style:justify-single-word="false"/>
      <style:text-properties fo:font-size="13.6999998092651pt" officeooo:rsid="00b13649" officeooo:paragraph-rsid="00b2b172" fo:background-color="transparent" style:font-size-asian="12pt" style:font-size-complex="13.6999998092651pt"/>
    </style:style>
    <style:style style:name="P40" style:family="paragraph" style:parent-style-name="Standard">
      <style:paragraph-properties fo:text-align="start" style:justify-single-word="false"/>
      <style:text-properties fo:font-size="13.6999998092651pt" officeooo:rsid="00b2b172" officeooo:paragraph-rsid="00b2b172" fo:background-color="transparent" style:font-size-asian="12pt" style:font-size-complex="13.6999998092651pt"/>
    </style:style>
    <style:style style:name="P41" style:family="paragraph" style:parent-style-name="Standard">
      <style:paragraph-properties fo:text-align="start" style:justify-single-word="false"/>
      <style:text-properties fo:font-size="13.6999998092651pt" officeooo:rsid="00b621ea" officeooo:paragraph-rsid="00b621ea" fo:background-color="transparent" style:font-size-asian="12pt" style:font-size-complex="13.6999998092651pt"/>
    </style:style>
    <style:style style:name="P42" style:family="paragraph" style:parent-style-name="Standard">
      <style:paragraph-properties fo:text-align="start" style:justify-single-word="false"/>
      <style:text-properties fo:font-size="13.6999998092651pt" officeooo:rsid="00b6ae15" officeooo:paragraph-rsid="00b6ae15" fo:background-color="transparent" style:font-size-asian="12pt" style:font-size-complex="13.6999998092651pt"/>
    </style:style>
    <style:style style:name="P43" style:family="paragraph" style:parent-style-name="Standard">
      <style:paragraph-properties fo:text-align="start" style:justify-single-word="false"/>
      <style:text-properties fo:font-size="13.6999998092651pt" officeooo:rsid="00b6ae15" officeooo:paragraph-rsid="00b6ec02" fo:background-color="transparent" style:font-size-asian="12pt" style:font-size-complex="13.6999998092651pt"/>
    </style:style>
    <style:style style:name="P44" style:family="paragraph" style:parent-style-name="Standard">
      <style:paragraph-properties fo:text-align="start" style:justify-single-word="false"/>
      <style:text-properties fo:font-size="13.6999998092651pt" officeooo:rsid="00b6ec02" officeooo:paragraph-rsid="00b6ec02" fo:background-color="transparent" style:font-size-asian="12pt" style:font-size-complex="13.6999998092651pt"/>
    </style:style>
    <style:style style:name="P45" style:family="paragraph" style:parent-style-name="Standard">
      <style:paragraph-properties fo:text-align="start" style:justify-single-word="false"/>
      <style:text-properties fo:font-size="13.6999998092651pt" officeooo:rsid="00b6ec02" officeooo:paragraph-rsid="00b7a1fa" fo:background-color="transparent" style:font-size-asian="12pt" style:font-size-complex="13.6999998092651pt"/>
    </style:style>
    <style:style style:name="P46" style:family="paragraph" style:parent-style-name="Standard">
      <style:paragraph-properties fo:text-align="start" style:justify-single-word="false"/>
      <style:text-properties fo:font-size="13.6999998092651pt" officeooo:rsid="00b6ec02" officeooo:paragraph-rsid="00b868da" fo:background-color="transparent" style:font-size-asian="12pt" style:font-size-complex="13.6999998092651pt"/>
    </style:style>
    <style:style style:name="P47" style:family="paragraph" style:parent-style-name="Standard">
      <style:paragraph-properties fo:text-align="start" style:justify-single-word="false"/>
      <style:text-properties fo:font-size="13.6999998092651pt" officeooo:rsid="00b6ec02" officeooo:paragraph-rsid="00b6ae15" fo:background-color="transparent" style:font-size-asian="12pt" style:font-size-complex="13.6999998092651pt"/>
    </style:style>
    <style:style style:name="P48" style:family="paragraph" style:parent-style-name="Standard">
      <style:paragraph-properties fo:text-align="start" style:justify-single-word="false"/>
      <style:text-properties fo:font-size="13.6999998092651pt" officeooo:rsid="00b6ec02" officeooo:paragraph-rsid="00ba081e" fo:background-color="transparent" style:font-size-asian="12pt" style:font-size-complex="13.6999998092651pt"/>
    </style:style>
    <style:style style:name="P49" style:family="paragraph" style:parent-style-name="Standard">
      <style:paragraph-properties fo:text-align="start" style:justify-single-word="false"/>
      <style:text-properties fo:font-size="13.6999998092651pt" officeooo:rsid="00b6ec02" officeooo:paragraph-rsid="00bb02b7" fo:background-color="transparent" style:font-size-asian="12pt" style:font-size-complex="13.6999998092651pt"/>
    </style:style>
    <style:style style:name="P50" style:family="paragraph" style:parent-style-name="Standard">
      <style:paragraph-properties fo:text-align="start" style:justify-single-word="false"/>
      <style:text-properties fo:font-size="13.6999998092651pt" officeooo:rsid="00b6ec02" officeooo:paragraph-rsid="00bb69b7" fo:background-color="transparent" style:font-size-asian="12pt" style:font-size-complex="13.6999998092651pt"/>
    </style:style>
    <style:style style:name="P51" style:family="paragraph" style:parent-style-name="Standard">
      <style:paragraph-properties fo:text-align="start" style:justify-single-word="false"/>
      <style:text-properties fo:font-size="13.6999998092651pt" officeooo:rsid="00b6ec02" officeooo:paragraph-rsid="00be84c3" fo:background-color="transparent" style:font-size-asian="12pt" style:font-size-complex="13.6999998092651pt"/>
    </style:style>
    <style:style style:name="P52" style:family="paragraph" style:parent-style-name="Standard">
      <style:paragraph-properties fo:text-align="start" style:justify-single-word="false"/>
      <style:text-properties fo:font-size="13.6999998092651pt" officeooo:rsid="00b6ec02" officeooo:paragraph-rsid="00c168a0" fo:background-color="transparent" style:font-size-asian="12pt" style:font-size-complex="13.6999998092651pt"/>
    </style:style>
    <style:style style:name="P53" style:family="paragraph" style:parent-style-name="Standard">
      <style:paragraph-properties fo:text-align="start" style:justify-single-word="false"/>
      <style:text-properties fo:font-size="13.6999998092651pt" officeooo:rsid="00b6ec02" officeooo:paragraph-rsid="00c29e1e" fo:background-color="transparent" style:font-size-asian="12pt" style:font-size-complex="13.6999998092651pt"/>
    </style:style>
    <style:style style:name="P54" style:family="paragraph" style:parent-style-name="Standard">
      <style:paragraph-properties fo:text-align="start" style:justify-single-word="false"/>
      <style:text-properties fo:font-size="13.6999998092651pt" officeooo:rsid="00b6ec02" officeooo:paragraph-rsid="00c84a64" fo:background-color="transparent" style:font-size-asian="12pt" style:font-size-complex="13.6999998092651pt"/>
    </style:style>
    <style:style style:name="P55" style:family="paragraph" style:parent-style-name="Standard">
      <style:paragraph-properties fo:text-align="start" style:justify-single-word="false"/>
      <style:text-properties fo:font-size="13.6999998092651pt" officeooo:rsid="00b6ec02" officeooo:paragraph-rsid="00c8c352" fo:background-color="transparent" style:font-size-asian="12pt" style:font-size-complex="13.6999998092651pt"/>
    </style:style>
    <style:style style:name="P56" style:family="paragraph" style:parent-style-name="Standard">
      <style:paragraph-properties fo:text-align="start" style:justify-single-word="false"/>
      <style:text-properties fo:font-size="13.6999998092651pt" officeooo:rsid="00b6ec02" officeooo:paragraph-rsid="00c8d11a" fo:background-color="transparent" style:font-size-asian="12pt" style:font-size-complex="13.6999998092651pt"/>
    </style:style>
    <style:style style:name="P57" style:family="paragraph" style:parent-style-name="Standard">
      <style:paragraph-properties fo:text-align="start" style:justify-single-word="false"/>
      <style:text-properties fo:font-size="13.6999998092651pt" officeooo:rsid="00b6ec02" officeooo:paragraph-rsid="00cab22d" fo:background-color="transparent" style:font-size-asian="12pt" style:font-size-complex="13.6999998092651pt"/>
    </style:style>
    <style:style style:name="P58" style:family="paragraph" style:parent-style-name="Standard">
      <style:paragraph-properties fo:text-align="start" style:justify-single-word="false"/>
      <style:text-properties fo:font-size="13.6999998092651pt" officeooo:rsid="00b6ec02" officeooo:paragraph-rsid="00d19d66" fo:background-color="transparent" style:font-size-asian="12pt" style:font-size-complex="13.6999998092651pt"/>
    </style:style>
    <style:style style:name="P59" style:family="paragraph" style:parent-style-name="Standard">
      <style:paragraph-properties fo:text-align="start" style:justify-single-word="false"/>
      <style:text-properties fo:font-size="13.6999998092651pt" officeooo:rsid="00b6ec02" officeooo:paragraph-rsid="00d1ac88" fo:background-color="transparent" style:font-size-asian="12pt" style:font-size-complex="13.6999998092651pt"/>
    </style:style>
    <style:style style:name="P60" style:family="paragraph" style:parent-style-name="Standard">
      <style:paragraph-properties fo:text-align="start" style:justify-single-word="false"/>
      <style:text-properties fo:font-size="13.6999998092651pt" officeooo:rsid="00b6ec02" officeooo:paragraph-rsid="00d3806b" fo:background-color="transparent" style:font-size-asian="12pt" style:font-size-complex="13.6999998092651pt"/>
    </style:style>
    <style:style style:name="P61" style:family="paragraph" style:parent-style-name="Standard">
      <style:paragraph-properties fo:text-align="start" style:justify-single-word="false"/>
      <style:text-properties fo:font-size="13.6999998092651pt" officeooo:rsid="00b6ec02" officeooo:paragraph-rsid="00d4bd06" fo:background-color="transparent" style:font-size-asian="12pt" style:font-size-complex="13.6999998092651pt"/>
    </style:style>
    <style:style style:name="P62" style:family="paragraph" style:parent-style-name="Standard">
      <style:paragraph-properties fo:text-align="start" style:justify-single-word="false"/>
      <style:text-properties fo:font-size="13.6999998092651pt" officeooo:rsid="00b6ec02" officeooo:paragraph-rsid="00d654e3" fo:background-color="transparent" style:font-size-asian="12pt" style:font-size-complex="13.6999998092651pt"/>
    </style:style>
    <style:style style:name="P63" style:family="paragraph" style:parent-style-name="Standard">
      <style:paragraph-properties fo:text-align="start" style:justify-single-word="false"/>
      <style:text-properties fo:font-size="13.6999998092651pt" officeooo:rsid="00b6ec02" officeooo:paragraph-rsid="00d9858f" fo:background-color="transparent" style:font-size-asian="12pt" style:font-size-complex="13.6999998092651pt"/>
    </style:style>
    <style:style style:name="P64" style:family="paragraph" style:parent-style-name="Standard">
      <style:paragraph-properties fo:text-align="start" style:justify-single-word="false"/>
      <style:text-properties fo:font-size="13.6999998092651pt" officeooo:rsid="00b6ec02" officeooo:paragraph-rsid="00db852b" fo:background-color="transparent" style:font-size-asian="12pt" style:font-size-complex="13.6999998092651pt"/>
    </style:style>
    <style:style style:name="P65" style:family="paragraph" style:parent-style-name="Standard">
      <style:paragraph-properties fo:text-align="start" style:justify-single-word="false"/>
      <style:text-properties fo:font-size="13.6999998092651pt" officeooo:rsid="00b6ec02" officeooo:paragraph-rsid="00dc15e4" fo:background-color="transparent" style:font-size-asian="12pt" style:font-size-complex="13.6999998092651pt"/>
    </style:style>
    <style:style style:name="P66" style:family="paragraph" style:parent-style-name="Standard">
      <style:paragraph-properties fo:text-align="start" style:justify-single-word="false"/>
      <style:text-properties fo:font-size="13.6999998092651pt" officeooo:rsid="00b6ec02" officeooo:paragraph-rsid="00dd1428" fo:background-color="transparent" style:font-size-asian="12pt" style:font-size-complex="13.6999998092651pt"/>
    </style:style>
    <style:style style:name="P67" style:family="paragraph" style:parent-style-name="Standard">
      <style:paragraph-properties fo:text-align="start" style:justify-single-word="false"/>
      <style:text-properties fo:font-size="13.6999998092651pt" officeooo:rsid="00b6ec02" officeooo:paragraph-rsid="00df07e3" fo:background-color="transparent" style:font-size-asian="12pt" style:font-size-complex="13.6999998092651pt"/>
    </style:style>
    <style:style style:name="P68" style:family="paragraph" style:parent-style-name="Standard">
      <style:paragraph-properties fo:text-align="start" style:justify-single-word="false"/>
      <style:text-properties fo:font-size="13.6999998092651pt" officeooo:rsid="00b6ec02" officeooo:paragraph-rsid="00e02902" fo:background-color="transparent" style:font-size-asian="12pt" style:font-size-complex="13.6999998092651pt"/>
    </style:style>
    <style:style style:name="P69" style:family="paragraph" style:parent-style-name="Standard">
      <style:paragraph-properties fo:text-align="start" style:justify-single-word="false"/>
      <style:text-properties fo:font-size="13.6999998092651pt" officeooo:rsid="00b6ec02" officeooo:paragraph-rsid="00e20b3b" fo:background-color="transparent" style:font-size-asian="12pt" style:font-size-complex="13.6999998092651pt"/>
    </style:style>
    <style:style style:name="P70" style:family="paragraph" style:parent-style-name="Standard">
      <style:paragraph-properties fo:text-align="start" style:justify-single-word="false"/>
      <style:text-properties fo:font-size="13.6999998092651pt" officeooo:rsid="00b6ec02" officeooo:paragraph-rsid="00e32286" fo:background-color="transparent" style:font-size-asian="12pt" style:font-size-complex="13.6999998092651pt"/>
    </style:style>
    <style:style style:name="P71" style:family="paragraph" style:parent-style-name="Standard">
      <style:paragraph-properties fo:text-align="start" style:justify-single-word="false"/>
      <style:text-properties fo:font-size="13.6999998092651pt" officeooo:rsid="00b7a1fa" officeooo:paragraph-rsid="00b7a1fa" fo:background-color="transparent" style:font-size-asian="12pt" style:font-size-complex="13.6999998092651pt"/>
    </style:style>
    <style:style style:name="P72" style:family="paragraph" style:parent-style-name="Standard">
      <style:paragraph-properties fo:text-align="start" style:justify-single-word="false"/>
      <style:text-properties fo:font-size="13.6999998092651pt" officeooo:rsid="00b868da" officeooo:paragraph-rsid="00b868da" fo:background-color="transparent" style:font-size-asian="12pt" style:font-size-complex="13.6999998092651pt"/>
    </style:style>
    <style:style style:name="P73" style:family="paragraph" style:parent-style-name="Standard">
      <style:paragraph-properties fo:text-align="start" style:justify-single-word="false"/>
      <style:text-properties fo:font-size="13.6999998092651pt" officeooo:rsid="00ba081e" officeooo:paragraph-rsid="00ba081e" fo:background-color="transparent" style:font-size-asian="12pt" style:font-size-complex="13.6999998092651pt"/>
    </style:style>
    <style:style style:name="P74" style:family="paragraph" style:parent-style-name="Standard">
      <style:paragraph-properties fo:text-align="start" style:justify-single-word="false"/>
      <style:text-properties fo:font-size="13.6999998092651pt" officeooo:rsid="00ba0bbe" officeooo:paragraph-rsid="00ba0bbe" fo:background-color="transparent" style:font-size-asian="12pt" style:font-size-complex="13.6999998092651pt"/>
    </style:style>
    <style:style style:name="P75" style:family="paragraph" style:parent-style-name="Standard">
      <style:paragraph-properties fo:text-align="start" style:justify-single-word="false"/>
      <style:text-properties fo:font-size="13.6999998092651pt" officeooo:rsid="00bb02b7" officeooo:paragraph-rsid="00bb02b7" fo:background-color="transparent" style:font-size-asian="12pt" style:font-size-complex="13.6999998092651pt"/>
    </style:style>
    <style:style style:name="P76" style:family="paragraph" style:parent-style-name="Standard">
      <style:paragraph-properties fo:text-align="start" style:justify-single-word="false"/>
      <style:text-properties fo:font-size="13.6999998092651pt" officeooo:rsid="00bb0d1d" officeooo:paragraph-rsid="00bb0d1d" fo:background-color="transparent" style:font-size-asian="12pt" style:font-size-complex="13.6999998092651pt"/>
    </style:style>
    <style:style style:name="P77" style:family="paragraph" style:parent-style-name="Standard">
      <style:paragraph-properties fo:text-align="start" style:justify-single-word="false"/>
      <style:text-properties fo:font-size="13.6999998092651pt" officeooo:rsid="00bb69b7" officeooo:paragraph-rsid="00bb69b7" fo:background-color="transparent" style:font-size-asian="12pt" style:font-size-complex="13.6999998092651pt"/>
    </style:style>
    <style:style style:name="P78" style:family="paragraph" style:parent-style-name="Standard">
      <style:paragraph-properties fo:text-align="start" style:justify-single-word="false"/>
      <style:text-properties fo:font-size="13.6999998092651pt" officeooo:rsid="00be84c3" officeooo:paragraph-rsid="00be84c3" fo:background-color="transparent" style:font-size-asian="12pt" style:font-size-complex="13.6999998092651pt"/>
    </style:style>
    <style:style style:name="P79" style:family="paragraph" style:parent-style-name="Standard">
      <style:paragraph-properties fo:text-align="start" style:justify-single-word="false"/>
      <style:text-properties fo:font-size="13.6999998092651pt" officeooo:rsid="00be84c3" officeooo:paragraph-rsid="00bfdd55" fo:background-color="transparent" style:font-size-asian="12pt" style:font-size-complex="13.6999998092651pt"/>
    </style:style>
    <style:style style:name="P80" style:family="paragraph" style:parent-style-name="Standard">
      <style:paragraph-properties fo:text-align="start" style:justify-single-word="false"/>
      <style:text-properties fo:font-size="13.6999998092651pt" officeooo:rsid="00bfdd55" officeooo:paragraph-rsid="00bfdd55" fo:background-color="transparent" style:font-size-asian="12pt" style:font-size-complex="13.6999998092651pt"/>
    </style:style>
    <style:style style:name="P81" style:family="paragraph" style:parent-style-name="Standard">
      <style:paragraph-properties fo:text-align="start" style:justify-single-word="false"/>
      <style:text-properties fo:font-size="13.6999998092651pt" officeooo:rsid="00c168a0" officeooo:paragraph-rsid="00c168a0" fo:background-color="transparent" style:font-size-asian="12pt" style:font-size-complex="13.6999998092651pt"/>
    </style:style>
    <style:style style:name="P82" style:family="paragraph" style:parent-style-name="Standard">
      <style:paragraph-properties fo:text-align="start" style:justify-single-word="false"/>
      <style:text-properties fo:font-size="13.6999998092651pt" officeooo:rsid="00c29e1e" officeooo:paragraph-rsid="00c29e1e" fo:background-color="transparent" style:font-size-asian="12pt" style:font-size-complex="13.6999998092651pt"/>
    </style:style>
    <style:style style:name="P83" style:family="paragraph" style:parent-style-name="Standard">
      <style:paragraph-properties fo:text-align="start" style:justify-single-word="false"/>
      <style:text-properties fo:font-size="13.6999998092651pt" officeooo:rsid="00c3ce77" officeooo:paragraph-rsid="00c3ce77" fo:background-color="transparent" style:font-size-asian="12pt" style:font-size-complex="13.6999998092651pt"/>
    </style:style>
    <style:style style:name="P84" style:family="paragraph" style:parent-style-name="Standard">
      <style:paragraph-properties fo:text-align="start" style:justify-single-word="false"/>
      <style:text-properties fo:font-size="13.6999998092651pt" officeooo:rsid="00c3ce77" officeooo:paragraph-rsid="00c84a64" fo:background-color="transparent" style:font-size-asian="12pt" style:font-size-complex="13.6999998092651pt"/>
    </style:style>
    <style:style style:name="P85" style:family="paragraph" style:parent-style-name="Standard">
      <style:paragraph-properties fo:text-align="start" style:justify-single-word="false"/>
      <style:text-properties fo:font-size="13.6999998092651pt" officeooo:rsid="00c3ce77" officeooo:paragraph-rsid="00c8c352" fo:background-color="transparent" style:font-size-asian="12pt" style:font-size-complex="13.6999998092651pt"/>
    </style:style>
    <style:style style:name="P86" style:family="paragraph" style:parent-style-name="Standard">
      <style:paragraph-properties fo:text-align="start" style:justify-single-word="false"/>
      <style:text-properties fo:font-size="13.6999998092651pt" officeooo:rsid="00c3ce77" officeooo:paragraph-rsid="00c8d11a" fo:background-color="transparent" style:font-size-asian="12pt" style:font-size-complex="13.6999998092651pt"/>
    </style:style>
    <style:style style:name="P87" style:family="paragraph" style:parent-style-name="Standard">
      <style:paragraph-properties fo:text-align="start" style:justify-single-word="false"/>
      <style:text-properties fo:font-size="13.6999998092651pt" officeooo:rsid="00c3ce77" officeooo:paragraph-rsid="00cab22d" fo:background-color="transparent" style:font-size-asian="12pt" style:font-size-complex="13.6999998092651pt"/>
    </style:style>
    <style:style style:name="P88" style:family="paragraph" style:parent-style-name="Standard">
      <style:paragraph-properties fo:text-align="start" style:justify-single-word="false"/>
      <style:text-properties fo:font-size="13.6999998092651pt" officeooo:rsid="00c3ce77" officeooo:paragraph-rsid="00cd1b24" fo:background-color="transparent" style:font-size-asian="12pt" style:font-size-complex="13.6999998092651pt"/>
    </style:style>
    <style:style style:name="P89" style:family="paragraph" style:parent-style-name="Standard">
      <style:paragraph-properties fo:text-align="start" style:justify-single-word="false"/>
      <style:text-properties fo:font-size="13.6999998092651pt" officeooo:rsid="00caa004" officeooo:paragraph-rsid="00caa004" fo:background-color="transparent" style:font-size-asian="12pt" style:font-size-complex="13.6999998092651pt"/>
    </style:style>
    <style:style style:name="P90" style:family="paragraph" style:parent-style-name="Standard">
      <style:paragraph-properties fo:text-align="start" style:justify-single-word="false"/>
      <style:text-properties fo:font-size="13.6999998092651pt" officeooo:rsid="00c8c352" officeooo:paragraph-rsid="00c8c352" fo:background-color="transparent" style:font-size-asian="12pt" style:font-size-complex="13.6999998092651pt"/>
    </style:style>
    <style:style style:name="P91" style:family="paragraph" style:parent-style-name="Standard">
      <style:paragraph-properties fo:text-align="start" style:justify-single-word="false"/>
      <style:text-properties fo:font-size="13.6999998092651pt" officeooo:rsid="00cd1b24" officeooo:paragraph-rsid="00cd1b24" fo:background-color="transparent" style:font-size-asian="12pt" style:font-size-complex="13.6999998092651pt"/>
    </style:style>
    <style:style style:name="P92" style:family="paragraph" style:parent-style-name="Standard">
      <style:paragraph-properties fo:text-align="start" style:justify-single-word="false"/>
      <style:text-properties fo:font-size="13.6999998092651pt" officeooo:rsid="00d19d66" officeooo:paragraph-rsid="00d19d66" fo:background-color="transparent" style:font-size-asian="12pt" style:font-size-complex="13.6999998092651pt"/>
    </style:style>
    <style:style style:name="P93" style:family="paragraph" style:parent-style-name="Standard">
      <style:paragraph-properties fo:text-align="start" style:justify-single-word="false"/>
      <style:text-properties fo:font-size="13.6999998092651pt" officeooo:rsid="00d19d66" officeooo:paragraph-rsid="00d1ac88" fo:background-color="transparent" style:font-size-asian="12pt" style:font-size-complex="13.6999998092651pt"/>
    </style:style>
    <style:style style:name="P94" style:family="paragraph" style:parent-style-name="Standard">
      <style:paragraph-properties fo:text-align="start" style:justify-single-word="false"/>
      <style:text-properties fo:font-size="13.6999998092651pt" officeooo:rsid="00d19d66" officeooo:paragraph-rsid="00d3806b" fo:background-color="transparent" style:font-size-asian="12pt" style:font-size-complex="13.6999998092651pt"/>
    </style:style>
    <style:style style:name="P95" style:family="paragraph" style:parent-style-name="Standard">
      <style:paragraph-properties fo:text-align="start" style:justify-single-word="false"/>
      <style:text-properties fo:font-size="13.6999998092651pt" officeooo:rsid="00d19d66" officeooo:paragraph-rsid="00d4bd06" fo:background-color="transparent" style:font-size-asian="12pt" style:font-size-complex="13.6999998092651pt"/>
    </style:style>
    <style:style style:name="P96" style:family="paragraph" style:parent-style-name="Standard">
      <style:paragraph-properties fo:text-align="start" style:justify-single-word="false"/>
      <style:text-properties fo:font-size="13.6999998092651pt" officeooo:rsid="00d19d66" officeooo:paragraph-rsid="00d654e3" fo:background-color="transparent" style:font-size-asian="12pt" style:font-size-complex="13.6999998092651pt"/>
    </style:style>
    <style:style style:name="P97" style:family="paragraph" style:parent-style-name="Standard">
      <style:paragraph-properties fo:text-align="start" style:justify-single-word="false"/>
      <style:text-properties fo:font-size="13.6999998092651pt" officeooo:rsid="00d1ac88" officeooo:paragraph-rsid="00d1ac88" fo:background-color="transparent" style:font-size-asian="12pt" style:font-size-complex="13.6999998092651pt"/>
    </style:style>
    <style:style style:name="P98" style:family="paragraph" style:parent-style-name="Standard">
      <style:paragraph-properties fo:text-align="start" style:justify-single-word="false"/>
      <style:text-properties fo:font-size="13.6999998092651pt" officeooo:rsid="00d3806b" officeooo:paragraph-rsid="00d3806b" fo:background-color="transparent" style:font-size-asian="12pt" style:font-size-complex="13.6999998092651pt"/>
    </style:style>
    <style:style style:name="P99" style:family="paragraph" style:parent-style-name="Standard">
      <style:paragraph-properties fo:text-align="start" style:justify-single-word="false"/>
      <style:text-properties fo:font-size="13.6999998092651pt" officeooo:rsid="00d4bd06" officeooo:paragraph-rsid="00d4bd06" fo:background-color="transparent" style:font-size-asian="12pt" style:font-size-complex="13.6999998092651pt"/>
    </style:style>
    <style:style style:name="P100" style:family="paragraph" style:parent-style-name="Standard">
      <style:paragraph-properties fo:text-align="start" style:justify-single-word="false"/>
      <style:text-properties fo:font-size="13.6999998092651pt" officeooo:rsid="00d654e3" officeooo:paragraph-rsid="00d654e3" fo:background-color="transparent" style:font-size-asian="12pt" style:font-size-complex="13.6999998092651pt"/>
    </style:style>
    <style:style style:name="P101" style:family="paragraph" style:parent-style-name="Standard">
      <style:paragraph-properties fo:text-align="start" style:justify-single-word="false"/>
      <style:text-properties fo:font-size="13.6999998092651pt" officeooo:rsid="00d654e3" officeooo:paragraph-rsid="00d9858f" fo:background-color="transparent" style:font-size-asian="12pt" style:font-size-complex="13.6999998092651pt"/>
    </style:style>
    <style:style style:name="P102" style:family="paragraph" style:parent-style-name="Standard">
      <style:paragraph-properties fo:text-align="start" style:justify-single-word="false"/>
      <style:text-properties fo:font-size="13.6999998092651pt" officeooo:rsid="00d654e3" officeooo:paragraph-rsid="00db852b" fo:background-color="transparent" style:font-size-asian="12pt" style:font-size-complex="13.6999998092651pt"/>
    </style:style>
    <style:style style:name="P103" style:family="paragraph" style:parent-style-name="Standard">
      <style:paragraph-properties fo:text-align="start" style:justify-single-word="false"/>
      <style:text-properties fo:font-size="13.6999998092651pt" officeooo:rsid="00d654e3" officeooo:paragraph-rsid="00dc15e4" fo:background-color="transparent" style:font-size-asian="12pt" style:font-size-complex="13.6999998092651pt"/>
    </style:style>
    <style:style style:name="P104" style:family="paragraph" style:parent-style-name="Standard">
      <style:paragraph-properties fo:text-align="start" style:justify-single-word="false"/>
      <style:text-properties fo:font-size="13.6999998092651pt" officeooo:rsid="00d654e3" officeooo:paragraph-rsid="00dd1428" fo:background-color="transparent" style:font-size-asian="12pt" style:font-size-complex="13.6999998092651pt"/>
    </style:style>
    <style:style style:name="P105" style:family="paragraph" style:parent-style-name="Standard">
      <style:paragraph-properties fo:text-align="start" style:justify-single-word="false"/>
      <style:text-properties fo:font-size="13.6999998092651pt" officeooo:rsid="00d654e3" officeooo:paragraph-rsid="00df07e3" fo:background-color="transparent" style:font-size-asian="12pt" style:font-size-complex="13.6999998092651pt"/>
    </style:style>
    <style:style style:name="P106" style:family="paragraph" style:parent-style-name="Standard">
      <style:paragraph-properties fo:text-align="start" style:justify-single-word="false"/>
      <style:text-properties fo:font-size="13.6999998092651pt" officeooo:rsid="00d82be5" officeooo:paragraph-rsid="00d82be5" fo:background-color="transparent" style:font-size-asian="12pt" style:font-size-complex="13.6999998092651pt"/>
    </style:style>
    <style:style style:name="P107" style:family="paragraph" style:parent-style-name="Standard">
      <style:paragraph-properties fo:text-align="start" style:justify-single-word="false"/>
      <style:text-properties fo:font-size="13.6999998092651pt" officeooo:rsid="00d9858f" officeooo:paragraph-rsid="00d9858f" fo:background-color="transparent" style:font-size-asian="12pt" style:font-size-complex="13.6999998092651pt"/>
    </style:style>
    <style:style style:name="P108" style:family="paragraph" style:parent-style-name="Standard">
      <style:paragraph-properties fo:text-align="start" style:justify-single-word="false"/>
      <style:text-properties fo:font-size="13.6999998092651pt" officeooo:rsid="00d9858f" officeooo:paragraph-rsid="00db852b" fo:background-color="transparent" style:font-size-asian="12pt" style:font-size-complex="13.6999998092651pt"/>
    </style:style>
    <style:style style:name="P109" style:family="paragraph" style:parent-style-name="Standard">
      <style:paragraph-properties fo:text-align="start" style:justify-single-word="false"/>
      <style:text-properties fo:font-size="13.6999998092651pt" officeooo:rsid="00d9858f" officeooo:paragraph-rsid="00dc15e4" fo:background-color="transparent" style:font-size-asian="12pt" style:font-size-complex="13.6999998092651pt"/>
    </style:style>
    <style:style style:name="P110" style:family="paragraph" style:parent-style-name="Standard">
      <style:paragraph-properties fo:text-align="start" style:justify-single-word="false"/>
      <style:text-properties fo:font-size="13.6999998092651pt" officeooo:rsid="00d9858f" officeooo:paragraph-rsid="00dd1428" fo:background-color="transparent" style:font-size-asian="12pt" style:font-size-complex="13.6999998092651pt"/>
    </style:style>
    <style:style style:name="P111" style:family="paragraph" style:parent-style-name="Standard">
      <style:paragraph-properties fo:text-align="start" style:justify-single-word="false"/>
      <style:text-properties fo:font-size="13.6999998092651pt" officeooo:rsid="00d9858f" officeooo:paragraph-rsid="00df07e3" fo:background-color="transparent" style:font-size-asian="12pt" style:font-size-complex="13.6999998092651pt"/>
    </style:style>
    <style:style style:name="P112" style:family="paragraph" style:parent-style-name="Standard">
      <style:paragraph-properties fo:text-align="start" style:justify-single-word="false"/>
      <style:text-properties fo:font-size="13.6999998092651pt" officeooo:rsid="00d9858f" officeooo:paragraph-rsid="00e20b3b" fo:background-color="transparent" style:font-size-asian="12pt" style:font-size-complex="13.6999998092651pt"/>
    </style:style>
    <style:style style:name="P113" style:family="paragraph" style:parent-style-name="Standard">
      <style:paragraph-properties fo:text-align="start" style:justify-single-word="false"/>
      <style:text-properties fo:font-size="13.6999998092651pt" officeooo:rsid="00db852b" officeooo:paragraph-rsid="00db852b" fo:background-color="transparent" style:font-size-asian="12pt" style:font-size-complex="13.6999998092651pt"/>
    </style:style>
    <style:style style:name="P114" style:family="paragraph" style:parent-style-name="Standard">
      <style:paragraph-properties fo:text-align="start" style:justify-single-word="false"/>
      <style:text-properties fo:font-size="13.6999998092651pt" officeooo:rsid="00dbcdc3" officeooo:paragraph-rsid="00dbcdc3" fo:background-color="transparent" style:font-size-asian="12pt" style:font-size-complex="13.6999998092651pt"/>
    </style:style>
    <style:style style:name="P115" style:family="paragraph" style:parent-style-name="Standard">
      <style:paragraph-properties fo:text-align="start" style:justify-single-word="false"/>
      <style:text-properties fo:font-size="13.6999998092651pt" officeooo:rsid="00dbcdc3" officeooo:paragraph-rsid="00dc15e4" fo:background-color="transparent" style:font-size-asian="12pt" style:font-size-complex="13.6999998092651pt"/>
    </style:style>
    <style:style style:name="P116" style:family="paragraph" style:parent-style-name="Standard">
      <style:paragraph-properties fo:text-align="start" style:justify-single-word="false"/>
      <style:text-properties fo:font-size="13.6999998092651pt" officeooo:rsid="00dbcdc3" officeooo:paragraph-rsid="00dd1428" fo:background-color="transparent" style:font-size-asian="12pt" style:font-size-complex="13.6999998092651pt"/>
    </style:style>
    <style:style style:name="P117" style:family="paragraph" style:parent-style-name="Standard">
      <style:paragraph-properties fo:text-align="start" style:justify-single-word="false"/>
      <style:text-properties fo:font-size="13.6999998092651pt" officeooo:rsid="00dd1428" officeooo:paragraph-rsid="00dd1428" fo:background-color="transparent" style:font-size-asian="12pt" style:font-size-complex="13.6999998092651pt"/>
    </style:style>
    <style:style style:name="P118" style:family="paragraph" style:parent-style-name="Standard">
      <style:paragraph-properties fo:text-align="start" style:justify-single-word="false"/>
      <style:text-properties fo:font-size="13.6999998092651pt" officeooo:rsid="00dc15e4" officeooo:paragraph-rsid="00dc15e4" fo:background-color="transparent" style:font-size-asian="12pt" style:font-size-complex="13.6999998092651pt"/>
    </style:style>
    <style:style style:name="P119" style:family="paragraph" style:parent-style-name="Standard">
      <style:paragraph-properties fo:text-align="start" style:justify-single-word="false"/>
      <style:text-properties fo:font-size="13.6999998092651pt" officeooo:rsid="00e02902" officeooo:paragraph-rsid="00e02902" fo:background-color="transparent" style:font-size-asian="12pt" style:font-size-complex="13.6999998092651pt"/>
    </style:style>
    <style:style style:name="P120" style:family="paragraph" style:parent-style-name="Standard">
      <style:paragraph-properties fo:text-align="start" style:justify-single-word="false"/>
      <style:text-properties fo:font-size="13.6999998092651pt" officeooo:rsid="00e02902" officeooo:paragraph-rsid="00e20b3b" fo:background-color="transparent" style:font-size-asian="12pt" style:font-size-complex="13.6999998092651pt"/>
    </style:style>
    <style:style style:name="P121" style:family="paragraph" style:parent-style-name="Standard">
      <style:paragraph-properties fo:text-align="start" style:justify-single-word="false"/>
      <style:text-properties fo:font-size="13.6999998092651pt" officeooo:rsid="00e107ea" officeooo:paragraph-rsid="00e107ea" fo:background-color="transparent" style:font-size-asian="12pt" style:font-size-complex="13.6999998092651pt"/>
    </style:style>
    <style:style style:name="P122" style:family="paragraph" style:parent-style-name="Standard">
      <style:paragraph-properties fo:text-align="start" style:justify-single-word="false"/>
      <style:text-properties fo:font-size="13.6999998092651pt" officeooo:rsid="00e20b3b" officeooo:paragraph-rsid="00e20b3b" fo:background-color="transparent" style:font-size-asian="12pt" style:font-size-complex="13.6999998092651pt"/>
    </style:style>
    <style:style style:name="P123" style:family="paragraph" style:parent-style-name="Standard">
      <style:paragraph-properties fo:text-align="start" style:justify-single-word="false"/>
      <style:text-properties fo:font-size="13.6999998092651pt" officeooo:rsid="00e288e5" officeooo:paragraph-rsid="00e288e5" fo:background-color="transparent" style:font-size-asian="12pt" style:font-size-complex="13.6999998092651pt"/>
    </style:style>
    <style:style style:name="P124" style:family="paragraph" style:parent-style-name="Standard">
      <style:paragraph-properties fo:text-align="start" style:justify-single-word="false"/>
      <style:text-properties fo:font-size="13.6999998092651pt" officeooo:rsid="00e32286" officeooo:paragraph-rsid="00e32286" fo:background-color="transparent" style:font-size-asian="12pt" style:font-size-complex="13.6999998092651pt"/>
    </style:style>
    <style:style style:name="P125" style:family="paragraph" style:parent-style-name="Standard">
      <style:paragraph-properties fo:text-align="start" style:justify-single-word="false"/>
      <style:text-properties fo:font-size="13.6999998092651pt" officeooo:rsid="00e4f7da" officeooo:paragraph-rsid="00e4f7da" fo:background-color="transparent" style:font-size-asian="12pt" style:font-size-complex="13.6999998092651pt"/>
    </style:style>
    <style:style style:name="P126" style:family="paragraph" style:parent-style-name="Standard">
      <style:paragraph-properties fo:text-align="start" style:justify-single-word="false"/>
      <style:text-properties fo:font-size="36pt" officeooo:rsid="000f74de" officeooo:paragraph-rsid="000f74de" style:font-size-asian="36pt" style:font-size-complex="36pt"/>
    </style:style>
    <style:style style:name="P127" style:family="paragraph" style:parent-style-name="Standard">
      <style:paragraph-properties fo:text-align="start" style:justify-single-word="false"/>
      <style:text-properties fo:font-size="22pt" officeooo:rsid="0047785d" officeooo:paragraph-rsid="0047785d" style:font-size-asian="22pt" style:font-size-complex="22pt"/>
    </style:style>
    <style:style style:name="P128" style:family="paragraph" style:parent-style-name="Standard">
      <style:paragraph-properties fo:text-align="start" style:justify-single-word="false"/>
      <style:text-properties fo:font-size="22pt" officeooo:rsid="0047785d" officeooo:paragraph-rsid="00a581e3" style:font-size-asian="22pt" style:font-size-complex="22pt"/>
    </style:style>
    <style:style style:name="P129" style:family="paragraph" style:parent-style-name="Standard">
      <style:paragraph-properties fo:text-align="start" style:justify-single-word="false"/>
      <style:text-properties fo:font-size="22pt" officeooo:rsid="0047785d" officeooo:paragraph-rsid="00a655a3" style:font-size-asian="22pt" style:font-size-complex="22pt"/>
    </style:style>
    <style:style style:name="P130" style:family="paragraph" style:parent-style-name="Standard">
      <style:paragraph-properties fo:text-align="start" style:justify-single-word="false"/>
      <style:text-properties fo:font-size="22pt" officeooo:rsid="0047785d" officeooo:paragraph-rsid="00a70394" style:font-size-asian="22pt" style:font-size-complex="22pt"/>
    </style:style>
    <style:style style:name="P131" style:family="paragraph" style:parent-style-name="Standard">
      <style:paragraph-properties fo:text-align="start" style:justify-single-word="false"/>
      <style:text-properties fo:font-size="22pt" officeooo:rsid="0047785d" officeooo:paragraph-rsid="00a8b092" style:font-size-asian="22pt" style:font-size-complex="22pt"/>
    </style:style>
    <style:style style:name="P132" style:family="paragraph" style:parent-style-name="Standard">
      <style:paragraph-properties fo:text-align="start" style:justify-single-word="false"/>
      <style:text-properties fo:font-size="22pt" officeooo:rsid="0047785d" officeooo:paragraph-rsid="00a9d693" style:font-size-asian="22pt" style:font-size-complex="22pt"/>
    </style:style>
    <style:style style:name="P133" style:family="paragraph" style:parent-style-name="Standard">
      <style:paragraph-properties fo:text-align="start" style:justify-single-word="false"/>
      <style:text-properties fo:font-size="22pt" officeooo:rsid="0047785d" officeooo:paragraph-rsid="00ac29ab" style:font-size-asian="22pt" style:font-size-complex="22pt"/>
    </style:style>
    <style:style style:name="P134" style:family="paragraph" style:parent-style-name="Standard">
      <style:paragraph-properties fo:text-align="start" style:justify-single-word="false"/>
      <style:text-properties fo:font-size="22pt" officeooo:rsid="0047785d" officeooo:paragraph-rsid="00adb188" style:font-size-asian="22pt" style:font-size-complex="22pt"/>
    </style:style>
    <style:style style:name="P135" style:family="paragraph" style:parent-style-name="Standard">
      <style:paragraph-properties fo:text-align="start" style:justify-single-word="false"/>
      <style:text-properties fo:font-size="22pt" officeooo:rsid="0047785d" officeooo:paragraph-rsid="00adf605" style:font-size-asian="22pt" style:font-size-complex="22pt"/>
    </style:style>
    <style:style style:name="P136" style:family="paragraph" style:parent-style-name="Standard">
      <style:paragraph-properties fo:text-align="start" style:justify-single-word="false"/>
      <style:text-properties fo:font-size="22pt" officeooo:rsid="0047785d" officeooo:paragraph-rsid="00b13649" style:font-size-asian="22pt" style:font-size-complex="22pt"/>
    </style:style>
    <style:style style:name="P137" style:family="paragraph" style:parent-style-name="Standard">
      <style:paragraph-properties fo:text-align="start" style:justify-single-word="false"/>
      <style:text-properties fo:font-size="22pt" officeooo:rsid="0047785d" officeooo:paragraph-rsid="00b22599" style:font-size-asian="22pt" style:font-size-complex="22pt"/>
    </style:style>
    <style:style style:name="P138" style:family="paragraph" style:parent-style-name="Standard">
      <style:paragraph-properties fo:text-align="start" style:justify-single-word="false"/>
      <style:text-properties fo:font-size="22pt" officeooo:rsid="0047785d" officeooo:paragraph-rsid="00b2b062" style:font-size-asian="22pt" style:font-size-complex="22pt"/>
    </style:style>
    <style:style style:name="P139" style:family="paragraph" style:parent-style-name="Standard">
      <style:paragraph-properties fo:text-align="start" style:justify-single-word="false"/>
      <style:text-properties fo:font-size="22pt" officeooo:rsid="0047785d" officeooo:paragraph-rsid="00b621ea" style:font-size-asian="22pt" style:font-size-complex="22pt"/>
    </style:style>
    <style:style style:name="P140" style:family="paragraph" style:parent-style-name="Standard">
      <style:paragraph-properties fo:text-align="start" style:justify-single-word="false"/>
      <style:text-properties fo:font-size="22pt" officeooo:rsid="0047785d" officeooo:paragraph-rsid="00b6ae15" style:font-size-asian="22pt" style:font-size-complex="22pt"/>
    </style:style>
    <style:style style:name="P141" style:family="paragraph" style:parent-style-name="Standard">
      <style:paragraph-properties fo:text-align="start" style:justify-single-word="false"/>
      <style:text-properties fo:font-size="22pt" officeooo:rsid="0047785d" officeooo:paragraph-rsid="00b6ec02" style:font-size-asian="22pt" style:font-size-complex="22pt"/>
    </style:style>
    <style:style style:name="P142" style:family="paragraph" style:parent-style-name="Standard">
      <style:paragraph-properties fo:text-align="start" style:justify-single-word="false"/>
      <style:text-properties fo:font-size="22pt" officeooo:rsid="0047785d" officeooo:paragraph-rsid="00b7a1fa" style:font-size-asian="22pt" style:font-size-complex="22pt"/>
    </style:style>
    <style:style style:name="P143" style:family="paragraph" style:parent-style-name="Standard">
      <style:paragraph-properties fo:text-align="start" style:justify-single-word="false"/>
      <style:text-properties fo:font-size="22pt" officeooo:rsid="0047785d" officeooo:paragraph-rsid="00b868da" style:font-size-asian="22pt" style:font-size-complex="22pt"/>
    </style:style>
    <style:style style:name="P144" style:family="paragraph" style:parent-style-name="Standard">
      <style:paragraph-properties fo:text-align="start" style:justify-single-word="false"/>
      <style:text-properties fo:font-size="22pt" officeooo:rsid="0047785d" officeooo:paragraph-rsid="00ba081e" style:font-size-asian="22pt" style:font-size-complex="22pt"/>
    </style:style>
    <style:style style:name="P145" style:family="paragraph" style:parent-style-name="Standard">
      <style:paragraph-properties fo:text-align="start" style:justify-single-word="false"/>
      <style:text-properties fo:font-size="22pt" officeooo:rsid="0047785d" officeooo:paragraph-rsid="00bb02b7" style:font-size-asian="22pt" style:font-size-complex="22pt"/>
    </style:style>
    <style:style style:name="P146" style:family="paragraph" style:parent-style-name="Standard">
      <style:paragraph-properties fo:text-align="start" style:justify-single-word="false"/>
      <style:text-properties fo:font-size="22pt" officeooo:rsid="000f74de" officeooo:paragraph-rsid="0047785d" style:font-size-asian="22pt" style:font-size-complex="22pt"/>
    </style:style>
    <style:style style:name="P147" style:family="paragraph" style:parent-style-name="Standard">
      <style:paragraph-properties fo:text-align="start" style:justify-single-word="false"/>
      <style:text-properties fo:font-size="22pt" officeooo:rsid="000f74de" officeooo:paragraph-rsid="00a581e3" style:font-size-asian="22pt" style:font-size-complex="22pt"/>
    </style:style>
    <style:style style:name="P148" style:family="paragraph" style:parent-style-name="Standard">
      <style:paragraph-properties fo:text-align="start" style:justify-single-word="false"/>
      <style:text-properties fo:font-size="22pt" officeooo:rsid="000f74de" officeooo:paragraph-rsid="00a655a3" style:font-size-asian="22pt" style:font-size-complex="22pt"/>
    </style:style>
    <style:style style:name="P149" style:family="paragraph" style:parent-style-name="Standard">
      <style:paragraph-properties fo:text-align="start" style:justify-single-word="false"/>
      <style:text-properties fo:font-size="22pt" officeooo:rsid="000f74de" officeooo:paragraph-rsid="00a70394" style:font-size-asian="22pt" style:font-size-complex="22pt"/>
    </style:style>
    <style:style style:name="P150" style:family="paragraph" style:parent-style-name="Standard">
      <style:paragraph-properties fo:text-align="start" style:justify-single-word="false"/>
      <style:text-properties fo:font-size="22pt" officeooo:rsid="000f74de" officeooo:paragraph-rsid="00a8b092" style:font-size-asian="22pt" style:font-size-complex="22pt"/>
    </style:style>
    <style:style style:name="P151" style:family="paragraph" style:parent-style-name="Standard">
      <style:paragraph-properties fo:text-align="start" style:justify-single-word="false"/>
      <style:text-properties fo:font-size="22pt" officeooo:rsid="000f74de" officeooo:paragraph-rsid="00a9d693" style:font-size-asian="22pt" style:font-size-complex="22pt"/>
    </style:style>
    <style:style style:name="P152" style:family="paragraph" style:parent-style-name="Standard">
      <style:paragraph-properties fo:text-align="start" style:justify-single-word="false"/>
      <style:text-properties fo:font-size="22pt" officeooo:rsid="000f74de" officeooo:paragraph-rsid="00ac29ab" style:font-size-asian="22pt" style:font-size-complex="22pt"/>
    </style:style>
    <style:style style:name="P153" style:family="paragraph" style:parent-style-name="Standard">
      <style:paragraph-properties fo:text-align="start" style:justify-single-word="false"/>
      <style:text-properties fo:font-size="22pt" officeooo:rsid="000f74de" officeooo:paragraph-rsid="00adb188" style:font-size-asian="22pt" style:font-size-complex="22pt"/>
    </style:style>
    <style:style style:name="P154" style:family="paragraph" style:parent-style-name="Standard">
      <style:paragraph-properties fo:text-align="start" style:justify-single-word="false"/>
      <style:text-properties fo:font-size="22pt" officeooo:rsid="000f74de" officeooo:paragraph-rsid="00adf605" style:font-size-asian="22pt" style:font-size-complex="22pt"/>
    </style:style>
    <style:style style:name="P155" style:family="paragraph" style:parent-style-name="Standard">
      <style:paragraph-properties fo:text-align="start" style:justify-single-word="false"/>
      <style:text-properties fo:font-size="22pt" officeooo:rsid="000f74de" officeooo:paragraph-rsid="00afb347" style:font-size-asian="22pt" style:font-size-complex="22pt"/>
    </style:style>
    <style:style style:name="P156" style:family="paragraph" style:parent-style-name="Standard">
      <style:paragraph-properties fo:text-align="start" style:justify-single-word="false"/>
      <style:text-properties fo:font-size="22pt" officeooo:rsid="000f74de" officeooo:paragraph-rsid="00b13649" style:font-size-asian="22pt" style:font-size-complex="22pt"/>
    </style:style>
    <style:style style:name="P157" style:family="paragraph" style:parent-style-name="Standard">
      <style:paragraph-properties fo:text-align="start" style:justify-single-word="false"/>
      <style:text-properties fo:font-size="22pt" officeooo:rsid="000f74de" officeooo:paragraph-rsid="00b22599" style:font-size-asian="22pt" style:font-size-complex="22pt"/>
    </style:style>
    <style:style style:name="P158" style:family="paragraph" style:parent-style-name="Standard">
      <style:paragraph-properties fo:text-align="start" style:justify-single-word="false"/>
      <style:text-properties fo:font-size="22pt" officeooo:rsid="000f74de" officeooo:paragraph-rsid="00b2b062" style:font-size-asian="22pt" style:font-size-complex="22pt"/>
    </style:style>
    <style:style style:name="P159" style:family="paragraph" style:parent-style-name="Standard">
      <style:paragraph-properties fo:text-align="start" style:justify-single-word="false"/>
      <style:text-properties fo:font-size="22pt" officeooo:rsid="000f74de" officeooo:paragraph-rsid="00b621ea" style:font-size-asian="22pt" style:font-size-complex="22pt"/>
    </style:style>
    <style:style style:name="P160" style:family="paragraph" style:parent-style-name="Standard">
      <style:paragraph-properties fo:text-align="start" style:justify-single-word="false"/>
      <style:text-properties fo:font-size="22pt" officeooo:rsid="000f74de" officeooo:paragraph-rsid="00b6ae15" style:font-size-asian="22pt" style:font-size-complex="22pt"/>
    </style:style>
    <style:style style:name="P161" style:family="paragraph" style:parent-style-name="Standard">
      <style:paragraph-properties fo:text-align="start" style:justify-single-word="false"/>
      <style:text-properties fo:font-size="22pt" officeooo:rsid="000f74de" officeooo:paragraph-rsid="00b6ec02" style:font-size-asian="22pt" style:font-size-complex="22pt"/>
    </style:style>
    <style:style style:name="P162" style:family="paragraph" style:parent-style-name="Standard">
      <style:paragraph-properties fo:text-align="start" style:justify-single-word="false"/>
      <style:text-properties fo:font-size="22pt" officeooo:rsid="000f74de" officeooo:paragraph-rsid="00b7a1fa" style:font-size-asian="22pt" style:font-size-complex="22pt"/>
    </style:style>
    <style:style style:name="P163" style:family="paragraph" style:parent-style-name="Standard">
      <style:paragraph-properties fo:text-align="start" style:justify-single-word="false"/>
      <style:text-properties fo:font-size="22pt" officeooo:rsid="000f74de" officeooo:paragraph-rsid="00b868da" style:font-size-asian="22pt" style:font-size-complex="22pt"/>
    </style:style>
    <style:style style:name="P164" style:family="paragraph" style:parent-style-name="Standard">
      <style:paragraph-properties fo:text-align="start" style:justify-single-word="false"/>
      <style:text-properties fo:font-size="22pt" officeooo:rsid="000f74de" officeooo:paragraph-rsid="00ba081e" style:font-size-asian="22pt" style:font-size-complex="22pt"/>
    </style:style>
    <style:style style:name="P165" style:family="paragraph" style:parent-style-name="Standard">
      <style:paragraph-properties fo:text-align="start" style:justify-single-word="false"/>
      <style:text-properties fo:font-size="22pt" officeooo:rsid="000f74de" officeooo:paragraph-rsid="00bb02b7" style:font-size-asian="22pt" style:font-size-complex="22pt"/>
    </style:style>
    <style:style style:name="P166" style:family="paragraph" style:parent-style-name="Standard">
      <style:paragraph-properties fo:text-align="start" style:justify-single-word="false"/>
      <style:text-properties fo:font-size="22pt" officeooo:rsid="000f74de" officeooo:paragraph-rsid="00bb69b7" style:font-size-asian="22pt" style:font-size-complex="22pt"/>
    </style:style>
    <style:style style:name="P167" style:family="paragraph" style:parent-style-name="Standard">
      <style:paragraph-properties fo:text-align="start" style:justify-single-word="false"/>
      <style:text-properties fo:font-size="22pt" officeooo:rsid="000f74de" officeooo:paragraph-rsid="00be84c3" style:font-size-asian="22pt" style:font-size-complex="22pt"/>
    </style:style>
    <style:style style:name="P168" style:family="paragraph" style:parent-style-name="Standard">
      <style:paragraph-properties fo:text-align="start" style:justify-single-word="false"/>
      <style:text-properties fo:font-size="22pt" officeooo:rsid="000f74de" officeooo:paragraph-rsid="00c168a0" style:font-size-asian="22pt" style:font-size-complex="22pt"/>
    </style:style>
    <style:style style:name="P169" style:family="paragraph" style:parent-style-name="Standard">
      <style:paragraph-properties fo:text-align="start" style:justify-single-word="false"/>
      <style:text-properties fo:font-size="22pt" officeooo:rsid="000f74de" officeooo:paragraph-rsid="00c29e1e" style:font-size-asian="22pt" style:font-size-complex="22pt"/>
    </style:style>
    <style:style style:name="P170" style:family="paragraph" style:parent-style-name="Standard">
      <style:paragraph-properties fo:text-align="start" style:justify-single-word="false"/>
      <style:text-properties fo:font-size="22pt" officeooo:rsid="000f74de" officeooo:paragraph-rsid="00c84a64" style:font-size-asian="22pt" style:font-size-complex="22pt"/>
    </style:style>
    <style:style style:name="P171" style:family="paragraph" style:parent-style-name="Standard">
      <style:paragraph-properties fo:text-align="start" style:justify-single-word="false"/>
      <style:text-properties fo:font-size="22pt" officeooo:rsid="000f74de" officeooo:paragraph-rsid="00c8c352" style:font-size-asian="22pt" style:font-size-complex="22pt"/>
    </style:style>
    <style:style style:name="P172" style:family="paragraph" style:parent-style-name="Standard">
      <style:paragraph-properties fo:text-align="start" style:justify-single-word="false"/>
      <style:text-properties fo:font-size="22pt" officeooo:rsid="000f74de" officeooo:paragraph-rsid="00c8d11a" style:font-size-asian="22pt" style:font-size-complex="22pt"/>
    </style:style>
    <style:style style:name="P173" style:family="paragraph" style:parent-style-name="Standard">
      <style:paragraph-properties fo:text-align="start" style:justify-single-word="false"/>
      <style:text-properties fo:font-size="22pt" officeooo:rsid="000f74de" officeooo:paragraph-rsid="00cab22d" style:font-size-asian="22pt" style:font-size-complex="22pt"/>
    </style:style>
    <style:style style:name="P174" style:family="paragraph" style:parent-style-name="Standard">
      <style:paragraph-properties fo:text-align="start" style:justify-single-word="false"/>
      <style:text-properties fo:font-size="22pt" officeooo:rsid="000f74de" officeooo:paragraph-rsid="00d19d66" style:font-size-asian="22pt" style:font-size-complex="22pt"/>
    </style:style>
    <style:style style:name="P175" style:family="paragraph" style:parent-style-name="Standard">
      <style:paragraph-properties fo:text-align="start" style:justify-single-word="false"/>
      <style:text-properties fo:font-size="22pt" officeooo:rsid="000f74de" officeooo:paragraph-rsid="00d1ac88" style:font-size-asian="22pt" style:font-size-complex="22pt"/>
    </style:style>
    <style:style style:name="P176" style:family="paragraph" style:parent-style-name="Standard">
      <style:paragraph-properties fo:text-align="start" style:justify-single-word="false"/>
      <style:text-properties fo:font-size="22pt" officeooo:rsid="000f74de" officeooo:paragraph-rsid="00d3806b" style:font-size-asian="22pt" style:font-size-complex="22pt"/>
    </style:style>
    <style:style style:name="P177" style:family="paragraph" style:parent-style-name="Standard">
      <style:paragraph-properties fo:text-align="start" style:justify-single-word="false"/>
      <style:text-properties fo:font-size="22pt" officeooo:rsid="000f74de" officeooo:paragraph-rsid="00d4bd06" style:font-size-asian="22pt" style:font-size-complex="22pt"/>
    </style:style>
    <style:style style:name="P178" style:family="paragraph" style:parent-style-name="Standard">
      <style:paragraph-properties fo:text-align="start" style:justify-single-word="false"/>
      <style:text-properties fo:font-size="22pt" officeooo:rsid="000f74de" officeooo:paragraph-rsid="00d654e3" style:font-size-asian="22pt" style:font-size-complex="22pt"/>
    </style:style>
    <style:style style:name="P179" style:family="paragraph" style:parent-style-name="Standard">
      <style:paragraph-properties fo:text-align="start" style:justify-single-word="false"/>
      <style:text-properties fo:font-size="22pt" officeooo:rsid="000f74de" officeooo:paragraph-rsid="00d9858f" style:font-size-asian="22pt" style:font-size-complex="22pt"/>
    </style:style>
    <style:style style:name="P180" style:family="paragraph" style:parent-style-name="Standard">
      <style:paragraph-properties fo:text-align="start" style:justify-single-word="false"/>
      <style:text-properties fo:font-size="22pt" officeooo:rsid="000f74de" officeooo:paragraph-rsid="00db852b" style:font-size-asian="22pt" style:font-size-complex="22pt"/>
    </style:style>
    <style:style style:name="P181" style:family="paragraph" style:parent-style-name="Standard">
      <style:paragraph-properties fo:text-align="start" style:justify-single-word="false"/>
      <style:text-properties fo:font-size="22pt" officeooo:rsid="000f74de" officeooo:paragraph-rsid="00dc15e4" style:font-size-asian="22pt" style:font-size-complex="22pt"/>
    </style:style>
    <style:style style:name="P182" style:family="paragraph" style:parent-style-name="Standard">
      <style:paragraph-properties fo:text-align="start" style:justify-single-word="false"/>
      <style:text-properties fo:font-size="22pt" officeooo:rsid="000f74de" officeooo:paragraph-rsid="00dd1428" style:font-size-asian="22pt" style:font-size-complex="22pt"/>
    </style:style>
    <style:style style:name="P183" style:family="paragraph" style:parent-style-name="Standard">
      <style:paragraph-properties fo:text-align="start" style:justify-single-word="false"/>
      <style:text-properties fo:font-size="22pt" officeooo:rsid="000f74de" officeooo:paragraph-rsid="00df07e3" style:font-size-asian="22pt" style:font-size-complex="22pt"/>
    </style:style>
    <style:style style:name="P184" style:family="paragraph" style:parent-style-name="Standard">
      <style:paragraph-properties fo:text-align="start" style:justify-single-word="false"/>
      <style:text-properties fo:font-size="22pt" officeooo:rsid="000f74de" officeooo:paragraph-rsid="00e02902" style:font-size-asian="22pt" style:font-size-complex="22pt"/>
    </style:style>
    <style:style style:name="P185" style:family="paragraph" style:parent-style-name="Standard">
      <style:paragraph-properties fo:text-align="start" style:justify-single-word="false"/>
      <style:text-properties fo:font-size="22pt" officeooo:rsid="000f74de" officeooo:paragraph-rsid="00e20b3b" style:font-size-asian="22pt" style:font-size-complex="22pt"/>
    </style:style>
    <style:style style:name="P186" style:family="paragraph" style:parent-style-name="Standard">
      <style:paragraph-properties fo:text-align="start" style:justify-single-word="false"/>
      <style:text-properties fo:font-size="22pt" officeooo:rsid="000f74de" officeooo:paragraph-rsid="00e32286" style:font-size-asian="22pt" style:font-size-complex="22pt"/>
    </style:style>
    <style:style style:name="P187" style:family="paragraph" style:parent-style-name="Standard">
      <style:paragraph-properties fo:text-align="start" style:justify-single-word="false"/>
      <style:text-properties style:font-name="IPA明朝" fo:font-size="13.6999998092651pt" fo:font-style="normal" officeooo:rsid="009f1c3b" officeooo:paragraph-rsid="007e9e69" style:font-name-asian="IPA明朝" style:font-size-asian="12pt" style:font-style-asian="normal" style:font-size-complex="13.6999998092651pt" style:font-style-complex="normal"/>
    </style:style>
    <style:style style:name="P188" style:family="paragraph" style:parent-style-name="Standard">
      <style:paragraph-properties fo:text-align="start" style:justify-single-word="false"/>
      <style:text-properties style:font-name="IPA明朝" fo:font-size="13.6999998092651pt" fo:font-style="normal" officeooo:rsid="00adf605" officeooo:paragraph-rsid="00adf605" style:font-name-asian="IPA明朝" style:font-size-asian="12pt" style:font-style-asian="normal" style:font-size-complex="13.6999998092651pt" style:font-style-complex="normal"/>
    </style:style>
    <style:style style:name="P189" style:family="paragraph" style:parent-style-name="Standard">
      <style:paragraph-properties fo:text-align="start" style:justify-single-word="false"/>
      <style:text-properties style:font-name="IPA明朝" fo:font-size="13.6999998092651pt" fo:font-style="normal" officeooo:rsid="00afb347" officeooo:paragraph-rsid="00afb347" style:font-name-asian="IPA明朝" style:font-size-asian="12pt" style:font-style-asian="normal" style:font-size-complex="13.6999998092651pt" style:font-style-complex="normal"/>
    </style:style>
    <style:style style:name="P190" style:family="paragraph" style:parent-style-name="Table_20_Contents">
      <style:paragraph-properties fo:text-align="start" style:justify-single-word="false"/>
      <style:text-properties fo:font-size="13.6999998092651pt" style:font-size-asian="12pt" style:font-size-complex="13.6999998092651pt"/>
    </style:style>
    <style:style style:name="P191" style:family="paragraph" style:parent-style-name="Table_20_Contents">
      <style:paragraph-properties fo:text-align="center" style:justify-single-word="false"/>
      <style:text-properties fo:font-size="13.6999998092651pt" officeooo:rsid="00b22599" officeooo:paragraph-rsid="00b22599" style:font-size-asian="12pt" style:font-size-complex="13.6999998092651pt"/>
    </style:style>
    <style:style style:name="P192" style:family="paragraph" style:parent-style-name="Table_20_Contents">
      <style:paragraph-properties fo:text-align="center" style:justify-single-word="false"/>
      <style:text-properties fo:font-size="13.6999998092651pt" style:font-size-asian="12pt" style:font-size-complex="13.6999998092651pt"/>
    </style:style>
    <style:style style:name="P193" style:family="paragraph" style:parent-style-name="Table_20_Contents">
      <style:paragraph-properties fo:text-align="start" style:justify-single-word="false"/>
      <style:text-properties fo:font-size="13.6999998092651pt" officeooo:rsid="00b2b062" style:font-size-asian="12pt" style:font-size-complex="13.6999998092651pt"/>
    </style:style>
    <style:style style:name="P194" style:family="paragraph" style:parent-style-name="Table_20_Contents">
      <style:paragraph-properties fo:text-align="start" style:justify-single-word="false"/>
      <style:text-properties fo:font-size="13.6999998092651pt" officeooo:rsid="00b2b062" officeooo:paragraph-rsid="00b2b062" style:font-size-asian="12pt" style:font-size-complex="13.6999998092651pt"/>
    </style:style>
    <style:style style:name="P195" style:family="paragraph" style:parent-style-name="Table_20_Contents">
      <style:paragraph-properties fo:text-align="start" style:justify-single-word="false"/>
      <style:text-properties fo:font-size="13.6999998092651pt" officeooo:rsid="00b621ea" officeooo:paragraph-rsid="00b621ea" style:font-size-asian="12pt" style:font-size-complex="13.6999998092651pt"/>
    </style:style>
    <style:style style:name="P196" style:family="paragraph" style:parent-style-name="Table_20_Contents">
      <style:paragraph-properties fo:text-align="start" style:justify-single-word="false"/>
      <style:text-properties fo:font-size="13.6999998092651pt" officeooo:rsid="00caa004" officeooo:paragraph-rsid="00caa004" style:font-size-asian="12pt" style:font-size-complex="13.6999998092651pt"/>
    </style:style>
    <style:style style:name="P197" style:family="paragraph" style:parent-style-name="Standard" style:list-style-name="L1">
      <style:paragraph-properties fo:text-align="start" style:justify-single-word="false"/>
      <style:text-properties fo:font-size="24pt" officeooo:rsid="00a581e3" officeooo:paragraph-rsid="00a581e3" style:font-size-asian="24pt" style:font-size-complex="24pt"/>
    </style:style>
    <style:style style:name="P198" style:family="paragraph" style:parent-style-name="Standard" style:list-style-name="L1">
      <style:paragraph-properties fo:text-align="start" style:justify-single-word="false"/>
      <style:text-properties fo:font-size="24pt" officeooo:rsid="007e9e69" officeooo:paragraph-rsid="007e9e69" style:font-size-asian="24pt" style:font-size-complex="24pt"/>
    </style:style>
    <style:style style:name="P199" style:family="paragraph" style:parent-style-name="Standard" style:list-style-name="L1">
      <style:paragraph-properties fo:text-align="start" style:justify-single-word="false"/>
      <style:text-properties fo:font-size="24pt" officeooo:rsid="009aeece" officeooo:paragraph-rsid="009aeece" style:font-size-asian="24pt" style:font-size-complex="24pt"/>
    </style:style>
    <style:style style:name="P200" style:family="paragraph" style:parent-style-name="Standard" style:list-style-name="L1">
      <style:paragraph-properties fo:text-align="start" style:justify-single-word="false"/>
      <style:text-properties fo:font-size="24pt" officeooo:rsid="009aeece" officeooo:paragraph-rsid="000f74de" style:font-size-asian="24pt" style:font-size-complex="24pt"/>
    </style:style>
    <style:style style:name="P201" style:family="paragraph" style:parent-style-name="Standard" style:list-style-name="L1">
      <style:paragraph-properties fo:text-align="start" style:justify-single-word="false"/>
      <style:text-properties fo:font-size="24pt" officeooo:rsid="00a9d693" officeooo:paragraph-rsid="00a9d693" style:font-size-asian="24pt" style:font-size-complex="24pt"/>
    </style:style>
    <style:style style:name="P202" style:family="paragraph" style:parent-style-name="Standard" style:list-style-name="L1">
      <style:paragraph-properties fo:text-align="start" style:justify-single-word="false"/>
      <style:text-properties fo:font-size="24pt" officeooo:rsid="00ac29ab" officeooo:paragraph-rsid="00ac29ab" style:font-size-asian="24pt" style:font-size-complex="24pt"/>
    </style:style>
    <style:style style:name="P203" style:family="paragraph" style:parent-style-name="Standard" style:list-style-name="L1">
      <style:paragraph-properties fo:text-align="start" style:justify-single-word="false"/>
      <style:text-properties fo:font-size="24pt" officeooo:rsid="00adf605" officeooo:paragraph-rsid="00adf605" style:font-size-asian="24pt" style:font-size-complex="24pt"/>
    </style:style>
    <style:style style:name="P204" style:family="paragraph" style:parent-style-name="Standard" style:list-style-name="L1">
      <style:paragraph-properties fo:text-align="start" style:justify-single-word="false"/>
      <style:text-properties fo:font-size="24pt" officeooo:rsid="00b22599" officeooo:paragraph-rsid="00b22599" style:font-size-asian="24pt" style:font-size-complex="24pt"/>
    </style:style>
    <style:style style:name="P205" style:family="paragraph" style:parent-style-name="Standard" style:list-style-name="L1">
      <style:paragraph-properties fo:text-align="start" style:justify-single-word="false"/>
      <style:text-properties fo:font-size="24pt" officeooo:rsid="00b2b062" officeooo:paragraph-rsid="00b2b062" style:font-size-asian="24pt" style:font-size-complex="24pt"/>
    </style:style>
    <style:style style:name="P206" style:family="paragraph" style:parent-style-name="Standard" style:list-style-name="L1">
      <style:paragraph-properties fo:text-align="start" style:justify-single-word="false"/>
      <style:text-properties fo:font-size="24pt" officeooo:rsid="00b621ea" officeooo:paragraph-rsid="00b621ea" style:font-size-asian="24pt" style:font-size-complex="24pt"/>
    </style:style>
    <style:style style:name="P207" style:family="paragraph" style:parent-style-name="Standard" style:list-style-name="L1">
      <style:paragraph-properties fo:text-align="start" style:justify-single-word="false"/>
      <style:text-properties fo:font-size="24pt" officeooo:rsid="00b6ec02" officeooo:paragraph-rsid="00b6ec02" style:font-size-asian="24pt" style:font-size-complex="24pt"/>
    </style:style>
    <style:style style:name="P208" style:family="paragraph" style:parent-style-name="Standard" style:list-style-name="L1">
      <style:paragraph-properties fo:text-align="start" style:justify-single-word="false"/>
      <style:text-properties fo:font-size="24pt" officeooo:rsid="00b868da" officeooo:paragraph-rsid="00b868da" style:font-size-asian="24pt" style:font-size-complex="24pt"/>
    </style:style>
    <style:style style:name="P209" style:family="paragraph" style:parent-style-name="Standard" style:list-style-name="L1">
      <style:paragraph-properties fo:text-align="start" style:justify-single-word="false"/>
      <style:text-properties fo:font-size="24pt" officeooo:rsid="00bb02b7" officeooo:paragraph-rsid="00bb02b7" style:font-size-asian="24pt" style:font-size-complex="24pt"/>
    </style:style>
    <style:style style:name="P210" style:family="paragraph" style:parent-style-name="Standard" style:list-style-name="L1">
      <style:paragraph-properties fo:text-align="start" style:justify-single-word="false"/>
      <style:text-properties fo:font-size="24pt" officeooo:rsid="00c84a64" officeooo:paragraph-rsid="00c84a64" style:font-size-asian="24pt" style:font-size-complex="24pt"/>
    </style:style>
    <style:style style:name="P211" style:family="paragraph" style:parent-style-name="Standard" style:list-style-name="L1">
      <style:paragraph-properties fo:text-align="start" style:justify-single-word="false"/>
      <style:text-properties fo:font-size="24pt" officeooo:rsid="00c8c352" officeooo:paragraph-rsid="00c8c352" style:font-size-asian="24pt" style:font-size-complex="24pt"/>
    </style:style>
    <style:style style:name="P212" style:family="paragraph" style:parent-style-name="Standard" style:list-style-name="L1">
      <style:paragraph-properties fo:text-align="start" style:justify-single-word="false"/>
      <style:text-properties fo:font-size="24pt" officeooo:rsid="00cab22d" officeooo:paragraph-rsid="00cab22d" style:font-size-asian="24pt" style:font-size-complex="24pt"/>
    </style:style>
    <style:style style:name="P213" style:family="paragraph" style:parent-style-name="Standard" style:list-style-name="L1">
      <style:paragraph-properties fo:text-align="start" style:justify-single-word="false"/>
      <style:text-properties fo:font-size="24pt" officeooo:rsid="00d19d66" officeooo:paragraph-rsid="00d19d66" style:font-size-asian="24pt" style:font-size-complex="24pt"/>
    </style:style>
    <style:style style:name="P214" style:family="paragraph" style:parent-style-name="Standard" style:list-style-name="L1">
      <style:paragraph-properties fo:text-align="start" style:justify-single-word="false"/>
      <style:text-properties fo:font-size="24pt" officeooo:rsid="00d1ac88" officeooo:paragraph-rsid="00d1ac88" style:font-size-asian="24pt" style:font-size-complex="24pt"/>
    </style:style>
    <style:style style:name="P215" style:family="paragraph" style:parent-style-name="Standard" style:list-style-name="L1">
      <style:paragraph-properties fo:text-align="start" style:justify-single-word="false"/>
      <style:text-properties fo:font-size="24pt" officeooo:rsid="00d3806b" officeooo:paragraph-rsid="00d3806b" style:font-size-asian="24pt" style:font-size-complex="24pt"/>
    </style:style>
    <style:style style:name="P216" style:family="paragraph" style:parent-style-name="Standard" style:list-style-name="L1">
      <style:paragraph-properties fo:text-align="start" style:justify-single-word="false"/>
      <style:text-properties fo:font-size="24pt" officeooo:rsid="00d4bd06" officeooo:paragraph-rsid="00d4bd06" style:font-size-asian="24pt" style:font-size-complex="24pt"/>
    </style:style>
    <style:style style:name="P217" style:family="paragraph" style:parent-style-name="Standard" style:list-style-name="L1">
      <style:paragraph-properties fo:text-align="start" style:justify-single-word="false"/>
      <style:text-properties fo:font-size="24pt" officeooo:rsid="00d654e3" officeooo:paragraph-rsid="00d654e3" style:font-size-asian="24pt" style:font-size-complex="24pt"/>
    </style:style>
    <style:style style:name="P218" style:family="paragraph" style:parent-style-name="Standard" style:list-style-name="L1">
      <style:paragraph-properties fo:text-align="start" style:justify-single-word="false"/>
      <style:text-properties fo:font-size="24pt" officeooo:rsid="00d9858f" officeooo:paragraph-rsid="00d9858f" style:font-size-asian="24pt" style:font-size-complex="24pt"/>
    </style:style>
    <style:style style:name="P219" style:family="paragraph" style:parent-style-name="Standard" style:list-style-name="L1">
      <style:paragraph-properties fo:text-align="start" style:justify-single-word="false"/>
      <style:text-properties fo:font-size="24pt" officeooo:rsid="00db852b" officeooo:paragraph-rsid="00db852b" style:font-size-asian="24pt" style:font-size-complex="24pt"/>
    </style:style>
    <style:style style:name="P220" style:family="paragraph" style:parent-style-name="Standard" style:list-style-name="L1">
      <style:paragraph-properties fo:text-align="start" style:justify-single-word="false"/>
      <style:text-properties fo:font-size="24pt" officeooo:rsid="00df07e3" officeooo:paragraph-rsid="00df07e3" style:font-size-asian="24pt" style:font-size-complex="24pt"/>
    </style:style>
    <style:style style:name="P221" style:family="paragraph" style:parent-style-name="Standard" style:list-style-name="L1">
      <style:paragraph-properties fo:text-align="start" style:justify-single-word="false"/>
      <style:text-properties fo:font-size="24pt" officeooo:rsid="00e02902" officeooo:paragraph-rsid="00e02902" style:font-size-asian="24pt" style:font-size-complex="24pt"/>
    </style:style>
    <style:style style:name="P222" style:family="paragraph" style:parent-style-name="Standard" style:list-style-name="L1">
      <style:paragraph-properties fo:text-align="start" style:justify-single-word="false"/>
      <style:text-properties fo:font-size="24pt" officeooo:rsid="00e20b3b" officeooo:paragraph-rsid="00e20b3b" style:font-size-asian="24pt" style:font-size-complex="24pt"/>
    </style:style>
    <style:style style:name="P223" style:family="paragraph" style:parent-style-name="Standard" style:list-style-name="L1">
      <style:paragraph-properties fo:text-align="start" style:justify-single-word="false"/>
      <style:text-properties fo:font-size="24pt" officeooo:rsid="00e32286" officeooo:paragraph-rsid="00e32286" style:font-size-asian="24pt" style:font-size-complex="24pt"/>
    </style:style>
    <style:style style:name="P224" style:family="paragraph" style:parent-style-name="Standard" style:list-style-name="L1">
      <style:paragraph-properties fo:text-align="start" style:justify-single-word="false"/>
      <style:text-properties fo:font-size="24pt" officeooo:rsid="00e5aab8" officeooo:paragraph-rsid="00e5aab8" style:font-size-asian="24pt" style:font-size-complex="24pt"/>
    </style:style>
    <style:style style:name="P225" style:family="paragraph" style:parent-style-name="Standard">
      <style:paragraph-properties fo:text-align="start" style:justify-single-word="false"/>
      <style:text-properties fo:font-size="13.6999998092651pt" officeooo:rsid="00e4f7da" officeooo:paragraph-rsid="00e4f7da" fo:background-color="transparent" style:font-size-asian="12pt" style:font-size-complex="13.6999998092651pt"/>
    </style:style>
    <style:style style:name="P226" style:family="paragraph" style:parent-style-name="Standard">
      <style:paragraph-properties fo:text-align="start" style:justify-single-word="false"/>
      <style:text-properties fo:font-size="13.6999998092651pt" officeooo:rsid="00b6ec02" officeooo:paragraph-rsid="00e5aab8" fo:background-color="transparent" style:font-size-asian="12pt" style:font-size-complex="13.6999998092651pt"/>
    </style:style>
    <style:style style:name="P227" style:family="paragraph" style:parent-style-name="Standard">
      <style:paragraph-properties fo:text-align="start" style:justify-single-word="false"/>
      <style:text-properties fo:font-size="13.6999998092651pt" officeooo:rsid="00e5aab8" officeooo:paragraph-rsid="00e5aab8" fo:background-color="transparent" style:font-size-asian="12pt" style:font-size-complex="13.6999998092651pt"/>
    </style:style>
    <style:style style:name="P228" style:family="paragraph" style:parent-style-name="Standard">
      <style:paragraph-properties fo:text-align="start" style:justify-single-word="false"/>
      <style:text-properties fo:font-size="13.6999998092651pt" officeooo:rsid="00e5aab8" officeooo:paragraph-rsid="00e7b154" fo:background-color="transparent" style:font-size-asian="12pt" style:font-size-complex="13.6999998092651pt"/>
    </style:style>
    <style:style style:name="P229" style:family="paragraph" style:parent-style-name="Standard">
      <style:paragraph-properties fo:text-align="start" style:justify-single-word="false"/>
      <style:text-properties fo:font-size="13.6999998092651pt" officeooo:rsid="00e6cff3" officeooo:paragraph-rsid="00e6cff3" fo:background-color="transparent" style:font-size-asian="12pt" style:font-size-complex="13.6999998092651pt"/>
    </style:style>
    <style:style style:name="P230" style:family="paragraph" style:parent-style-name="Standard">
      <style:paragraph-properties fo:text-align="start" style:justify-single-word="false"/>
      <style:text-properties fo:font-size="13.6999998092651pt" officeooo:rsid="00e7b154" officeooo:paragraph-rsid="00e7b154" fo:background-color="transparent" style:font-size-asian="12pt" style:font-size-complex="13.6999998092651pt"/>
    </style:style>
    <style:style style:name="P231" style:family="paragraph" style:parent-style-name="Standard">
      <style:paragraph-properties fo:text-align="start" style:justify-single-word="false"/>
      <style:text-properties fo:font-size="13.6999998092651pt" officeooo:rsid="00e8063b" officeooo:paragraph-rsid="00e8063b" fo:background-color="transparent" style:font-size-asian="12pt" style:font-size-complex="13.6999998092651pt"/>
    </style:style>
    <style:style style:name="P232" style:family="paragraph" style:parent-style-name="Standard">
      <style:paragraph-properties fo:text-align="start" style:justify-single-word="false"/>
      <style:text-properties fo:font-size="13.6999998092651pt" officeooo:rsid="00e85715" officeooo:paragraph-rsid="00e85715" fo:background-color="transparent" style:font-size-asian="12pt" style:font-size-complex="13.6999998092651pt"/>
    </style:style>
    <style:style style:name="P233" style:family="paragraph" style:parent-style-name="Standard">
      <style:paragraph-properties fo:text-align="start" style:justify-single-word="false"/>
      <style:text-properties fo:font-size="22pt" officeooo:rsid="000f74de" officeooo:paragraph-rsid="00e5aab8" style:font-size-asian="22pt" style:font-size-complex="22pt"/>
    </style:style>
    <style:style style:name="T1" style:family="text">
      <style:text-properties officeooo:rsid="00a581e3"/>
    </style:style>
    <style:style style:name="T2" style:family="text">
      <style:text-properties officeooo:rsid="00a655a3"/>
    </style:style>
    <style:style style:name="T3" style:family="text">
      <style:text-properties officeooo:rsid="00a70394"/>
    </style:style>
    <style:style style:name="T4" style:family="text">
      <style:text-properties officeooo:rsid="00a8b092"/>
    </style:style>
    <style:style style:name="T5" style:family="text">
      <style:text-properties officeooo:rsid="00a9d693"/>
    </style:style>
    <style:style style:name="T6" style:family="text">
      <style:text-properties officeooo:rsid="00ab1713"/>
    </style:style>
    <style:style style:name="T7" style:family="text">
      <style:text-properties officeooo:rsid="00abbfd6"/>
    </style:style>
    <style:style style:name="T8" style:family="text">
      <style:text-properties officeooo:rsid="00ac29ab"/>
    </style:style>
    <style:style style:name="T9" style:family="text">
      <style:text-properties fo:background-color="#fff200" loext:char-shading-value="0"/>
    </style:style>
    <style:style style:name="T10" style:family="text">
      <style:text-properties officeooo:rsid="00a9d693" fo:background-color="#fff200" loext:char-shading-value="0"/>
    </style:style>
    <style:style style:name="T11" style:family="text">
      <style:text-properties officeooo:rsid="00afb347" fo:background-color="#fff200" loext:char-shading-value="0"/>
    </style:style>
    <style:style style:name="T12" style:family="text">
      <style:text-properties officeooo:rsid="00b2b172" fo:background-color="#fff200" loext:char-shading-value="0"/>
    </style:style>
    <style:style style:name="T13" style:family="text">
      <style:text-properties officeooo:rsid="00db852b" fo:background-color="#fff200" loext:char-shading-value="0"/>
    </style:style>
    <style:style style:name="T14" style:family="text">
      <style:text-properties officeooo:rsid="00e107ea" fo:background-color="#fff200" loext:char-shading-value="0"/>
    </style:style>
    <style:style style:name="T15" style:family="text">
      <style:text-properties officeooo:rsid="00adf605"/>
    </style:style>
    <style:style style:name="T16" style:family="text">
      <style:text-properties officeooo:rsid="00afb347"/>
    </style:style>
    <style:style style:name="T17" style:family="text">
      <style:text-properties officeooo:rsid="00b13649"/>
    </style:style>
    <style:style style:name="T18" style:family="text">
      <style:text-properties officeooo:rsid="00b2b062"/>
    </style:style>
    <style:style style:name="T19" style:family="text">
      <style:text-properties officeooo:rsid="00b2b172"/>
    </style:style>
    <style:style style:name="T20" style:family="text">
      <style:text-properties officeooo:rsid="00b6ae15"/>
    </style:style>
    <style:style style:name="T21" style:family="text">
      <style:text-properties officeooo:rsid="00b6ec02"/>
    </style:style>
    <style:style style:name="T22" style:family="text">
      <style:text-properties officeooo:rsid="00b7a1fa"/>
    </style:style>
    <style:style style:name="T23" style:family="text">
      <style:text-properties officeooo:rsid="00b868da"/>
    </style:style>
    <style:style style:name="T24" style:family="text">
      <style:text-properties officeooo:rsid="00ba081e"/>
    </style:style>
    <style:style style:name="T25" style:family="text">
      <style:text-properties officeooo:rsid="00bb02b7"/>
    </style:style>
    <style:style style:name="T26" style:family="text">
      <style:text-properties officeooo:rsid="00bb0d1d"/>
    </style:style>
    <style:style style:name="T27" style:family="text">
      <style:text-properties officeooo:rsid="00bb69b7"/>
    </style:style>
    <style:style style:name="T28" style:family="text">
      <style:text-properties officeooo:rsid="00bc96da"/>
    </style:style>
    <style:style style:name="T29" style:family="text">
      <style:text-properties officeooo:rsid="00be84c3"/>
    </style:style>
    <style:style style:name="T30" style:family="text">
      <style:text-properties officeooo:rsid="00c84a64"/>
    </style:style>
    <style:style style:name="T31" style:family="text">
      <style:text-properties officeooo:rsid="00c8c352"/>
    </style:style>
    <style:style style:name="T32" style:family="text">
      <style:text-properties officeooo:rsid="00c8d11a"/>
    </style:style>
    <style:style style:name="T33" style:family="text">
      <style:text-properties officeooo:rsid="00caa004"/>
    </style:style>
    <style:style style:name="T34" style:family="text">
      <style:text-properties officeooo:rsid="00cab22d"/>
    </style:style>
    <style:style style:name="T35" style:family="text">
      <style:text-properties officeooo:rsid="00cd1b24"/>
    </style:style>
    <style:style style:name="T36" style:family="text">
      <style:text-properties officeooo:rsid="00ce5496"/>
    </style:style>
    <style:style style:name="T37" style:family="text">
      <style:text-properties officeooo:rsid="00d19d66"/>
    </style:style>
    <style:style style:name="T38" style:family="text">
      <style:text-properties officeooo:rsid="00d1ac88"/>
    </style:style>
    <style:style style:name="T39" style:family="text">
      <style:text-properties officeooo:rsid="00d3806b"/>
    </style:style>
    <style:style style:name="T40" style:family="text">
      <style:text-properties officeooo:rsid="00d4bd06"/>
    </style:style>
    <style:style style:name="T41" style:family="text">
      <style:text-properties officeooo:rsid="00d654e3"/>
    </style:style>
    <style:style style:name="T42" style:family="text">
      <style:text-properties officeooo:rsid="00d82be5"/>
    </style:style>
    <style:style style:name="T43" style:family="text">
      <style:text-properties officeooo:rsid="00d9858f"/>
    </style:style>
    <style:style style:name="T44" style:family="text">
      <style:text-properties officeooo:rsid="00db852b"/>
    </style:style>
    <style:style style:name="T45" style:family="text">
      <style:text-properties officeooo:rsid="00dbcdc3"/>
    </style:style>
    <style:style style:name="T46" style:family="text">
      <style:text-properties officeooo:rsid="00dc15e4"/>
    </style:style>
    <style:style style:name="T47" style:family="text">
      <style:text-properties fo:background-color="#ffffff" loext:char-shading-value="0"/>
    </style:style>
    <style:style style:name="T48" style:family="text">
      <style:text-properties officeooo:rsid="00df07e3"/>
    </style:style>
    <style:style style:name="T49" style:family="text">
      <style:text-properties officeooo:rsid="00e107ea"/>
    </style:style>
    <style:style style:name="T50" style:family="text">
      <style:text-properties officeooo:rsid="00e20b3b"/>
    </style:style>
    <style:style style:name="T51" style:family="text">
      <style:text-properties officeooo:rsid="00e288e5"/>
    </style:style>
    <style:style style:name="T52" style:family="text">
      <style:text-properties officeooo:rsid="00e32286"/>
    </style:style>
    <style:style style:name="T53" style:family="text">
      <style:text-properties officeooo:rsid="00e38b29"/>
    </style:style>
    <style:style style:name="T54" style:family="text">
      <style:text-properties officeooo:rsid="00e4f7da"/>
    </style:style>
    <style:style style:name="T55" style:family="text">
      <style:text-properties officeooo:rsid="00e5aab8"/>
    </style:style>
    <style:style style:name="T56" style:family="text">
      <style:text-properties officeooo:rsid="00e8063b"/>
    </style:style>
    <style:style style:name="T57" style:family="text">
      <style:text-properties officeooo:rsid="00e85715"/>
    </style:style>
    <style:style style:name="T58" style:family="text">
      <style:text-properties officeooo:rsid="00e897d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SQL</text:p>
      <text:p text:style-name="P1"/>
      <text:p text:style-name="P1"/>
      <text:p text:style-name="P1"/>
      <text:p text:style-name="P3"/>
      <text:p text:style-name="P3"/>
      <text:p text:style-name="P126"><text:soft-page-break/>もくじ</text:p>
      <text:p text:style-name="P4"/>
      <text:list xml:id="list3735207070" text:style-name="L1">
        <text:list-item>
          <text:p text:style-name="P197">ログイン</text:p>
        </text:list-item>
        <text:list-item>
          <text:p text:style-name="P197">終了</text:p>
        </text:list-item>
        <text:list-item>
          <text:p text:style-name="P198">ユーザーの追加</text:p>
        </text:list-item>
        <text:list-item>
          <text:p text:style-name="P199">ユーザーの削除</text:p>
        </text:list-item>
        <text:list-item>
          <text:p text:style-name="P197">ユーザー：ホストの一覧</text:p>
        </text:list-item>
        <text:list-item>
          <text:p text:style-name="P197">データベースの作成</text:p>
        </text:list-item>
        <text:list-item>
          <text:p text:style-name="P197">データベースの削除</text:p>
        </text:list-item>
        <text:list-item>
          <text:p text:style-name="P197">ユーザーに権限を与える</text:p>
        </text:list-item>
        <text:list-item>
          <text:p text:style-name="P197">データベースの指定</text:p>
        </text:list-item>
        <text:list-item>
          <text:p text:style-name="P197">データベース一覧表示</text:p>
        </text:list-item>
        <text:list-item>
          <text:p text:style-name="P197">テーブル一覧表示</text:p>
        </text:list-item>
        <text:list-item>
          <text:p text:style-name="P201">SQLのルール</text:p>
        </text:list-item>
        <text:list-item>
          <text:p text:style-name="P201">テーブルの作成</text:p>
        </text:list-item>
        <text:list-item>
          <text:p text:style-name="P202">テーブルの削除</text:p>
        </text:list-item>
        <text:list-item>
          <text:p text:style-name="P202">テーブル名の変更</text:p>
        </text:list-item>
        <text:list-item>
          <text:p text:style-name="P202">テーブル定義の変更</text:p>
        </text:list-item>
        <text:list-item>
          <text:p text:style-name="P202">テーブルへのデータ登録</text:p>
        </text:list-item>
        <text:list-item>
          <text:p text:style-name="P203"><text:soft-page-break/>列を出力する</text:p>
        </text:list-item>
        <text:list-item>
          <text:p text:style-name="P203">列に別名をつける</text:p>
        </text:list-item>
        <text:list-item>
          <text:p text:style-name="P203">定数の出力</text:p>
        </text:list-item>
        <text:list-item>
          <text:p text:style-name="P203">結果から重複業を省く</text:p>
        </text:list-item>
        <text:list-item>
          <text:p text:style-name="P203">行の選択</text:p>
        </text:list-item>
        <text:list-item>
          <text:p text:style-name="P203">コメント</text:p>
        </text:list-item>
        <text:list-item>
          <text:p text:style-name="P204">算術演算子</text:p>
        </text:list-item>
        <text:list-item>
          <text:p text:style-name="P205">比較演算子</text:p>
        </text:list-item>
        <text:list-item>
          <text:p text:style-name="P205">論理演算子</text:p>
        </text:list-item>
        <text:list-item>
          <text:p text:style-name="P206">集約関数</text:p>
        </text:list-item>
        <text:list-item>
          <text:p text:style-name="P206">テーブルのグループ分け</text:p>
        </text:list-item>
        <text:list-item>
          <text:p text:style-name="P207">グループの条件指定</text:p>
        </text:list-item>
        <text:list-item>
          <text:p text:style-name="P207">ソートする</text:p>
        </text:list-item>
        <text:list-item>
          <text:p text:style-name="P208">SELECT文の順序</text:p>
        </text:list-item>
        <text:list-item>
          <text:p text:style-name="P208">データの登録</text:p>
        </text:list-item>
        <text:list-item>
          <text:p text:style-name="P208">データの削除</text:p>
        </text:list-item>
        <text:list-item>
          <text:p text:style-name="P209">データの更新</text:p>
        </text:list-item>
        <text:list-item>
          <text:p text:style-name="P209">トランザクション</text:p>
        </text:list-item>
        <text:list-item>
          <text:p text:style-name="P209">ビュー</text:p>
        </text:list-item>
        <text:list-item>
          <text:p text:style-name="P209"><text:soft-page-break/>サブクエリ</text:p>
        </text:list-item>
        <text:list-item>
          <text:p text:style-name="P209">スカラ・サブクエリ</text:p>
        </text:list-item>
        <text:list-item>
          <text:p text:style-name="P209">相関サブクエリ</text:p>
        </text:list-item>
        <text:list-item>
          <text:p text:style-name="P210">算術関数</text:p>
        </text:list-item>
        <text:list-item>
          <text:p text:style-name="P211">文字列関数</text:p>
        </text:list-item>
        <text:list-item>
          <text:p text:style-name="P211">日付関数</text:p>
        </text:list-item>
        <text:list-item>
          <text:p text:style-name="P212">変換関数</text:p>
        </text:list-item>
        <text:list-item>
          <text:p text:style-name="P213">LIKE述語</text:p>
        </text:list-item>
        <text:list-item>
          <text:p text:style-name="P214">BETWEEN述語</text:p>
        </text:list-item>
        <text:list-item>
          <text:p text:style-name="P215">IS NULL, IS NOT NULL</text:p>
        </text:list-item>
        <text:list-item>
          <text:p text:style-name="P215">IN述語</text:p>
        </text:list-item>
        <text:list-item>
          <text:p text:style-name="P216">EXISTS述語</text:p>
        </text:list-item>
        <text:list-item>
          <text:p text:style-name="P217">CASE式</text:p>
        </text:list-item>
        <text:list-item>
          <text:p text:style-name="P217">テーブルの足し算</text:p>
        </text:list-item>
        <text:list-item>
          <text:p text:style-name="P218">テーブルの共通部分の選択</text:p>
        </text:list-item>
        <text:list-item>
          <text:p text:style-name="P219">テーブルの引き算</text:p>
        </text:list-item>
        <text:list-item>
          <text:p text:style-name="P219">内部結合</text:p>
        </text:list-item>
        <text:list-item>
          <text:p text:style-name="P219">外部結合</text:p>
        </text:list-item>
        <text:list-item>
          <text:p text:style-name="P219">３つ以上のテーブル結合</text:p>
        </text:list-item>
        <text:list-item>
          <text:p text:style-name="P220"><text:soft-page-break/>クロス結合</text:p>
        </text:list-item>
        <text:list-item>
          <text:p text:style-name="P221">ウィンドウ関数</text:p>
        </text:list-item>
        <text:list-item>
          <text:p text:style-name="P222">移動平均を算出する</text:p>
        </text:list-item>
        <text:list-item>
          <text:p text:style-name="P223">合計行も一緒に求める</text:p>
        </text:list-item>
        <text:list-item>
          <text:p text:style-name="P224">pythonでMySQLに接続</text:p>
          <text:p text:style-name="P200"/>
        </text:list-item>
      </text:list>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text:soft-page-break/></text:p>
      <text:p text:style-name="P146"/>
      <text:p text:style-name="P146"/>
      <text:p text:style-name="P146"/>
      <text:p text:style-name="P146"/>
      <text:p text:style-name="P146"/>
      <text:p text:style-name="P146">1.ログイン</text:p>
      <text:p text:style-name="P127"/>
      <text:p text:style-name="P7">$ mysql -u root -p</text:p>
      <text:p text:style-name="P7"/>
      <text:p text:style-name="P7">※-pはパスワード入力のオプション</text:p>
      <text:p text:style-name="P7"/>
      <text:p text:style-name="P7"/>
      <text:p text:style-name="P7"/>
      <text:p text:style-name="P147"><text:span text:style-name="T1">2</text:span>.終了</text:p>
      <text:p text:style-name="P128"/>
      <text:p text:style-name="P7">&gt; \q;<text:tab/>又は、 &gt; quit;</text:p>
      <text:p text:style-name="P7"/>
      <text:p text:style-name="P7"/>
      <text:p text:style-name="P7"/>
      <text:p text:style-name="P7"/>
      <text:p text:style-name="P7"/>
      <text:p text:style-name="P7"/>
      <text:p text:style-name="P147"><text:span text:style-name="T1">3</text:span>.ユーザーの追加</text:p>
      <text:p text:style-name="P128"/>
      <text:p text:style-name="P7">&gt; CREATE USER ユーザー名 IDENTIFIED BY ‘パスワード’;</text:p>
      <text:p text:style-name="P7"/>
      <text:p text:style-name="P7"/>
      <text:p text:style-name="P5"/>
      <text:p text:style-name="P5"/>
      <text:p text:style-name="P147"><text:span text:style-name="T1">4</text:span>.ユーザーの削除</text:p>
      <text:p text:style-name="P128"/>
      <text:p text:style-name="P7"><text:soft-page-break/>&gt; DROP USER ユーザー名@ホスト名（ホスト名省略可);</text:p>
      <text:p text:style-name="P7"/>
      <text:p text:style-name="P7"/>
      <text:p text:style-name="P7"/>
      <text:p text:style-name="P147"><text:span text:style-name="T1">5</text:span>.ユーザー・ホストの一覧</text:p>
      <text:p text:style-name="P128"/>
      <text:p text:style-name="P7">&gt; SELECT user, host FROM mysql.user;</text:p>
      <text:p text:style-name="P7"/>
      <text:p text:style-name="P147"><text:span text:style-name="T1">6</text:span>.データベースの作成</text:p>
      <text:p text:style-name="P128"/>
      <text:p text:style-name="P7">&gt; <text:span text:style-name="T2">CREATE</text:span> <text:span text:style-name="T2">DATABASE</text:span> データベース名;</text:p>
      <text:p text:style-name="P7"/>
      <text:p text:style-name="P7"/>
      <text:p text:style-name="P149"><text:span text:style-name="T3">7</text:span>.データベースの削除</text:p>
      <text:p text:style-name="P130"/>
      <text:p text:style-name="P8">&gt; <text:span text:style-name="T3">DROP DATABASE</text:span> データベース名;</text:p>
      <text:p text:style-name="P7"/>
      <text:p text:style-name="P7"/>
      <text:p text:style-name="P7"/>
      <text:p text:style-name="P147"><text:span text:style-name="T3">8</text:span>.ユーザーに権限を与える</text:p>
      <text:p text:style-name="P128"/>
      <text:p text:style-name="P7">&gt; <text:span text:style-name="T2">GRANT 権限 ON データベース名.* TO ユーザー名;</text:span></text:p>
      <text:p text:style-name="P7"/>
      <text:p text:style-name="P7">例: <text:span text:style-name="T2">&gt; GRANT ALL ON test_db.* TO test_user; </text:span></text:p>
      <text:p text:style-name="P7"/>
      <text:p text:style-name="P7"/>
      <text:p text:style-name="P148"><text:span text:style-name="T3">9</text:span>.データベースの指定</text:p>
      <text:p text:style-name="P129"/>
      <text:p text:style-name="P9">&gt; <text:span text:style-name="T2">USE データベース名;</text:span></text:p>
      <text:p text:style-name="P9"/>
      <text:p text:style-name="P9"/>
      <text:p text:style-name="P9"/>
      <text:p text:style-name="P9"/>
      <text:p text:style-name="P9"><text:soft-page-break/></text:p>
      <text:p text:style-name="P9"/>
      <text:p text:style-name="P150"><text:span text:style-name="T4">10</text:span>.データベース一覧表示</text:p>
      <text:p text:style-name="P131"/>
      <text:p text:style-name="P10">&gt; <text:span text:style-name="T4">SHOW DATABASES;</text:span></text:p>
      <text:p text:style-name="P10"/>
      <text:p text:style-name="P10"/>
      <text:p text:style-name="P10"/>
      <text:p text:style-name="P150"><text:span text:style-name="T4">11</text:span>.テーブル一覧表示</text:p>
      <text:p text:style-name="P131"/>
      <text:p text:style-name="P10">&gt; <text:span text:style-name="T4">SHOW TABLES FROM データベース名;</text:span></text:p>
      <text:p text:style-name="P10"/>
      <text:p text:style-name="P10"/>
      <text:p text:style-name="P10"/>
      <text:p text:style-name="P151"><text:span text:style-name="T4">12</text:span>.<text:span text:style-name="T5">SQLのルール</text:span></text:p>
      <text:p text:style-name="P132"/>
      <text:p text:style-name="P11">・<text:span text:style-name="T5">SQL文はセミコロン(;)で終わる。</text:span></text:p>
      <text:p text:style-name="P11"/>
      <text:p text:style-name="P11">・キーワードの大文字・小文字は区別されない。</text:p>
      <text:p text:style-name="P11"><text:tab/>個人ルールとして、</text:p>
      <text:p text:style-name="P11"><text:tab/>・キーワードは大文字</text:p>
      <text:p text:style-name="P11"><text:tab/>・テーブル名は頭文字のみ大文字</text:p>
      <text:p text:style-name="P11"><text:tab/>・そのほか（列名など）は小文字</text:p>
      <text:p text:style-name="P11"/>
      <text:p text:style-name="P11">・文字列と日付の定数はシングルクォーテーション<text:span text:style-name="T5">(‘)で囲む。</text:span></text:p>
      <text:p text:style-name="P11">・数値の定数は囲まない（数値だけ書く<text:span text:style-name="T5">)。</text:span></text:p>
      <text:p text:style-name="P11">・<text:span text:style-name="T5">ASキーワードで、列に</text:span><text:span text:style-name="T10">日本語で</text:span><text:span text:style-name="T5">別名をつけるときのみ、ダブルクォーテーション(“)を使う。</text:span></text:p>
      <text:p text:style-name="P11"/>
      <text:p text:style-name="P11">・単語の間を半角スペース、または改行で区切る。</text:p>
      <text:p text:style-name="P11"/>
      <text:p text:style-name="P11"/>
      <text:p text:style-name="P11"/>
      <text:p text:style-name="P11"/>
      <text:p text:style-name="P11"/>
      <text:p text:style-name="P11"/>
      <text:p text:style-name="P10"><text:soft-page-break/></text:p>
      <text:p text:style-name="P151"><text:span text:style-name="T4">13</text:span>.テーブルの作成</text:p>
      <text:p text:style-name="P132"/>
      <text:p text:style-name="P11">&gt; <text:span text:style-name="T5">CREATE TABLE &lt;テーブル名&gt;</text:span></text:p>
      <text:p text:style-name="P13">(&lt;列名１&gt; &lt;データ型&gt; &lt;この列の制約&gt;,</text:p>
      <text:p text:style-name="P13"><text:s text:c="2"/>&lt;列名２&gt; &lt;データ型&gt; &lt;この列の制約&gt;,</text:p>
      <text:p text:style-name="P13"><text:s text:c="2"/>&lt;列名３<text:span text:style-name="T6">&gt; &lt;データ型&gt; &lt;この列の制約&gt;,</text:span></text:p>
      <text:p text:style-name="P13"><text:s text:c="2"/><text:span text:style-name="T6">&lt;列名４&gt; &lt;データ型&gt; &lt;この列の制約&gt;,</text:span></text:p>
      <text:p text:style-name="P13"><text:tab/><text:tab/><text:tab/>・</text:p>
      <text:p text:style-name="P13"><text:tab/><text:tab/><text:tab/>・</text:p>
      <text:p text:style-name="P13"><text:tab/><text:tab/><text:tab/>・</text:p>
      <text:p text:style-name="P14">&lt;このテーブルの制約１&gt;, &lt;このテーブルの制約２&gt;, …);</text:p>
      <text:p text:style-name="P14"/>
      <text:p text:style-name="P14"/>
      <text:p text:style-name="P14"/>
      <text:p text:style-name="P14">・命名ルール（使える文字）</text:p>
      <text:p text:style-name="P14"><text:tab/>・半角のアルファベット（名前の最初は、必ずこれで）</text:p>
      <text:p text:style-name="P14"><text:tab/>・半角の数字</text:p>
      <text:p text:style-name="P14"><text:tab/>・アンダーバー（_）</text:p>
      <text:p text:style-name="P14"><text:tab/>・名前の重複不可</text:p>
      <text:p text:style-name="P7"/>
      <text:p text:style-name="P7">・データ型</text:p>
      <text:p text:style-name="P7"><text:tab/>・<text:span text:style-name="T6">INTEGER型：整数型（小数は入れられない）</text:span></text:p>
      <text:p text:style-name="P7"><text:tab/>・<text:span text:style-name="T6">CHAR型：固定文字列型</text:span></text:p>
      <text:p text:style-name="P7"><text:tab/><text:tab/><text:span text:style-name="T6">CHAR(文字数)：指定した文字数を入れられる。</text:span></text:p>
      <text:p text:style-name="P7"><text:tab/><text:tab/><text:tab/><text:tab/><text:span text:style-name="T6">　　(入れた文字が、足りてない場合、半角ス<text:tab/><text:tab/><text:tab/><text:tab/><text:tab/> <text:s text:c="6"/>ペースで自動的に埋められる。)</text:span></text:p>
      <text:p text:style-name="P7"><text:tab/>・<text:span text:style-name="T6">VARCHAR型：可変長文字列型</text:span></text:p>
      <text:p text:style-name="P7"><text:tab/><text:tab/><text:span text:style-name="T6">VAECHAR(文字数)：指定した文字数を入れられる。</text:span></text:p>
      <text:p text:style-name="P7"><text:tab/><text:tab/><text:tab/><text:tab/><text:tab/> <text:s text:c="3"/><text:span text:style-name="T6">(入れた文字の数に、データ幅が可変<text:tab/><text:tab/><text:tab/><text:tab/><text:tab/><text:tab/> <text:s text:c="3"/>する。)</text:span></text:p>
      <text:p text:style-name="P7"><text:tab/>・<text:span text:style-name="T6">DATE型：日付（年月日）を入れる</text:span></text:p>
      <text:p text:style-name="P7"><text:tab/><text:tab/>例：‘<text:span text:style-name="T7">2020-05-12’</text:span></text:p>
      <text:p text:style-name="P7"><text:tab/>・<text:span text:style-name="T30">NUMERIC型：小数の桁数を指定する</text:span></text:p>
      <text:p text:style-name="P7"><text:tab/><text:tab/><text:span text:style-name="T30">NUMERIC(全体の桁数, 小数の桁数)</text:span></text:p>
      <text:p text:style-name="P7"/>
      <text:p text:style-name="P7">・制約の設定</text:p>
      <text:p text:style-name="P7"><text:soft-page-break/><text:tab/>・<text:span text:style-name="T7">NOT NULL：列の制約に設定すると、必ずデータが入っていな<text:tab/><text:tab/><text:tab/> <text:s text:c="5"/>ければならない制約となる。</text:span></text:p>
      <text:p text:style-name="P7"/>
      <text:p text:style-name="P7"><text:tab/>・<text:span text:style-name="T24">DEFAULT &lt;値&gt;：列の制約に設定すると、デフォルト値を&lt;値&gt;</text:span></text:p>
      <text:p text:style-name="P7"><text:tab/><text:tab/><text:tab/><text:tab/>に設定される。</text:p>
      <text:p text:style-name="P7"/>
      <text:p text:style-name="P7"><text:tab/>・<text:span text:style-name="T7">PRIMARY KEY (列名)：テーブルの制約に設定すると、その列<text:tab/><text:tab/><text:tab/><text:tab/><text:tab/>のデータを使って、行を特定できるよう<text:tab/><text:tab/><text:tab/><text:tab/><text:tab/>になる。（列のデータは、重複不可）。</text:span></text:p>
      <text:p text:style-name="P7"><text:tab/><text:tab/><text:tab/><text:tab/><text:tab/>複数の列を指定できる。</text:p>
      <text:p text:style-name="P7"><text:tab/><text:tab/><text:tab/><text:tab/><text:tab/>別名（主キー制約）</text:p>
      <text:p text:style-name="P7"/>
      <text:p text:style-name="P7"/>
      <text:p text:style-name="P7"/>
      <text:p text:style-name="P7"/>
      <text:p text:style-name="P7"/>
      <text:p text:style-name="P152"><text:span text:style-name="T4">14</text:span>.テーブルの削除</text:p>
      <text:p text:style-name="P133"/>
      <text:p text:style-name="P12">&gt; <text:span text:style-name="T8">DROP TABLE &lt;テーブル名&gt;;</text:span></text:p>
      <text:p text:style-name="P12"><text:tab/><text:span text:style-name="T9">※削除したテーブルは、復活できない!!!</text:span></text:p>
      <text:p text:style-name="P23"/>
      <text:p text:style-name="P23"/>
      <text:p text:style-name="P23"/>
      <text:p text:style-name="P152"><text:span text:style-name="T4">15</text:span>.テーブル名の変更</text:p>
      <text:p text:style-name="P133"/>
      <text:p text:style-name="P18">&gt; RENAME TABLE &lt;変更前テーブル名&gt; TO &lt;変更後テーブル名&gt;;</text:p>
      <text:p text:style-name="P5"/>
      <text:p text:style-name="P5"/>
      <text:p text:style-name="P153"><text:span text:style-name="T4">16</text:span>.テーブル定義の変更</text:p>
      <text:p text:style-name="P134"/>
      <text:p text:style-name="P15">・列の追加</text:p>
      <text:p text:style-name="P15">&gt; ALTER TABLE &lt;テーブル名&gt; ADD COLUMN &lt;列の定義&gt;;</text:p>
      <text:p text:style-name="P15"/>
      <text:p text:style-name="P15">・列の削除</text:p>
      <text:p text:style-name="P15">&gt; ALTER TABLE &lt;テーブル名&gt; DROP COLUMN &lt;列名&gt;;</text:p>
      <text:p text:style-name="P15"/>
      <text:p text:style-name="P15"><text:soft-page-break/></text:p>
      <text:p text:style-name="P15"/>
      <text:p text:style-name="P153"><text:span text:style-name="T4">17</text:span>.テーブルへのデータ登録</text:p>
      <text:p text:style-name="P134"/>
      <text:p text:style-name="P18">&gt; START TRANSACTION;<text:tab/>--データ登録開始</text:p>
      <text:p text:style-name="P18"/>
      <text:p text:style-name="P18">&gt; INSERT INTO &lt;テーブル名&gt; VALUES (‘&lt;データ1-1&gt;’, &lt;データ1-2&gt;, …);</text:p>
      <text:p text:style-name="P18">&gt; INSERT INTO &lt;テーブル名&gt; VALUES (‘&lt;データ2-1&gt;’,&lt;デー<text:tab/>タ2-2&gt;,…);</text:p>
      <text:p text:style-name="P18"/>
      <text:p text:style-name="P18">&gt; COMMIT;<text:tab/><text:tab/>--データ登録確定</text:p>
      <text:p text:style-name="P18"/>
      <text:p text:style-name="P154"><text:span text:style-name="T4">18</text:span>.列を出力する</text:p>
      <text:p text:style-name="P135"/>
      <text:p text:style-name="P16">・列の出力</text:p>
      <text:p text:style-name="P16">&gt; <text:span text:style-name="T15">SELECT &lt;列名１&gt;, &lt;列名２&gt;, …</text:span></text:p>
      <text:p text:style-name="P16"><text:tab/><text:span text:style-name="T15">&gt; FROM &lt;テーブル名&gt;;</text:span></text:p>
      <text:p text:style-name="P16"/>
      <text:p text:style-name="P16">・すべての列を出力</text:p>
      <text:p text:style-name="P16">&gt; <text:span text:style-name="T15">SELECT *</text:span></text:p>
      <text:p text:style-name="P16"><text:tab/><text:span text:style-name="T15">&gt; FROM &lt;テーブル名&gt;;</text:span></text:p>
      <text:p text:style-name="P6"/>
      <text:p text:style-name="P187"/>
      <text:p text:style-name="P154"><text:span text:style-name="T4">19</text:span>.列の別名をつける</text:p>
      <text:p text:style-name="P135"/>
      <text:p text:style-name="P188">&gt; SELECT &lt;列名１&gt; AS &lt;別名１&gt;,</text:p>
      <text:p text:style-name="P188"><text:tab/>&gt; &lt;列名２&gt; AS &lt;別名２&gt;</text:p>
      <text:p text:style-name="P188"><text:tab/>&gt; FROM &lt;テーブル名&gt;;</text:p>
      <text:p text:style-name="P188"/>
      <text:p text:style-name="P189">例：&gt; SELECT shohin_id AS id,</text:p>
      <text:p text:style-name="P189"><text:tab/>&gt; shohin_mei AS “商品名”</text:p>
      <text:p text:style-name="P189"><text:tab/>&gt; FROM &lt;テーブル名&gt;;</text:p>
      <text:p text:style-name="P188"/>
      <text:p text:style-name="P188"><text:span text:style-name="T9">※別名に日本語を使う場合は、ダブルクォーテーション</text:span><text:span text:style-name="T11">(“)で括る</text:span><text:span text:style-name="T16">。</text:span></text:p>
      <text:p text:style-name="P188"/>
      <text:p text:style-name="P188"><text:soft-page-break/></text:p>
      <text:p text:style-name="P188"/>
      <text:p text:style-name="P155"><text:span text:style-name="T16">20</text:span>.定数の出力</text:p>
      <text:p text:style-name="P19"/>
      <text:p text:style-name="P19">・テーブルに入力されていない定数を、出力する</text:p>
      <text:p text:style-name="P19">&gt; SELECT &lt;列名1&gt; AS &lt;定数１&gt;,</text:p>
      <text:p text:style-name="P19"><text:tab/>&gt; &lt;列名２&gt; AS &lt;定数２&gt;</text:p>
      <text:p text:style-name="P19"><text:tab/>&gt; FROM &lt;テーブル名&gt;</text:p>
      <text:p text:style-name="P19"/>
      <text:p text:style-name="P19">・使える定数</text:p>
      <text:p text:style-name="P19"><text:tab/>・文字列定数：’&lt;文字列&gt;’</text:p>
      <text:p text:style-name="P19"><text:tab/>・数値定数：1 <text:tab/>--シングルクォーテーションはいらない</text:p>
      <text:p text:style-name="P19"><text:tab/>・日付定数：’2020-05-12’</text:p>
      <text:p text:style-name="P19"/>
      <text:p text:style-name="P19"/>
      <text:p text:style-name="P19"/>
      <text:p text:style-name="P156"><text:span text:style-name="T17">21</text:span>.結果から重複行を省く</text:p>
      <text:p text:style-name="P136"/>
      <text:p text:style-name="P20">&gt; SELECT DISTINCT &lt;列名１&gt;, &lt;列名２&gt;, …</text:p>
      <text:p text:style-name="P20"><text:tab/>&gt; FROM &lt;テーブル名&gt;</text:p>
      <text:p text:style-name="P20"/>
      <text:p text:style-name="P20"/>
      <text:p text:style-name="P20"/>
      <text:p text:style-name="P156"><text:span text:style-name="T17">22</text:span>.行の選択</text:p>
      <text:p text:style-name="P136"/>
      <text:p text:style-name="P20">&gt; SELECT &lt;列名&gt;, …</text:p>
      <text:p text:style-name="P20"><text:tab/>&gt; FROM &lt;テーブル名&gt;</text:p>
      <text:p text:style-name="P20"><text:tab/>&gt; WHERE &lt;条件式&gt;;</text:p>
      <text:p text:style-name="P20"/>
      <text:p text:style-name="P20">・条件式の例</text:p>
      <text:p text:style-name="P20"><text:tab/>WHERE &lt;列名&gt; = &lt;データ１&gt;;<text:tab/><text:tab/>--データ１の行を選択する</text:p>
      <text:p text:style-name="P20"/>
      <text:p text:style-name="P20"/>
      <text:p text:style-name="P20"/>
      <text:p text:style-name="P20"/>
      <text:p text:style-name="P20"/>
      <text:p text:style-name="P20"><text:soft-page-break/></text:p>
      <text:p text:style-name="P156"><text:span text:style-name="T17">23</text:span>.コメント</text:p>
      <text:p text:style-name="P136"/>
      <text:p text:style-name="P17">・１行コメント</text:p>
      <text:p text:style-name="P20">「--」の後に記述する。</text:p>
      <text:p text:style-name="P20"/>
      <text:p text:style-name="P20">&gt; --コメント</text:p>
      <text:p text:style-name="P20"/>
      <text:p text:style-name="P20">・複数行コメント</text:p>
      <text:p text:style-name="P20">「/*」と「*/」で囲った中に記述する。</text:p>
      <text:p text:style-name="P20"/>
      <text:p text:style-name="P20">&gt;/* コメント１</text:p>
      <text:p text:style-name="P20">&gt; コメント２ */</text:p>
      <text:p text:style-name="P20"/>
      <text:p text:style-name="P20"/>
      <text:p text:style-name="P20"/>
      <text:p text:style-name="P157"><text:span text:style-name="T17">24</text:span>.算術演算子</text:p>
      <text:p text:style-name="P137"/>
      <table:table table:name="表1" table:style-name="表1">
        <table:table-column table:style-name="表1.A"/>
        <table:table-column table:style-name="表1.B"/>
        <table:table-row>
          <table:table-cell table:style-name="表1.A1" office:value-type="string">
            <text:p text:style-name="P191">意味</text:p>
          </table:table-cell>
          <table:table-cell table:style-name="表1.B1" office:value-type="string">
            <text:p text:style-name="P192">記号</text:p>
          </table:table-cell>
        </table:table-row>
        <table:table-row>
          <table:table-cell table:style-name="表1.A2" office:value-type="string">
            <text:p text:style-name="P192">足し算</text:p>
          </table:table-cell>
          <table:table-cell table:style-name="表1.B2" office:value-type="string">
            <text:p text:style-name="P191">+</text:p>
          </table:table-cell>
        </table:table-row>
        <table:table-row>
          <table:table-cell table:style-name="表1.A2" office:value-type="string">
            <text:p text:style-name="P192">引き算</text:p>
          </table:table-cell>
          <table:table-cell table:style-name="表1.B2" office:value-type="string">
            <text:p text:style-name="P192">-</text:p>
          </table:table-cell>
        </table:table-row>
        <table:table-row>
          <table:table-cell table:style-name="表1.A2" office:value-type="string">
            <text:p text:style-name="P192">掛け算</text:p>
          </table:table-cell>
          <table:table-cell table:style-name="表1.B2" office:value-type="string">
            <text:p text:style-name="P191">*</text:p>
          </table:table-cell>
        </table:table-row>
        <table:table-row>
          <table:table-cell table:style-name="表1.A2" office:value-type="string">
            <text:p text:style-name="P192">割り算</text:p>
          </table:table-cell>
          <table:table-cell table:style-name="表1.B2" office:value-type="string">
            <text:p text:style-name="P192">/</text:p>
          </table:table-cell>
        </table:table-row>
      </table:table>
      <text:p text:style-name="P21"/>
      <text:p text:style-name="P22">例：</text:p>
      <text:p text:style-name="P22">&gt; SELECT nedan,</text:p>
      <text:p text:style-name="P22"><text:tab/>nedan * 2 AS “nedan_x2” <text:s text:c="3"/>--nedanとnedanの２倍を表示</text:p>
      <text:p text:style-name="P22"><text:tab/>FROM &lt;テーブル名&gt;;</text:p>
      <text:p text:style-name="P22"/>
      <text:p text:style-name="P24">※NULLを含んだ計算は、問答無用でNULLになる。</text:p>
      <text:p text:style-name="P24"/>
      <text:p text:style-name="P24"/>
      <text:p text:style-name="P24"/>
      <text:p text:style-name="P24"/>
      <text:p text:style-name="P24"/>
      <text:p text:style-name="P24"><text:soft-page-break/></text:p>
      <text:p text:style-name="P157"><text:span text:style-name="T17">25</text:span>.比較演算子</text:p>
      <text:p text:style-name="P137"/>
      <table:table table:name="表2" table:style-name="表2">
        <table:table-column table:style-name="表2.A"/>
        <table:table-column table:style-name="表2.B"/>
        <table:table-row>
          <table:table-cell table:style-name="表2.A1" office:value-type="string">
            <text:p text:style-name="P190">演算子</text:p>
          </table:table-cell>
          <table:table-cell table:style-name="表2.B1" office:value-type="string">
            <text:p text:style-name="P194">意味</text:p>
          </table:table-cell>
        </table:table-row>
        <table:table-row>
          <table:table-cell table:style-name="表2.A2" office:value-type="string">
            <text:p text:style-name="P193"><text:s/>=</text:p>
          </table:table-cell>
          <table:table-cell table:style-name="表2.B2" office:value-type="string">
            <text:p text:style-name="P190">〜と等しい</text:p>
          </table:table-cell>
        </table:table-row>
        <table:table-row>
          <table:table-cell table:style-name="表2.A2" office:value-type="string">
            <text:p text:style-name="P190"><text:s/><text:span text:style-name="T18">&lt;&gt;</text:span></text:p>
          </table:table-cell>
          <table:table-cell table:style-name="表2.B2" office:value-type="string">
            <text:p text:style-name="P190">〜と等しくない</text:p>
          </table:table-cell>
        </table:table-row>
        <table:table-row>
          <table:table-cell table:style-name="表2.A2" office:value-type="string">
            <text:p text:style-name="P190"><text:s/><text:span text:style-name="T18">&gt;=</text:span></text:p>
          </table:table-cell>
          <table:table-cell table:style-name="表2.B2" office:value-type="string">
            <text:p text:style-name="P190">〜以上</text:p>
          </table:table-cell>
        </table:table-row>
        <table:table-row>
          <table:table-cell table:style-name="表2.A2" office:value-type="string">
            <text:p text:style-name="P190"><text:s/><text:span text:style-name="T18">&gt;</text:span></text:p>
          </table:table-cell>
          <table:table-cell table:style-name="表2.B2" office:value-type="string">
            <text:p text:style-name="P190">〜より大きい</text:p>
          </table:table-cell>
        </table:table-row>
        <table:table-row>
          <table:table-cell table:style-name="表2.A2" office:value-type="string">
            <text:p text:style-name="P190"><text:s/><text:span text:style-name="T18">&lt;=</text:span></text:p>
          </table:table-cell>
          <table:table-cell table:style-name="表2.B2" office:value-type="string">
            <text:p text:style-name="P190">〜以下</text:p>
          </table:table-cell>
        </table:table-row>
        <table:table-row>
          <table:table-cell table:style-name="表2.A2" office:value-type="string">
            <text:p text:style-name="P190"><text:s/><text:span text:style-name="T18">&lt;</text:span></text:p>
          </table:table-cell>
          <table:table-cell table:style-name="表2.B2" office:value-type="string">
            <text:p text:style-name="P190">〜より小さい</text:p>
          </table:table-cell>
        </table:table-row>
      </table:table>
      <text:p text:style-name="P25"/>
      <text:p text:style-name="P37">※文字列型の順序の原則は辞書式。数値の大小順序と混同してはいけない。</text:p>
      <text:p text:style-name="P37"/>
      <text:p text:style-name="P37">※<text:span text:style-name="T18">NULLに比較演算子は使えない。</text:span></text:p>
      <text:p text:style-name="P37"><text:tab/>・<text:span text:style-name="T18">NULLである行の選択</text:span></text:p>
      <text:p text:style-name="P37"><text:tab/><text:tab/><text:span text:style-name="T18">WHERE &lt;列名&gt; IS NULL;</text:span></text:p>
      <text:p text:style-name="P37"/>
      <text:p text:style-name="P37"><text:tab/>・<text:span text:style-name="T18">NULLでない行の選択</text:span></text:p>
      <text:p text:style-name="P37"><text:tab/><text:tab/><text:span text:style-name="T18">WHERE &lt;列名&gt; IS NOT NULL;</text:span></text:p>
      <text:p text:style-name="P37"/>
      <text:p text:style-name="P37"/>
      <text:p text:style-name="P37"/>
      <text:p text:style-name="P158"><text:span text:style-name="T17">26</text:span>.論理演算子</text:p>
      <text:p text:style-name="P138"/>
      <text:p text:style-name="P38">・<text:span text:style-name="T18">NOT演算子（否定）</text:span></text:p>
      <text:p text:style-name="P38"><text:tab/><text:span text:style-name="T19">WHERE NOT nedan &gt;= 1000;<text:tab/><text:tab/>--値段は1000未満</text:span></text:p>
      <text:p text:style-name="P38"><text:tab/>※条件をひていするのは<text:span text:style-name="T19">NOT演算子。しかし、無理に否定する必<text:tab/>要はない</text:span></text:p>
      <text:p text:style-name="P38"/>
      <text:p text:style-name="P38">・<text:span text:style-name="T19">AND演算子（かつ）</text:span></text:p>
      <text:p text:style-name="P39"><text:tab/><text:span text:style-name="T19">WHERE nedan = 1000 AND shohin_mei = ‘なべ’;</text:span></text:p>
      <text:p text:style-name="P40"><text:tab/>※nedanが1000で、かつ、shohin_meiがなべの行を選択</text:p>
      <text:p text:style-name="P39"/>
      <text:p text:style-name="P40">・OR演算子（または）</text:p>
      <text:p text:style-name="P40"><text:soft-page-break/><text:tab/>WHERE nedan = 1000 OR shohin_mei = ‘なべ’;</text:p>
      <text:p text:style-name="P40"><text:tab/>※nedanが1000、または、shohin_meiがなべの行を選択</text:p>
      <text:p text:style-name="P39"/>
      <text:p text:style-name="P26">※ANDとOR両方同時に使った場合、ANDの方が優先される。</text:p>
      <text:p text:style-name="P39"><text:span text:style-name="T12">※ORを優先したい場合は、()で括る。</text:span><text:span text:style-name="T19"> </text:span></text:p>
      <text:p text:style-name="P39"/>
      <text:p text:style-name="P39"/>
      <text:p text:style-name="P39"/>
      <text:p text:style-name="P39"/>
      <text:p text:style-name="P39"/>
      <text:p text:style-name="P39"/>
      <text:p text:style-name="P38"/>
      <text:p text:style-name="P38"/>
      <text:p text:style-name="P159"><text:span text:style-name="T17">27</text:span>.集約関数</text:p>
      <text:p text:style-name="P139"/>
      <text:p text:style-name="P41">&gt; SELECT &lt;集約関数&gt;(列名)</text:p>
      <text:p text:style-name="P41"/>
      <text:p text:style-name="P41">・集約関数</text:p>
      <table:table table:name="表3" table:style-name="表3">
        <table:table-column table:style-name="表3.A"/>
        <table:table-column table:style-name="表3.B"/>
        <table:table-row>
          <table:table-cell table:style-name="表3.A1" office:value-type="string">
            <text:p text:style-name="P195">COUNT</text:p>
          </table:table-cell>
          <table:table-cell table:style-name="表3.B1" office:value-type="string">
            <text:p text:style-name="P195">テーブルのレコード数（行数）を数える</text:p>
          </table:table-cell>
        </table:table-row>
        <table:table-row>
          <table:table-cell table:style-name="表3.A2" office:value-type="string">
            <text:p text:style-name="P195">SUM</text:p>
          </table:table-cell>
          <table:table-cell table:style-name="表3.B2" office:value-type="string">
            <text:p text:style-name="P190">テーブルの数値列のデータを合計する</text:p>
          </table:table-cell>
        </table:table-row>
        <table:table-row>
          <table:table-cell table:style-name="表3.A2" office:value-type="string">
            <text:p text:style-name="P195">AVG</text:p>
          </table:table-cell>
          <table:table-cell table:style-name="表3.B2" office:value-type="string">
            <text:p text:style-name="P190">テーブルの数値列のデータを平均する</text:p>
          </table:table-cell>
        </table:table-row>
        <table:table-row>
          <table:table-cell table:style-name="表3.A2" office:value-type="string">
            <text:p text:style-name="P195">MAX</text:p>
          </table:table-cell>
          <table:table-cell table:style-name="表3.B2" office:value-type="string">
            <text:p text:style-name="P190">テーブルの任意の列のデータの最大値を求める</text:p>
          </table:table-cell>
        </table:table-row>
        <table:table-row>
          <table:table-cell table:style-name="表3.A2" office:value-type="string">
            <text:p text:style-name="P195">MIN</text:p>
          </table:table-cell>
          <table:table-cell table:style-name="表3.B2" office:value-type="string">
            <text:p text:style-name="P190">テーブルの任意の列のデータの最小値を求める</text:p>
          </table:table-cell>
        </table:table-row>
      </table:table>
      <text:p text:style-name="P41"/>
      <text:p text:style-name="P41"/>
      <text:p text:style-name="P41">※COUNT関数</text:p>
      <text:p text:style-name="P41"><text:tab/>COUNT(*)：NULLを含む行数を数える</text:p>
      <text:p text:style-name="P41"><text:tab/>COUNT(&lt;列名&gt;)：NULLを除外して数える</text:p>
      <text:p text:style-name="P41"/>
      <text:p text:style-name="P41">※MAX/MIN関数：ほとんどすべてのデータ型に適用できる</text:p>
      <text:p text:style-name="P41">　SUM/AVG関数：数値のみにしか使えない</text:p>
      <text:p text:style-name="P41"/>
      <text:p text:style-name="P41"/>
      <text:p text:style-name="P41">・重複値を除外して集約関数を使う（<text:span text:style-name="T20">DISTINCT）</text:span></text:p>
      <text:p text:style-name="P41"/>
      <text:p text:style-name="P42">&gt; SELECT COUNT(DISTINCT &lt;列名&gt;)</text:p>
      <text:p text:style-name="P42"/>
      <text:p text:style-name="P42"><text:soft-page-break/>※集約関数の()内にDISTINCTをつける</text:p>
      <text:p text:style-name="P42"><text:tab/>最初に&lt;列名&gt;の重複値を除外し、それから行数を数える</text:p>
      <text:p text:style-name="P42"/>
      <text:p text:style-name="P42"/>
      <text:p text:style-name="P42"/>
      <text:p text:style-name="P42">・集約関数を書けるのは、<text:span text:style-name="T21">SELECT句とHAVING句とORDER BY句だけ</text:span></text:p>
      <text:p text:style-name="P42"/>
      <text:p text:style-name="P42"/>
      <text:p text:style-name="P160"><text:span text:style-name="T17">28</text:span>.テーブルのグループ分け</text:p>
      <text:p text:style-name="P140"/>
      <text:p text:style-name="P42">&gt; SELECT &lt;列名１&gt;,&lt;列名２&gt;,…</text:p>
      <text:p text:style-name="P42"><text:tab/>FROM &lt;テーブル名&gt;</text:p>
      <text:p text:style-name="P42"><text:tab/>GROUP BY &lt;列名１&gt;,&lt;列名２&gt;,…;</text:p>
      <text:p text:style-name="P42"/>
      <text:p text:style-name="P42"/>
      <text:p text:style-name="P42">※注意点</text:p>
      <text:p text:style-name="P42"><text:tab/><text:span text:style-name="T21">1. SELECT句に書けるもの</text:span></text:p>
      <text:p text:style-name="P42"><text:tab/><text:tab/>・定数</text:p>
      <text:p text:style-name="P42"><text:tab/><text:tab/>・集約関数</text:p>
      <text:p text:style-name="P43"><text:tab/><text:tab/>・<text:span text:style-name="T21">GROUP BY句で指定した列名</text:span></text:p>
      <text:p text:style-name="P44"><text:tab/><text:tab/>（これ以外の列名を書くとエラーになる）</text:p>
      <text:p text:style-name="P43"/>
      <text:p text:style-name="P42"><text:tab/><text:span text:style-name="T21">2. GROUP BY句にはSELECT句でつけた別名は使えない</text:span></text:p>
      <text:p text:style-name="P42"/>
      <text:p text:style-name="P47"><text:tab/>3. GROUP BY句を使っても結果の表示順序はソートされない</text:p>
      <text:p text:style-name="P42"/>
      <text:p text:style-name="P42"/>
      <text:p text:style-name="P42"/>
      <text:p text:style-name="P42"/>
      <text:p text:style-name="P161"><text:span text:style-name="T17">29</text:span>.グループの条件指定</text:p>
      <text:p text:style-name="P141"/>
      <text:p text:style-name="P44">&gt; SELECT &lt;列名１&gt;, &lt;列名２&gt;, …</text:p>
      <text:p text:style-name="P44"><text:tab/>FROM &lt;テーブル名&gt;</text:p>
      <text:p text:style-name="P44"><text:tab/><text:span text:style-name="T22">GROUP BY &lt;列名１&gt;, &lt;列名２&gt;, …</text:span></text:p>
      <text:p text:style-name="P44"><text:tab/><text:span text:style-name="T22">HAVING &lt;グループの値に対する条件&gt;</text:span></text:p>
      <text:p text:style-name="P44"/>
      <text:p text:style-name="P44"><text:soft-page-break/>・<text:span text:style-name="T22">HAVING句に書ける要素</text:span></text:p>
      <text:p text:style-name="P44"><text:tab/>・定数</text:p>
      <text:p text:style-name="P44"><text:tab/>・集約関数</text:p>
      <text:p text:style-name="P44"><text:tab/>（・<text:span text:style-name="T22">GROUP BY句で指定した列名）→ WHERE句に書く</text:span></text:p>
      <text:p text:style-name="P44"/>
      <text:p text:style-name="P44"/>
      <text:p text:style-name="P44"/>
      <text:p text:style-name="P162"><text:span text:style-name="T22">30</text:span>.ソートする</text:p>
      <text:p text:style-name="P142"/>
      <text:p text:style-name="P45">&gt; SELECT &lt;列名１&gt;, &lt;列名２&gt;, …</text:p>
      <text:p text:style-name="P45"><text:tab/>FROM &lt;テーブル名&gt;</text:p>
      <text:p text:style-name="P45"><text:tab/><text:span text:style-name="T22">ORDER BY &lt;並べ替えの基準となる列１&gt;, &lt;並べ替えの基準とな<text:tab/><text:tab/><text:tab/><text:tab/>る列２&gt;, …;</text:span></text:p>
      <text:p text:style-name="P45"/>
      <text:p text:style-name="P45"><text:tab/>※<text:span text:style-name="T23">&lt;並べ替えの基準となる列&gt; = ソートキー</text:span></text:p>
      <text:p text:style-name="P45"/>
      <text:p text:style-name="P45"/>
      <text:p text:style-name="P45">・昇順</text:p>
      <text:p text:style-name="P71">&gt; ORDER BY &lt;並べ替えの基準となる列&gt; ASC;<text:tab/>--ASCは省略できる</text:p>
      <text:p text:style-name="P71"/>
      <text:p text:style-name="P71">・降順</text:p>
      <text:p text:style-name="P71">&gt; ORDER BY &lt;並べ替えの基準となる列&gt; DESC;</text:p>
      <text:p text:style-name="P71"/>
      <text:p text:style-name="P71">※ソートキーに<text:span text:style-name="T23">NULLが含まれていた場合、先頭か末尾にまとめられる。</text:span></text:p>
      <text:p text:style-name="P71"/>
      <text:p text:style-name="P71">※ソートキーに別名を使える</text:p>
      <text:p text:style-name="P72">※列番号は使えるが、使ってはいけない。</text:p>
      <text:p text:style-name="P72"><text:tab/>SQLでそのうち使えなくなる。</text:p>
      <text:p text:style-name="P72"/>
      <text:p text:style-name="P72"/>
      <text:p text:style-name="P72"/>
      <text:p text:style-name="P163"><text:span text:style-name="T22">31</text:span>.<text:span text:style-name="T23">SELECT文の順序</text:span></text:p>
      <text:p text:style-name="P143"/>
      <text:p text:style-name="P27">・SELECT文の実行順序</text:p>
      <text:p text:style-name="P72"/>
      <text:p text:style-name="P72">FROM → WHERE → GROUP BY →</text:p>
      <text:p text:style-name="P72">HAVING → SELECT → ORDER BY</text:p>
      <text:p text:style-name="P72"><text:soft-page-break/></text:p>
      <text:p text:style-name="P72"/>
      <text:p text:style-name="P27">・SELECT分の書き順</text:p>
      <text:p text:style-name="P72"/>
      <text:p text:style-name="P46">&gt; SELECT &lt;列名１&gt;, &lt;列名２&gt;, …</text:p>
      <text:p text:style-name="P46"><text:tab/>FROM &lt;テーブル名&gt;</text:p>
      <text:p text:style-name="P46"><text:tab/><text:span text:style-name="T23">WHERE &lt;行に対する条件&gt;</text:span></text:p>
      <text:p text:style-name="P46"><text:tab/><text:span text:style-name="T22">GROUP BY &lt;列名１&gt;, &lt;列名２&gt;, …</text:span></text:p>
      <text:p text:style-name="P46"><text:tab/><text:span text:style-name="T22">HAVING &lt;グループの値に対する条件&gt;</text:span></text:p>
      <text:p text:style-name="P46"><text:tab/><text:span text:style-name="T22">ORDER BY &lt;並べ替えの基準となる列１&gt;, &lt;並べ替えの基準とな<text:tab/><text:tab/><text:tab/><text:tab/>る列２&gt;, …;</text:span></text:p>
      <text:p text:style-name="P46"/>
      <text:p text:style-name="P46"/>
      <text:p text:style-name="P46"/>
      <text:p text:style-name="P46"/>
      <text:p text:style-name="P46"/>
      <text:p text:style-name="P46"/>
      <text:p text:style-name="P46"/>
      <text:p text:style-name="P46"/>
      <text:p text:style-name="P46"/>
      <text:p text:style-name="P46"/>
      <text:p text:style-name="P164"><text:span text:style-name="T22">32</text:span>.データの登録</text:p>
      <text:p text:style-name="P144"/>
      <text:p text:style-name="P48">&gt; <text:span text:style-name="T24">INSERT INTO &lt;テーブル名&gt; (列１, 列２, 列３, …) </text:span></text:p>
      <text:p text:style-name="P73"><text:tab/>VALUES (値１, 値２, 値３, …);</text:p>
      <text:p text:style-name="P48"/>
      <text:p text:style-name="P48">※原則として、<text:span text:style-name="T24">INSERT文は１回の実行で１行を挿入すること。</text:span></text:p>
      <text:p text:style-name="P48"/>
      <text:p text:style-name="P48"/>
      <text:p text:style-name="P48"/>
      <text:p text:style-name="P48">・列リストの省略</text:p>
      <text:p text:style-name="P48"/>
      <text:p text:style-name="P73">&gt; INSERT INTO &lt;テーブル名&gt; VAALUES (値１, 値２, 値３, …);</text:p>
      <text:p text:style-name="P73"/>
      <text:p text:style-name="P73">※列リストを省略した場合、左から順に各列に割り当てられる。</text:p>
      <text:p text:style-name="P73"/>
      <text:p text:style-name="P73"/>
      <text:p text:style-name="P73"/>
      <text:p text:style-name="P73">・NULLを挿入する</text:p>
      <text:p text:style-name="P73"><text:soft-page-break/></text:p>
      <text:p text:style-name="P73">※VALUES句の値リストにNULLをそのまま記述。</text:p>
      <text:p text:style-name="P73"/>
      <text:p text:style-name="P73"/>
      <text:p text:style-name="P73"/>
      <text:p text:style-name="P73">・デフォルト値を挿入する</text:p>
      <text:p text:style-name="P73"/>
      <text:p text:style-name="P74">&gt; INSERT INTO &lt;テーブル名&gt; (列１, 列２, 列３)</text:p>
      <text:p text:style-name="P74"><text:tab/>VALUES (値１, DEFAULT, 値３);</text:p>
      <text:p text:style-name="P74"/>
      <text:p text:style-name="P74">※テーブルの２列目に、DEFAULTの値を使う。</text:p>
      <text:p text:style-name="P74">※列名と値名を省略すると、暗黙的にDEFAULT値使うことができるが、</text:p>
      <text:p text:style-name="P74">SQLの可読性が下がるので、使わないこと。</text:p>
      <text:p text:style-name="P74"/>
      <text:p text:style-name="P74"/>
      <text:p text:style-name="P74">・ほかのテーブルからデータをコピーする</text:p>
      <text:p text:style-name="P74"/>
      <text:p text:style-name="P74">&gt; INSERT INTO &lt;コピー先テーブル名&gt; (列１, 列２, …)</text:p>
      <text:p text:style-name="P74"><text:tab/>SELECT 列１, 列２, …</text:p>
      <text:p text:style-name="P74"><text:tab/>FROM &lt;コピー元テーブル名&gt;;</text:p>
      <text:p text:style-name="P74"/>
      <text:p text:style-name="P74">※INSERT文内のSELECT文では、WHERE句やGROUP BY句など、どんなSQL構文も使うことができる。（ただし、ORDER BY句は使っても効果がない）。</text:p>
      <text:p text:style-name="P74"/>
      <text:p text:style-name="P74"/>
      <text:p text:style-name="P74"/>
      <text:p text:style-name="P165"><text:span text:style-name="T22">33</text:span>.データの削除</text:p>
      <text:p text:style-name="P145"/>
      <text:p text:style-name="P49">・テーブルそのものを削除</text:p>
      <text:p text:style-name="P49">&gt; <text:span text:style-name="T25">DROP TABLE &lt;テーブル名&gt;;</text:span></text:p>
      <text:p text:style-name="P74"/>
      <text:p text:style-name="P74"/>
      <text:p text:style-name="P48">・テーブルを残したまま、テーブル内の行を削除</text:p>
      <text:p text:style-name="P75">&gt; DELETE FROM &lt;テーブル名&gt;;</text:p>
      <text:p text:style-name="P75"/>
      <text:p text:style-name="P75"/>
      <text:p text:style-name="P75">・探索型DELETE（削除対象を制限する）</text:p>
      <text:p text:style-name="P75"><text:soft-page-break/>&gt; DELETE FROM &lt;テーブル名&gt;</text:p>
      <text:p text:style-name="P75"><text:tab/>WHERE &lt;条件&gt;;</text:p>
      <text:p text:style-name="P75"/>
      <text:p text:style-name="P75"/>
      <text:p text:style-name="P75">・全ての行を削除</text:p>
      <text:p text:style-name="P75">&gt; TRUNCATE &lt;テーブル名&gt;;</text:p>
      <text:p text:style-name="P75"/>
      <text:p text:style-name="P75"/>
      <text:p text:style-name="P75"/>
      <text:p text:style-name="P75"/>
      <text:p text:style-name="P75"/>
      <text:p text:style-name="P75"/>
      <text:p text:style-name="P75"/>
      <text:p text:style-name="P75"/>
      <text:p text:style-name="P75"/>
      <text:p text:style-name="P75"/>
      <text:p text:style-name="P165"><text:span text:style-name="T22">34</text:span>.データの更新</text:p>
      <text:p text:style-name="P145"/>
      <text:p text:style-name="P49">・基本構文</text:p>
      <text:p text:style-name="P49">&gt; <text:span text:style-name="T25">UPDATE &lt;テーブル名&gt;</text:span></text:p>
      <text:p text:style-name="P49"><text:tab/><text:span text:style-name="T25">SET &lt;列名&gt; = &lt;式、又は、値&gt;;</text:span></text:p>
      <text:p text:style-name="P49"/>
      <text:p text:style-name="P49"/>
      <text:p text:style-name="P49">・探索型<text:span text:style-name="T26">UPDATE（条件を指定）</text:span></text:p>
      <text:p text:style-name="P76">&gt; UPDATE &lt;テーブル名&gt;</text:p>
      <text:p text:style-name="P76"><text:tab/>SET &lt;列名&gt; = &lt;式、又は、値&gt;</text:p>
      <text:p text:style-name="P76"><text:tab/>WHERE &lt;条件&gt;;</text:p>
      <text:p text:style-name="P76"/>
      <text:p text:style-name="P76"/>
      <text:p text:style-name="P76"/>
      <text:p text:style-name="P76">・NULLクリア</text:p>
      <text:p text:style-name="P76">&gt; UPDATE &lt;テーブル名&gt;</text:p>
      <text:p text:style-name="P76"><text:tab/>SET &lt;列名&gt; = NULL</text:p>
      <text:p text:style-name="P76"><text:tab/>WHERE &lt;条件&gt;;</text:p>
      <text:p text:style-name="P76"/>
      <text:p text:style-name="P76">※UPDATE文で値をNULLクリアすることができる（ただし、NOT NULL制約のついてない列に限る）。</text:p>
      <text:p text:style-name="P76"/>
      <text:p text:style-name="P76"/>
      <text:p text:style-name="P76"><text:soft-page-break/></text:p>
      <text:p text:style-name="P76">・複数列の更新</text:p>
      <text:p text:style-name="P76"/>
      <text:p text:style-name="P76">・どの<text:span text:style-name="T27">SQLでも使える方法</text:span></text:p>
      <text:p text:style-name="P76">&gt; UPDATE &lt;テーブル名&gt;</text:p>
      <text:p text:style-name="P76"><text:tab/>SET &lt;列１&gt; = &lt;式、又は、値&gt;,</text:p>
      <text:p text:style-name="P76"><text:tab/> <text:s text:c="7"/>&lt;列２&gt; = &lt;式、又は、値&gt;</text:p>
      <text:p text:style-name="P76"><text:tab/>WHERE &lt;条件&gt;;</text:p>
      <text:p text:style-name="P76"/>
      <text:p text:style-name="P76">・使えない<text:span text:style-name="T27">SQLがある方法</text:span></text:p>
      <text:p text:style-name="P77">&gt; UPDATE &lt;テーブル名&gt;</text:p>
      <text:p text:style-name="P77"><text:tab/>SET (列１, 列２) = (式１, 式２)</text:p>
      <text:p text:style-name="P77"><text:tab/>WHERE &lt;条件&gt;;</text:p>
      <text:p text:style-name="P77"/>
      <text:p text:style-name="P77"/>
      <text:p text:style-name="P166"><text:span text:style-name="T22">35</text:span>.トランザクション</text:p>
      <text:p text:style-name="P50"/>
      <text:p text:style-name="P50">※トランザクションとは、セットで実行されるべき一つ以上の更新処理の集まりのこと。</text:p>
      <text:p text:style-name="P50"/>
      <text:p text:style-name="P50">※使い方としては、</text:p>
      <text:p text:style-name="P50"><text:tab/><text:span text:style-name="T27">1.</text:span>トランザクションを使う。</text:p>
      <text:p text:style-name="P50"/>
      <text:p text:style-name="P50"><text:tab/><text:span text:style-name="T27">2.作業</text:span>をする。</text:p>
      <text:p text:style-name="P50"/>
      <text:p text:style-name="P50"><text:tab/><text:span text:style-name="T27">3.</text:span>正しく更新されたか確認する。</text:p>
      <text:p text:style-name="P50"/>
      <text:p text:style-name="P50"><text:tab/><text:span text:style-name="T27">4.</text:span>確定させる。まはは、取り消す。</text:p>
      <text:p text:style-name="P50"/>
      <text:p text:style-name="P50"/>
      <text:p text:style-name="P77">&gt; START TRANSACTION;<text:tab/>--1.トランザクション開始</text:p>
      <text:p text:style-name="P77"/>
      <text:p text:style-name="P77">&gt; UPDATE &lt;テーブル&gt;<text:tab/><text:tab/>--2.作業</text:p>
      <text:p text:style-name="P77"><text:tab/>SET &lt;列&gt; = &lt;式&gt;</text:p>
      <text:p text:style-name="P77"><text:tab/>WHERE &lt;条件&gt;;</text:p>
      <text:p text:style-name="P77"/>
      <text:p text:style-name="P77">&gt; SELECT * FROM &lt;テーブル&gt;;<text:tab/>--3.確認</text:p>
      <text:p text:style-name="P77"/>
      <text:p text:style-name="P77">&gt; COMMIT;<text:tab/><text:tab/>--4.確定</text:p>
      <text:p text:style-name="P77"><text:soft-page-break/>又は、</text:p>
      <text:p text:style-name="P77">&gt; ROLLBACK;<text:tab/>--<text:span text:style-name="T28">4.取り消し</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167"><text:span text:style-name="T22">36</text:span>.ビュー</text:p>
      <text:p text:style-name="P51"/>
      <text:p text:style-name="P79">・ビューの作り方</text:p>
      <text:p text:style-name="P79">&gt; CREATE VIEW ビュー名 (&lt;ビューの列名１&gt;, &lt;ビューの列名２&gt;, …)</text:p>
      <text:p text:style-name="P79">AS</text:p>
      <text:p text:style-name="P79">&lt;SELECT文&gt;</text:p>
      <text:p text:style-name="P79"/>
      <text:p text:style-name="P79"/>
      <text:p text:style-name="P51">※ビューの中には「<text:span text:style-name="T29">SELECT文」が保存されている（ビュー自体はデータを持たない）。</text:span></text:p>
      <text:p text:style-name="P51"/>
      <text:p text:style-name="P78">※複数のテーブルにまたがる集約を楽に行うことができる。</text:p>
      <text:p text:style-name="P78"/>
      <text:p text:style-name="P78">※よく使うSELECT文をビューにしておくことで、使いまわすことができる。</text:p>
      <text:p text:style-name="P78"/>
      <text:p text:style-name="P78"/>
      <text:p text:style-name="P78"/>
      <text:p text:style-name="P78"/>
      <text:p text:style-name="P78">・ビューに対する検索</text:p>
      <text:p text:style-name="P80">&gt; SELECT &lt;列名１&gt;, &lt;列名２&gt;, …<text:tab/><text:tab/>--①</text:p>
      <text:p text:style-name="P80">FROM &lt;ビュー名&gt;<text:tab/><text:tab/><text:tab/><text:tab/><text:tab/>--②</text:p>
      <text:p text:style-name="P80"/>
      <text:p text:style-name="P80">①最初に、ビューに定義されたSELECT文が実行され、</text:p>
      <text:p text:style-name="P80"><text:soft-page-break/>②その結果に対して、ビューをFROM句に指定したSELECT文が実行される</text:p>
      <text:p text:style-name="P80"/>
      <text:p text:style-name="P80"/>
      <text:p text:style-name="P80"/>
      <text:p text:style-name="P80">・ビューの制限事項</text:p>
      <text:p text:style-name="P80">1.ビュー手着でORDER BY句は使えない（行には順序がない）</text:p>
      <text:p text:style-name="P80">2.ビューに対する更新ができる条件（参照先のテーブルが更新される）</text:p>
      <text:p text:style-name="P80"><text:tab/>・SELECT句にDISTINCTが含まれていない。</text:p>
      <text:p text:style-name="P80"><text:tab/>・FROM句に含まれるテーブルが一つだけである。</text:p>
      <text:p text:style-name="P80"><text:tab/>・GROUP BY句を使用していない。</text:p>
      <text:p text:style-name="P80"><text:tab/>・HAVING句を使用していない。</text:p>
      <text:p text:style-name="P80"/>
      <text:p text:style-name="P80"/>
      <text:p text:style-name="P80"/>
      <text:p text:style-name="P80">・ビューの削除</text:p>
      <text:p text:style-name="P80"/>
      <text:p text:style-name="P80">&gt; DROP VIEW ビュー名;</text:p>
      <text:p text:style-name="P80"/>
      <text:p text:style-name="P80"/>
      <text:p text:style-name="P80"/>
      <text:p text:style-name="P168"><text:span text:style-name="T22">37</text:span>.サブクエリ</text:p>
      <text:p text:style-name="P52"/>
      <text:p text:style-name="P81">&gt; SELECT &lt;列名１&gt;, &lt;列名２&gt;</text:p>
      <text:p text:style-name="P81">FROM <text:span text:style-name="T9">(SELECT &lt;列名１&gt;, &lt;列名２&gt;</text:span></text:p>
      <text:p text:style-name="P28"><text:tab/><text:tab/>FROM &lt;テーブル名&gt;) AS &lt;サブクエリ名&gt;;</text:p>
      <text:p text:style-name="P81"/>
      <text:p text:style-name="P81">※FROMの後の（）が、サブクエリ</text:p>
      <text:p text:style-name="P81"/>
      <text:p text:style-name="P81">※最初にサブクエリのSELECT文が実行され、その次に外側のSELECT文が実行される。</text:p>
      <text:p text:style-name="P81"/>
      <text:p text:style-name="P28">※ノーマルのサブクエリには、AS &lt;サブクエリ名&gt;で名前をつける。</text:p>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169"><text:span text:style-name="T22">38</text:span>.スカラ・サブクエリ</text:p>
      <text:p text:style-name="P53"/>
      <text:p text:style-name="P82">&gt; SELECT &lt;列名１&gt;, &lt;列名２&gt;</text:p>
      <text:p text:style-name="P82">FROM &lt;テーブル名&gt;</text:p>
      <text:p text:style-name="P82">WHERE &lt;列名１&gt; &gt; <text:span text:style-name="T9">(SELECT AVG(&lt;列名１&gt;)</text:span></text:p>
      <text:p text:style-name="P29"><text:tab/><text:tab/><text:tab/><text:tab/>FROM &lt;テーブル名&gt;);</text:p>
      <text:p text:style-name="P82"/>
      <text:p text:style-name="P82">※上の例は、列名１の値のうち、列名１の平均より大きい値を選ぶSELECT文。</text:p>
      <text:p text:style-name="P82"/>
      <text:p text:style-name="P82"/>
      <text:p text:style-name="P82">・スカラ・サブクエリとは、</text:p>
      <text:p text:style-name="P82"><text:tab/><text:span text:style-name="T9">・戻り値が単一の値になるサブクエリ</text:span></text:p>
      <text:p text:style-name="P82"><text:tab/>・ノーマルのサブクエリのように、名前をつけなくてよい。</text:p>
      <text:p text:style-name="P82"><text:tab/>・戻り値が複数行になると、エラーになる。</text:p>
      <text:p text:style-name="P82"/>
      <text:p text:style-name="P82"/>
      <text:p text:style-name="P82"/>
      <text:p text:style-name="P82"/>
      <text:p text:style-name="P169"><text:span text:style-name="T22">39</text:span>.相関サブクエリ</text:p>
      <text:p text:style-name="P53"/>
      <text:p text:style-name="P83">&gt; SELECT &lt;列名１&gt;, &lt;列名２&gt;</text:p>
      <text:p text:style-name="P83">FROM &lt;テーブル名&gt; AS S1</text:p>
      <text:p text:style-name="P83">WHERE &lt;列名１&gt; &gt; (SELECT AVG(&lt;列名１&gt;)</text:p>
      <text:p text:style-name="P83"><text:tab/><text:tab/><text:tab/><text:tab/>FROM &lt;テーブル名&gt; AS S2</text:p>
      <text:p text:style-name="P83"><text:tab/><text:tab/><text:tab/><text:tab/><text:span text:style-name="T9">WHERE S1.&lt;列名２&gt; = S2.&lt;列名２&gt;</text:span>); <text:s/>--①</text:p>
      <text:p text:style-name="P83"/>
      <text:p text:style-name="P83"/>
      <text:p text:style-name="P83">※上の例は、列名２で小分けにした中で、それぞれ列名１の値の中で、平均より大きい値を選ぶSELECT文。</text:p>
      <text:p text:style-name="P83"><text:soft-page-break/></text:p>
      <text:p text:style-name="P30">※①は、結合条件。（２つのテーブルの、列を結合して一つのテーブルとして扱えるようにする。）</text:p>
      <text:p text:style-name="P30"/>
      <text:p text:style-name="P31">※WHERE に書く&lt;列名&gt;には、テーブル名の略称をつけること。</text:p>
      <text:p text:style-name="P83"/>
      <text:p text:style-name="P83">・相関サブクエリとは、</text:p>
      <text:p text:style-name="P83"><text:tab/>・２つのテーブルを一つにして、扱えるようにするサブクエリ。</text:p>
      <text:p text:style-name="P83"><text:tab/>・小分けにしたグループ内での比較をする時に使う。</text:p>
      <text:p text:style-name="P83"><text:tab/>・GROUP BY句と同じく、集合の「カット」という機能を持って<text:tab/>いる。</text:p>
      <text:p text:style-name="P83"><text:tab/>・結合条件は、サブクエリの中に書かないとエラーになってしまう。</text:p>
      <text:p text:style-name="P83"/>
      <text:p text:style-name="P83"/>
      <text:p text:style-name="P83"/>
      <text:p text:style-name="P83"/>
      <text:p text:style-name="P83"/>
      <text:p text:style-name="P83"/>
      <text:p text:style-name="P170"><text:span text:style-name="T30">40</text:span>.算術関数</text:p>
      <text:p text:style-name="P54"/>
      <text:p text:style-name="P84">・<text:span text:style-name="T30">ABS---絶対値</text:span></text:p>
      <text:p text:style-name="P84"><text:tab/><text:span text:style-name="T30">ABS(数値)：ゼロと正数はそのまま、負数は符号をとる。</text:span></text:p>
      <text:p text:style-name="P84"/>
      <text:p text:style-name="P84">・<text:span text:style-name="T30">MOD---剰余</text:span></text:p>
      <text:p text:style-name="P84"><text:tab/><text:span text:style-name="T30">MOD(被除数, 除数)：割り算の余り（剰余）を求める。</text:span></text:p>
      <text:p text:style-name="P84"><text:tab/>例：<text:span text:style-name="T30">MOD(7, 3) = 1</text:span></text:p>
      <text:p text:style-name="P84"/>
      <text:p text:style-name="P84">・<text:span text:style-name="T30">ROUND---四捨五入</text:span></text:p>
      <text:p text:style-name="P84"><text:tab/><text:span text:style-name="T30">ROUND(対象数, 丸めの桁数)：四捨五入する。</text:span></text:p>
      <text:p text:style-name="P84"><text:tab/>※丸めの桁数を、<text:span text:style-name="T31">1に指定すると、小数点第二位で、</text:span></text:p>
      <text:p text:style-name="P85"><text:tab/><text:tab/><text:tab/> <text:s text:c="7"/><text:span text:style-name="T31">2を指定すると、小数点第三位で四捨五入する</text:span></text:p>
      <text:p text:style-name="P85"/>
      <text:p text:style-name="P85"><text:tab/></text:p>
      <text:p text:style-name="P84">※ほぼすべての関数は、<text:span text:style-name="T30">NULLに対しては、NULLを返す決まりになっている。（COALESCEは、例外）</text:span></text:p>
      <text:p text:style-name="P84"/>
      <text:p text:style-name="P84"/>
      <text:p text:style-name="P84"/>
      <text:p text:style-name="P84"/>
      <text:p text:style-name="P171"><text:soft-page-break/><text:span text:style-name="T30">41</text:span>.文字列関数</text:p>
      <text:p text:style-name="P55"/>
      <text:p text:style-name="P55">※文字列には、列名も指定できる。</text:p>
      <text:p text:style-name="P55"/>
      <text:p text:style-name="P85">・<text:span text:style-name="T31">BINARY---文字の大きさの区別</text:span></text:p>
      <text:p text:style-name="P85"><text:tab/><text:span text:style-name="T31">&gt; WHERE &lt;列名&gt; = BINARY ‘abc’<text:tab/></text:span></text:p>
      <text:p text:style-name="P90"><text:tab/>※abcの文字の大きさを区別する。（ABCやaBCではない）</text:p>
      <text:p text:style-name="P85"/>
      <text:p text:style-name="P85"/>
      <text:p text:style-name="P85">・<text:span text:style-name="T31">CONCAT---連結</text:span></text:p>
      <text:p text:style-name="P85"><text:tab/><text:span text:style-name="T31">CONCAT(文字列１, 文字列２)：文字列1と文字列2を連結する。</text:span></text:p>
      <text:p text:style-name="P85"><text:tab/>例：<text:span text:style-name="T31">CONCAT(‘abc’, ‘def’) = abcdef</text:span></text:p>
      <text:p text:style-name="P85"/>
      <text:p text:style-name="P85"/>
      <text:p text:style-name="P85">・<text:span text:style-name="T32">CHAR_LENGTH---文字列長<text:tab/>（MySQLの場合）</text:span></text:p>
      <text:p text:style-name="P85"><text:tab/><text:span text:style-name="T32">CHAR_LENGTH(文字列)：文字列が何文字なのかを調べる。</text:span></text:p>
      <text:p text:style-name="P85"/>
      <text:p text:style-name="P85">・<text:span text:style-name="T32">LENGTH---文字列のバイト数 （MySQLの場合）</text:span></text:p>
      <text:p text:style-name="P85"><text:tab/><text:span text:style-name="T32">LENGTH(文字列)：文字列が何バイトなのかを調べる。</text:span></text:p>
      <text:p text:style-name="P85"/>
      <text:p text:style-name="P85">・<text:span text:style-name="T32">REPLACE---文字列の置き換え</text:span></text:p>
      <text:p text:style-name="P85"><text:tab/><text:span text:style-name="T32">REPLACE(対象文字列, 置換え前の文字列, 置換え後の文字列)</text:span></text:p>
      <text:p text:style-name="P85"/>
      <text:p text:style-name="P85">・<text:span text:style-name="T32">SUBSTRING---文字列の切り出し</text:span></text:p>
      <text:p text:style-name="P85"><text:tab/><text:span text:style-name="T32">SUBSTRING(対象文字列 FROM 切り出し開始位置 FOR 切り出<text:tab/>す文字数)</text:span></text:p>
      <text:p text:style-name="P85"/>
      <text:p text:style-name="P85">・<text:span text:style-name="T32">UPPER---大文字化</text:span></text:p>
      <text:p text:style-name="P85"><text:tab/><text:span text:style-name="T32">UPPER(文字列)：アルファベットを大文字にする。</text:span></text:p>
      <text:p text:style-name="P85"/>
      <text:p text:style-name="P85"/>
      <text:p text:style-name="P85"/>
      <text:p text:style-name="P85"/>
      <text:p text:style-name="P85"/>
      <text:p text:style-name="P85"/>
      <text:p text:style-name="P85"/>
      <text:p text:style-name="P85"/>
      <text:p text:style-name="P172"><text:span text:style-name="T30">42</text:span>.日付関数</text:p>
      <text:p text:style-name="P56"><text:soft-page-break/></text:p>
      <text:p text:style-name="P86">・<text:span text:style-name="T32">CURRENT_DATE---現在の日付</text:span></text:p>
      <text:p text:style-name="P86"><text:tab/><text:span text:style-name="T33">&gt; SELECT CURRENT_DATE;</text:span></text:p>
      <text:p text:style-name="P86"><text:tab/><text:span text:style-name="T33">2020-05-26</text:span></text:p>
      <text:p text:style-name="P86"/>
      <text:p text:style-name="P86">・<text:span text:style-name="T33">CURRENT_TIME---現在の時間</text:span></text:p>
      <text:p text:style-name="P86"><text:tab/><text:span text:style-name="T33">&gt; SELECT CURENT_TIME;</text:span></text:p>
      <text:p text:style-name="P86"><text:tab/><text:span text:style-name="T33">09:07:21</text:span></text:p>
      <text:p text:style-name="P86"/>
      <text:p text:style-name="P86">・<text:span text:style-name="T33">CURRENT_TIMESTAMP---現在の日時</text:span></text:p>
      <text:p text:style-name="P86"><text:tab/><text:span text:style-name="T33">&gt; SELECT CURRENT_TIMESTAMP;</text:span></text:p>
      <text:p text:style-name="P86"><text:tab/><text:span text:style-name="T33">2020-05-26 09:06:21</text:span></text:p>
      <text:p text:style-name="P86"/>
      <text:p text:style-name="P86">・<text:span text:style-name="T33">EXTRACT---日付要素の切り出し</text:span></text:p>
      <text:p text:style-name="P86"><text:tab/><text:span text:style-name="T33">&gt;SELECT <text:s/>EXTRACT(YEAR, FROM <text:tab/>CURRENT_TIMESTAMP) AS year</text:span></text:p>
      <text:p text:style-name="P86"/>
      <text:p text:style-name="P86"><text:tab/><text:span text:style-name="T33">year</text:span></text:p>
      <text:p text:style-name="P86"><text:tab/>------</text:p>
      <text:p text:style-name="P86"><text:tab/><text:span text:style-name="T33">2020</text:span></text:p>
      <text:p text:style-name="P86"/>
      <text:p text:style-name="P89">切り出しの要素</text:p>
      <table:table table:name="表4" table:style-name="表4">
        <table:table-column table:style-name="表4.A"/>
        <table:table-column table:style-name="表4.B"/>
        <table:table-row>
          <table:table-cell table:style-name="表4.A1" office:value-type="string">
            <text:p text:style-name="P196">YEAR</text:p>
          </table:table-cell>
          <table:table-cell table:style-name="表4.B1" office:value-type="string">
            <text:p text:style-name="P190">年</text:p>
          </table:table-cell>
        </table:table-row>
        <table:table-row>
          <table:table-cell table:style-name="表4.A2" office:value-type="string">
            <text:p text:style-name="P196">MONTH</text:p>
          </table:table-cell>
          <table:table-cell table:style-name="表4.B2" office:value-type="string">
            <text:p text:style-name="P190">月</text:p>
          </table:table-cell>
        </table:table-row>
        <table:table-row>
          <table:table-cell table:style-name="表4.A2" office:value-type="string">
            <text:p text:style-name="P196">DAY</text:p>
          </table:table-cell>
          <table:table-cell table:style-name="表4.B2" office:value-type="string">
            <text:p text:style-name="P190">日</text:p>
          </table:table-cell>
        </table:table-row>
        <table:table-row>
          <table:table-cell table:style-name="表4.A2" office:value-type="string">
            <text:p text:style-name="P196">HOUR</text:p>
          </table:table-cell>
          <table:table-cell table:style-name="表4.B2" office:value-type="string">
            <text:p text:style-name="P190">時</text:p>
          </table:table-cell>
        </table:table-row>
        <table:table-row>
          <table:table-cell table:style-name="表4.A2" office:value-type="string">
            <text:p text:style-name="P196">MINUTE</text:p>
          </table:table-cell>
          <table:table-cell table:style-name="表4.B2" office:value-type="string">
            <text:p text:style-name="P190">分</text:p>
          </table:table-cell>
        </table:table-row>
        <table:table-row>
          <table:table-cell table:style-name="表4.A2" office:value-type="string">
            <text:p text:style-name="P196">SECOND</text:p>
          </table:table-cell>
          <table:table-cell table:style-name="表4.B2" office:value-type="string">
            <text:p text:style-name="P190">秒</text:p>
          </table:table-cell>
        </table:table-row>
      </table:table>
      <text:p text:style-name="P86"/>
      <text:p text:style-name="P86"><text:tab/></text:p>
      <text:p text:style-name="P86"><text:tab/></text:p>
      <text:p text:style-name="P86"><text:tab/></text:p>
      <text:p text:style-name="P86"/>
      <text:p text:style-name="P86"/>
      <text:p text:style-name="P86"/>
      <text:p text:style-name="P86"/>
      <text:p text:style-name="P86"/>
      <text:p text:style-name="P173"><text:span text:style-name="T30">43</text:span>.変換関数</text:p>
      <text:p text:style-name="P57"><text:soft-page-break/></text:p>
      <text:p text:style-name="P87">・<text:span text:style-name="T34">CAST---型変数</text:span></text:p>
      <text:p text:style-name="P87"><text:tab/><text:span text:style-name="T34">CAST(変換前の値 AS 変換するデータ型)</text:span></text:p>
      <text:p text:style-name="P87"/>
      <text:p text:style-name="P87"><text:tab/>例１：文字列型から数値型への変換</text:p>
      <text:p text:style-name="P87"><text:tab/><text:span text:style-name="T34">&gt; SELECT CAST(‘0001’ AS SIGNED INTEGER) AS &lt;列名&gt;;</text:span></text:p>
      <text:p text:style-name="P87"><text:tab/><text:span text:style-name="T34">1</text:span></text:p>
      <text:p text:style-name="P87"/>
      <text:p text:style-name="P87"><text:tab/>例２：文字列型から日付型への変換</text:p>
      <text:p text:style-name="P87"><text:tab/><text:span text:style-name="T34">&gt; SELECT CAST(‘2020-05-26’ AS DATE) AS &lt;列名&gt;;</text:span></text:p>
      <text:p text:style-name="P87"><text:tab/>‘<text:span text:style-name="T34">2020-05-26’（内部処理だけ変わるので、見た目の変化はない）</text:span></text:p>
      <text:p text:style-name="P87"/>
      <text:p text:style-name="P87">・<text:span text:style-name="T34">COALESCE---NULLを値へ変換</text:span></text:p>
      <text:p text:style-name="P87"><text:tab/><text:span text:style-name="T34">COALESCE(データ１, データ２, データ３, …)：左（データ１)か<text:tab/>ら順に引数を見て、最初にNULLでない値を返します。</text:span></text:p>
      <text:p text:style-name="P87"/>
      <text:p text:style-name="P88"><text:tab/>例：</text:p>
      <text:p text:style-name="P91"><text:tab/>&gt; SELECT COALESCE(NULL, 123) AS nomber;</text:p>
      <text:p text:style-name="P87"><text:tab/><text:span text:style-name="T35">nomber</text:span></text:p>
      <text:p text:style-name="P87"><text:tab/>---------</text:p>
      <text:p text:style-name="P87"><text:tab/><text:span text:style-name="T35">123</text:span></text:p>
      <text:p text:style-name="P87"/>
      <text:p text:style-name="P87"><text:tab/><text:span text:style-name="T35">&gt; SELECT COALESCE(NULL, NULL, 123) AS number;</text:span></text:p>
      <text:p text:style-name="P87"><text:tab/><text:span text:style-name="T35">nomber</text:span></text:p>
      <text:p text:style-name="P87"><text:tab/>---------</text:p>
      <text:p text:style-name="P87"><text:tab/><text:span text:style-name="T35">123</text:span></text:p>
      <text:p text:style-name="P87"/>
      <text:p text:style-name="P87"><text:tab/><text:span text:style-name="T35">&gt; SELECT COALESCE(&lt;列名１&gt;, &lt;列名２&gt;, 123) AS number;</text:span></text:p>
      <text:p text:style-name="P87"><text:tab/><text:span text:style-name="T36">nomber</text:span></text:p>
      <text:p text:style-name="P87"><text:tab/>---------</text:p>
      <text:p text:style-name="P87"><text:tab/><text:span text:style-name="T36">123</text:span></text:p>
      <text:p text:style-name="P87"><text:tab/><text:span text:style-name="T36">123</text:span></text:p>
      <text:p text:style-name="P87"><text:tab/><text:span text:style-name="T36">567</text:span></text:p>
      <text:p text:style-name="P87"/>
      <text:p text:style-name="P87"><text:tab/>※列名<text:span text:style-name="T36">1にNULLの値があれば、列名２の値をみて、</text:span></text:p>
      <text:p text:style-name="P87"><text:tab/><text:span text:style-name="T36">NULLの値なら、123を表示する。</text:span></text:p>
      <text:p text:style-name="P87"><text:tab/>列名１、列名２が<text:span text:style-name="T36">NULLでなければ、最初に出てきた</text:span></text:p>
      <text:p text:style-name="P87"><text:tab/>値を表示する。</text:p>
      <text:p text:style-name="P87"/>
      <text:p text:style-name="P174"><text:soft-page-break/><text:span text:style-name="T30">44</text:span>.<text:span text:style-name="T37">LIKE述語</text:span></text:p>
      <text:p text:style-name="P58"/>
      <text:p text:style-name="P92">※文字列の部分一致検索</text:p>
      <text:p text:style-name="P92"/>
      <text:p text:style-name="P92">・前方一致</text:p>
      <text:p text:style-name="P92"><text:tab/>検索条件となる文字列が、検索対象の文字列の最初に位置している<text:tab/>レコードだけが選択される検索</text:p>
      <text:p text:style-name="P92"/>
      <text:p text:style-name="P92"><text:tab/>&gt; WHERE &lt;列名&gt; LIKE ‘ddd%’</text:p>
      <text:p text:style-name="P92"/>
      <text:p text:style-name="P92"><text:tab/>結果：dddが最初についてる文字列を検索</text:p>
      <text:p text:style-name="P92"/>
      <text:p text:style-name="P92"/>
      <text:p text:style-name="P92">・中間一致</text:p>
      <text:p text:style-name="P92"><text:tab/>検索条件となる文字列が検索対象の文字列のどこかに含まれていれ<text:tab/>ば、レコードが選択される検索</text:p>
      <text:p text:style-name="P92"/>
      <text:p text:style-name="P92"><text:tab/>&gt; WHERE &lt;列名&gt; LIKE ‘%ddd%’</text:p>
      <text:p text:style-name="P92"/>
      <text:p text:style-name="P92"><text:tab/>結果：dddがどこかに含まれる文字列を検索</text:p>
      <text:p text:style-name="P92"/>
      <text:p text:style-name="P92"/>
      <text:p text:style-name="P92">・後方一致</text:p>
      <text:p text:style-name="P92"><text:tab/>検索条件となる文字列が文字列の最後尾にあるレコードだけが選択<text:tab/>される検索</text:p>
      <text:p text:style-name="P92"/>
      <text:p text:style-name="P92"><text:tab/><text:span text:style-name="T38">&gt; WHERE &lt;列名&gt; LIKE ‘%ddd’</text:span></text:p>
      <text:p text:style-name="P92"/>
      <text:p text:style-name="P92"><text:tab/>結果：<text:span text:style-name="T38">dddが最後についている文字列を検索</text:span></text:p>
      <text:p text:style-name="P92"/>
      <text:p text:style-name="P92"/>
      <text:p text:style-name="P92">・任意の位置文字</text:p>
      <text:p text:style-name="P92"><text:tab/>%のかわりに、アンダーバー<text:span text:style-name="T38">(_)を使うと任意の位置文字を表すこ<text:tab/>とができる。</text:span></text:p>
      <text:p text:style-name="P92"/>
      <text:p text:style-name="P92"><text:tab/>例：<text:span text:style-name="T38">&gt; WHERE &lt;列名&gt; LIKE ‘ddd__’</text:span></text:p>
      <text:p text:style-name="P92"><text:tab/>結果：<text:span text:style-name="T38">ddd+任意の２文字を検索</text:span></text:p>
      <text:p text:style-name="P92"/>
      <text:p text:style-name="P92"/>
      <text:p text:style-name="P175"><text:soft-page-break/><text:span text:style-name="T30">45</text:span>.<text:span text:style-name="T38">BETWEEN述語</text:span></text:p>
      <text:p text:style-name="P59"/>
      <text:p text:style-name="P93">※範囲検索</text:p>
      <text:p text:style-name="P93"/>
      <text:p text:style-name="P97">&gt; WHERE &lt;列名&gt; BETWEEN 数値１ AND 数値２</text:p>
      <text:p text:style-name="P97"/>
      <text:p text:style-name="P97">結果：数値１ &lt;= この範囲の数値が検索される &lt;= 数値２</text:p>
      <text:p text:style-name="P97"/>
      <text:p text:style-name="P97"/>
      <text:p text:style-name="P97">※もし、両端を結果に含みたくない場合は、</text:p>
      <text:p text:style-name="P97"/>
      <text:p text:style-name="P97">&gt; WHERE &lt;列名&gt; &gt; 数値１ AND &lt;列名&gt; &lt; 数値２</text:p>
      <text:p text:style-name="P97"/>
      <text:p text:style-name="P97">として、書く必要が有る。</text:p>
      <text:p text:style-name="P97"/>
      <text:p text:style-name="P97"/>
      <text:p text:style-name="P176"><text:span text:style-name="T30">46</text:span>.<text:span text:style-name="T39">IS NULL, IS NOT NULL</text:span></text:p>
      <text:p text:style-name="P60"/>
      <text:p text:style-name="P94">※<text:span text:style-name="T39">NULLか非NULLかの判定</text:span></text:p>
      <text:p text:style-name="P94"/>
      <text:p text:style-name="P98">&gt; WHERE &lt;列名&gt; IS NULL</text:p>
      <text:p text:style-name="P98">結果：NULLの行が選択される</text:p>
      <text:p text:style-name="P98"/>
      <text:p text:style-name="P98">&gt; WHERE &lt;列名&gt; NOT IS NULL</text:p>
      <text:p text:style-name="P98">結果：NULL以外の行が選択される</text:p>
      <text:p text:style-name="P94"/>
      <text:p text:style-name="P93"/>
      <text:p text:style-name="P92"/>
      <text:p text:style-name="P176"><text:span text:style-name="T30">47</text:span>.<text:span text:style-name="T39">IN述語</text:span></text:p>
      <text:p text:style-name="P60"/>
      <text:p text:style-name="P94">※<text:span text:style-name="T39">ORの便利な省略形</text:span></text:p>
      <text:p text:style-name="P94"/>
      <text:p text:style-name="P94">・<text:span text:style-name="T40">IN</text:span></text:p>
      <text:p text:style-name="P98">&gt; SELECT &lt;列名１&gt; &lt;列名2&gt;</text:p>
      <text:p text:style-name="P98">FROM &lt;テーブル名&gt;</text:p>
      <text:p text:style-name="P98">WHERE &lt;列名1&gt; = 100,</text:p>
      <text:p text:style-name="P98">OR &lt;列名１&gt; = 200,</text:p>
      <text:p text:style-name="P98">OR &lt;列名１&gt; = 300;</text:p>
      <text:p text:style-name="P94"><text:soft-page-break/></text:p>
      <text:p text:style-name="P94">と、</text:p>
      <text:p text:style-name="P94"/>
      <text:p text:style-name="P98">&gt; SELECT &lt;列名１&gt; &lt;列名２&gt;</text:p>
      <text:p text:style-name="P98">FROM &lt;テーブル名&gt;</text:p>
      <text:p text:style-name="P98">WHERE &lt;列名１&gt; IN (100, 200, 300);</text:p>
      <text:p text:style-name="P98"/>
      <text:p text:style-name="P98">は、同じ意味になる。</text:p>
      <text:p text:style-name="P98"/>
      <text:p text:style-name="P98"/>
      <text:p text:style-name="P98"/>
      <text:p text:style-name="P98">・<text:span text:style-name="T40">NOT IN</text:span></text:p>
      <text:p text:style-name="P99">WHERE &lt;列名&gt; NOT IN (100, 200, 300)</text:p>
      <text:p text:style-name="P99">なら、100, 200, 300位外となる。</text:p>
      <text:p text:style-name="P99"/>
      <text:p text:style-name="P99"/>
      <text:p text:style-name="P99">・INとサブクエリ</text:p>
      <text:p text:style-name="P99"/>
      <text:p text:style-name="P99">※INは、テーブルやビューを引数に指定できる。</text:p>
      <text:p text:style-name="P99"/>
      <text:p text:style-name="P99">サブクエリの列の値が、100, 200, 300なら、</text:p>
      <text:p text:style-name="P99">WHERE &lt;列名&gt; IN (サブクエリ)</text:p>
      <text:p text:style-name="P99">と、</text:p>
      <text:p text:style-name="P99">WHERE &lt;列名&gt; IN (100, 200, 300)</text:p>
      <text:p text:style-name="P99">は、同じ意味になる。</text:p>
      <text:p text:style-name="P32">（サブクエリを使った場合は、サブクエリの値が変わっても、もとのプログラムを使うことができる。）</text:p>
      <text:p text:style-name="P32"/>
      <text:p text:style-name="P32"/>
      <text:p text:style-name="P32"/>
      <text:p text:style-name="P177"><text:span text:style-name="T30">48</text:span>.<text:span text:style-name="T40">EXISTS述語</text:span></text:p>
      <text:p text:style-name="P61"/>
      <text:p text:style-name="P95">※ある条件に合致するレコードの存在有無を調べること</text:p>
      <text:p text:style-name="P95"/>
      <text:p text:style-name="P99">&gt; SELECT &lt;列名１&gt; &lt;列名２&gt;</text:p>
      <text:p text:style-name="P99">FROM &lt;テーブル名１&gt; AS T1</text:p>
      <text:p text:style-name="P99">WHERE EXISTS (SELECT *</text:p>
      <text:p text:style-name="P99"><text:tab/><text:tab/><text:tab/>FROM &lt;テーブル名２&gt; AS T2</text:p>
      <text:p text:style-name="P99"><text:tab/><text:tab/><text:tab/>WHERE T2.&lt;列名&gt; = 値</text:p>
      <text:p text:style-name="P99"><text:soft-page-break/><text:tab/><text:tab/><text:tab/>AND T1.&lt;相関列名&gt; = T2.&lt;相関列名&gt;);</text:p>
      <text:p text:style-name="P99"/>
      <text:p text:style-name="P99">結果：テーブル名１とレーブル名２の相関サブクエリで値に合致した値があったら、表示する</text:p>
      <text:p text:style-name="P99"/>
      <text:p text:style-name="P99">※相関列名：テーブル名１とテーブル名２で相関関係を持ちたい列名</text:p>
      <text:p text:style-name="P99"/>
      <text:p text:style-name="P99">※<text:span text:style-name="T41">EXISTSの引数は常に相関サブクエリを指定する。</text:span></text:p>
      <text:p text:style-name="P99"/>
      <text:p text:style-name="P99">※<text:span text:style-name="T41">EXISTSの引数のサブクエリは常に「SELECT *」を使う。</text:span></text:p>
      <text:p text:style-name="P99"/>
      <text:p text:style-name="P99">※非定型の<text:span text:style-name="T41">NOT EXISTSも使える。</text:span></text:p>
      <text:p text:style-name="P99"/>
      <text:p text:style-name="P99"/>
      <text:p text:style-name="P99"/>
      <text:p text:style-name="P178"><text:span text:style-name="T30">49</text:span>.<text:span text:style-name="T41">CASE式</text:span></text:p>
      <text:p text:style-name="P62"/>
      <text:p text:style-name="P100">SELECT CASE WHEN &lt;評価式&gt; THEN &lt;式&gt;</text:p>
      <text:p text:style-name="P100"><text:tab/><text:tab/> <text:s text:c="5"/>WHEN &lt;評価式&gt; THEN &lt;式&gt;</text:p>
      <text:p text:style-name="P100"><text:tab/><text:tab/> <text:s text:c="5"/>WHEN &lt;評価式&gt; THEN &lt;式&gt;</text:p>
      <text:p text:style-name="P100"><text:tab/><text:tab/> <text:s text:c="5"/>ELSE &lt;式&gt;</text:p>
      <text:p text:style-name="P100">END AS &lt;列名&gt;;</text:p>
      <text:p text:style-name="P100"/>
      <text:p text:style-name="P100"/>
      <text:p text:style-name="P100">※<text:span text:style-name="T42">CASE式のELSE句は省略可能だが、省略しないこと。</text:span></text:p>
      <text:p text:style-name="P106">使わないときは、ELSE NULLとしておく。</text:p>
      <text:p text:style-name="P100"/>
      <text:p text:style-name="P100">※<text:span text:style-name="T42">CASE式のENDは省略不可</text:span></text:p>
      <text:p text:style-name="P100"/>
      <text:p text:style-name="P100"/>
      <text:p text:style-name="P106">例：</text:p>
      <text:p text:style-name="P106">&gt; SELECT CASE <text:tab/>WHEN shohin_bunrui = ‘衣類’</text:p>
      <text:p text:style-name="P106"><text:tab/><text:tab/> <text:s text:c="5"/><text:tab/>THEN CONCAT(‘A:’, shohin_bunrui)</text:p>
      <text:p text:style-name="P106"><text:tab/><text:tab/><text:tab/>WHEN shohin_bunrui = ‘事務用品’</text:p>
      <text:p text:style-name="P106"><text:tab/><text:tab/><text:tab/>THEN CONCAT(‘B:’, shohin_bunrui)</text:p>
      <text:p text:style-name="P106"><text:tab/><text:tab/>END AS bunrui</text:p>
      <text:p text:style-name="P106">FROM &lt;テーブル名&gt;</text:p>
      <text:p text:style-name="P106"/>
      <text:p text:style-name="P106">結果：bunrui</text:p>
      <text:p text:style-name="P106"><text:soft-page-break/><text:tab/>--------</text:p>
      <text:p text:style-name="P106"><text:tab/>A:衣類</text:p>
      <text:p text:style-name="P106"><text:tab/>B:事務用品</text:p>
      <text:p text:style-name="P106"><text:tab/>A:衣類</text:p>
      <text:p text:style-name="P106"><text:tab/><text:tab/><text:tab/></text:p>
      <text:p text:style-name="P96"/>
      <text:p text:style-name="P96"/>
      <text:p text:style-name="P96"/>
      <text:p text:style-name="P179"><text:span text:style-name="T43">50</text:span>.テーブルの足し算--<text:span text:style-name="T43">UNION</text:span></text:p>
      <text:p text:style-name="P63"/>
      <text:p text:style-name="P101"><text:span text:style-name="T43">&gt; </text:span>SELECT <text:span text:style-name="T43">&lt;列名１&gt;, &lt;列名２&gt;</text:span></text:p>
      <text:p text:style-name="P107">FROM &lt;テーブル名１&gt;</text:p>
      <text:p text:style-name="P107">UNION</text:p>
      <text:p text:style-name="P107">SELECT &lt;列名１&gt;, &lt;列名２&gt;</text:p>
      <text:p text:style-name="P107">FROM &lt;テーブル名２&gt;</text:p>
      <text:p text:style-name="P113">ORDER BY &lt;列名１&gt;</text:p>
      <text:p text:style-name="P107"/>
      <text:p text:style-name="P107"/>
      <text:p text:style-name="P107">※テーブル１とテーブル２を足して、重複行を排除する。</text:p>
      <text:p text:style-name="P107"/>
      <text:p text:style-name="P107">※重複行を残す場合は、ALLオプションをつける</text:p>
      <text:p text:style-name="P107">（ALLオプションは、他の集合演算子でも使える）</text:p>
      <text:p text:style-name="P107"/>
      <text:p text:style-name="P107">UNION ALL<text:tab/></text:p>
      <text:p text:style-name="P107"/>
      <text:p text:style-name="P107"/>
      <text:p text:style-name="P107">注意点</text:p>
      <text:p text:style-name="P107"><text:tab/>・演算対象となるレコードの列数は同じであること</text:p>
      <text:p text:style-name="P107"/>
      <text:p text:style-name="P107"><text:tab/>・足し算の対象となるレコードの列のデータ型が一致していること</text:p>
      <text:p text:style-name="P107"/>
      <text:p text:style-name="P107"><text:tab/>・SELECT文はどんなものを指定しても良い。</text:p>
      <text:p text:style-name="P107"><text:tab/>ただし、ORDER BY句は最後に一つだけ</text:p>
      <text:p text:style-name="P107"/>
      <text:p text:style-name="P107"/>
      <text:p text:style-name="P107"/>
      <text:p text:style-name="P107"/>
      <text:p text:style-name="P107"/>
      <text:p text:style-name="P107"/>
      <text:p text:style-name="P107"><text:soft-page-break/></text:p>
      <text:p text:style-name="P179"><text:span text:style-name="T43">51</text:span>.テーブルの共通部分の選択</text:p>
      <text:p text:style-name="P179"><text:tab/>--<text:span text:style-name="T43">INTERSECT</text:span></text:p>
      <text:p text:style-name="P63"/>
      <text:p text:style-name="P101"><text:span text:style-name="T43">&gt; </text:span>SELECT <text:span text:style-name="T43">&lt;列名１&gt;, &lt;列名２&gt;</text:span></text:p>
      <text:p text:style-name="P107">FROM &lt;テーブル名１&gt;</text:p>
      <text:p text:style-name="P107">INTERSECT</text:p>
      <text:p text:style-name="P107">SELECT &lt;列名１&gt;, &lt;列名２&gt;</text:p>
      <text:p text:style-name="P107">FROM &lt;テーブル名２&gt;</text:p>
      <text:p text:style-name="P113">ORDER BY &lt;列名１&gt;</text:p>
      <text:p text:style-name="P107"/>
      <text:p text:style-name="P107"/>
      <text:p text:style-name="P108">※テーブル１とテーブル２を足して、共通部分のみを選択し、重複行を排除する。</text:p>
      <text:p text:style-name="P108"/>
      <text:p text:style-name="P108">※重複行を残す場合は、<text:span text:style-name="T44">ALLオプションを使う。</text:span></text:p>
      <text:p text:style-name="P108"/>
      <text:p text:style-name="P108">※必ず２つのテーブルを使用し、その共通するレコードを選択する。</text:p>
      <text:p text:style-name="P108"/>
      <text:p text:style-name="P108"/>
      <text:p text:style-name="P108"/>
      <text:p text:style-name="P180"><text:span text:style-name="T43">52</text:span>.テーブルの引き算--<text:span text:style-name="T44">EXCEPT</text:span></text:p>
      <text:p text:style-name="P64"/>
      <text:p text:style-name="P102"><text:span text:style-name="T43">&gt; </text:span>SELECT <text:span text:style-name="T43">&lt;列名１&gt;, &lt;列名２&gt;</text:span></text:p>
      <text:p text:style-name="P108">FROM &lt;テーブル名１&gt;</text:p>
      <text:p text:style-name="P113">EXCEPT</text:p>
      <text:p text:style-name="P108">SELECT &lt;列名１&gt;, &lt;列名２&gt;</text:p>
      <text:p text:style-name="P108">FROM &lt;テーブル名２&gt;</text:p>
      <text:p text:style-name="P113">ORDER BY &lt;列名１&gt;</text:p>
      <text:p text:style-name="P113"/>
      <text:p text:style-name="P113">※テーブル１から、テーブル２を引き算して、重複行を排除する。</text:p>
      <text:p text:style-name="P113"/>
      <text:p text:style-name="P113">※重複行を残す場合は、ALLオプションを使う。</text:p>
      <text:p text:style-name="P113"/>
      <text:p text:style-name="P113">※どちらからどちらを引くかによって、結果が異なる。</text:p>
      <text:p text:style-name="P108"/>
      <text:p text:style-name="P108"/>
      <text:p text:style-name="P180"><text:soft-page-break/><text:span text:style-name="T43">53</text:span>.内部結合—<text:span text:style-name="T44">INNER JOIN</text:span></text:p>
      <text:p text:style-name="P64"/>
      <text:p text:style-name="P102"><text:span text:style-name="T43">&gt; </text:span>SELECT <text:span text:style-name="T44">T1.&lt;列名１&gt;, T1.&lt;列名２&gt;, T2.&lt;列名３&gt;, T2.&lt;列名４&gt;</text:span></text:p>
      <text:p text:style-name="P108">FROM &lt;テーブル名１&gt; <text:span text:style-name="T45">AS T1 INNEER JOIN &lt;テーブル名２&gt; AS T2</text:span></text:p>
      <text:p text:style-name="P114">ON T1.&lt;列名１&gt; = T2.&lt;列名１&gt;;</text:p>
      <text:p text:style-name="P114"/>
      <text:p text:style-name="P33">※テーブル１の&lt;列名１&gt;と&lt;列名２&gt;、テーブル２の&lt;列名３&gt;と&lt;列名４&gt;を持つテーブル&lt;列名１&gt;&lt;列名２&gt;&lt;列名３&gt;&lt;列名４&gt;を作る。</text:p>
      <text:p text:style-name="P35">※２つのテーブルに存在している情報だけ選択される。</text:p>
      <text:p text:style-name="P114"/>
      <text:p text:style-name="P114"/>
      <text:p text:style-name="P114">ポイント</text:p>
      <text:p text:style-name="P114"><text:tab/><text:span text:style-name="T47">・結合を行うときは、FROM句に複数のテーブルを記述する。</text:span></text:p>
      <text:p text:style-name="P114"/>
      <text:p text:style-name="P114"><text:tab/>・ON句に結合条件を書く。</text:p>
      <text:p text:style-name="P114"><text:tab/>内部結合ではON句は必須。記述場所はFROMとWHEREの間。</text:p>
      <text:p text:style-name="P114"/>
      <text:p text:style-name="P115"><text:tab/>・結合を使った場合の<text:span text:style-name="T46">SELECT句の列は、</text:span></text:p>
      <text:p text:style-name="P118"><text:tab/>すべて&lt;テーブルの別名<text:tab/>&gt;.&lt;列名&gt;の書式で書く。</text:p>
      <text:p text:style-name="P34"/>
      <text:p text:style-name="P34"/>
      <text:p text:style-name="P34"/>
      <text:p text:style-name="P181"><text:span text:style-name="T43">54</text:span>.外部結合—<text:span text:style-name="T46">OUTER JOIN</text:span></text:p>
      <text:p text:style-name="P65"/>
      <text:p text:style-name="P103"><text:span text:style-name="T43">&gt; </text:span>SELECT <text:span text:style-name="T44">T1.&lt;列名１&gt;, T1.&lt;列名２&gt;, T2.&lt;列名３&gt;, T2.&lt;列名４&gt;</text:span></text:p>
      <text:p text:style-name="P109">FROM &lt;テーブル名１&gt; <text:span text:style-name="T45">AS T1 RIGHT OUTER JOIN &lt;テーブル名２&gt; AS T2</text:span></text:p>
      <text:p text:style-name="P115">ON T1.&lt;列名１&gt; = T2.&lt;列名１&gt;;</text:p>
      <text:p text:style-name="P115"/>
      <text:p text:style-name="P115"/>
      <text:p text:style-name="P34">※テーブル１の&lt;列名１&gt;と&lt;列名２&gt;、テーブル２の&lt;列名３&gt;と&lt;列名４&gt;を持つテーブル&lt;列名１&gt;&lt;列名２&gt;&lt;列名３&gt;&lt;列名４&gt;を作る。</text:p>
      <text:p text:style-name="P115"/>
      <text:p text:style-name="P34">※マスターテーブルにない（つまりテーブルの外部から）情報を結果にもってくる。</text:p>
      <text:p text:style-name="P115"/>
      <text:p text:style-name="P115"/>
      <text:p text:style-name="P115">ポイント</text:p>
      <text:p text:style-name="P115"><text:soft-page-break/><text:tab/>・元になるテーブル（マスターテーブル）は、<text:span text:style-name="T46">LEFT又はRIGHT<text:tab/>をつけて、OUTER JOIN の左側か、右側かで、指定する。</text:span></text:p>
      <text:p text:style-name="P115"/>
      <text:p text:style-name="P115"/>
      <text:p text:style-name="P115"/>
      <text:p text:style-name="P115"/>
      <text:p text:style-name="P182"><text:span text:style-name="T43">55</text:span>.３つ以上のテーブル結合</text:p>
      <text:p text:style-name="P66"/>
      <text:p text:style-name="P104"><text:span text:style-name="T43">&gt; </text:span>SELECT <text:span text:style-name="T44">T1.&lt;列名１&gt;, T1.&lt;列名２&gt;, T2.&lt;列名３&gt;, T2.&lt;列名４&gt;, </text:span><text:span text:style-name="T13">T3.&lt;列名５&gt;</text:span></text:p>
      <text:p text:style-name="P110">FROM &lt;テーブル名１&gt; <text:span text:style-name="T45">AS T1 INNER JOIN &lt;テーブル名２&gt; AS T2</text:span></text:p>
      <text:p text:style-name="P116">ON T1.&lt;列名１&gt; = T2.&lt;列名１&gt;</text:p>
      <text:p text:style-name="P36"><text:tab/>INNER JOIN &lt;テーブル名３&gt; AS T3</text:p>
      <text:p text:style-name="P36"><text:tab/>ON T1&lt;列名１&gt; = T3.&lt;列名１&gt;</text:p>
      <text:p text:style-name="P117"/>
      <text:p text:style-name="P117"/>
      <text:p text:style-name="P117">※３つ以上を結合するには、２つの場合のON句に対して、INNER JOIN で３つ目をつなげる。</text:p>
      <text:p text:style-name="P117"/>
      <text:p text:style-name="P117"/>
      <text:p text:style-name="P117"/>
      <text:p text:style-name="P183"><text:span text:style-name="T43">56</text:span>.クロス結合—<text:span text:style-name="T48">CROSS JOIN</text:span></text:p>
      <text:p text:style-name="P67"/>
      <text:p text:style-name="P105"><text:span text:style-name="T43">&gt; </text:span>SELECT <text:span text:style-name="T44">T1.&lt;列名１&gt;, T1.&lt;列名２&gt;, T2.&lt;列名３&gt;, T2.&lt;列名４&gt;</text:span></text:p>
      <text:p text:style-name="P111">FROM &lt;テーブル名１&gt; <text:span text:style-name="T45">AS T1 CROSS JOIN &lt;テーブル名２&gt; AS T2;</text:span></text:p>
      <text:p text:style-name="P111"/>
      <text:p text:style-name="P111"/>
      <text:p text:style-name="P111">※２つのテーブルのレコードについて、すべての組み合わせを作る結合方法。</text:p>
      <text:p text:style-name="P111"/>
      <text:p text:style-name="P111">※<text:span text:style-name="T48">ON句を指定することは、できない。</text:span></text:p>
      <text:p text:style-name="P111"/>
      <text:p text:style-name="P111"/>
      <text:p text:style-name="P111">ポイント</text:p>
      <text:p text:style-name="P111"><text:tab/>・内部結合とは、</text:p>
      <text:p text:style-name="P111"><text:tab/>クロス結合の結果に含まれる部分を持つ結合</text:p>
      <text:p text:style-name="P111"/>
      <text:p text:style-name="P111"><text:tab/>・外部結合とは、</text:p>
      <text:p text:style-name="P111"><text:soft-page-break/><text:tab/>クロス結合の結果に含まれない部分を持つ結合</text:p>
      <text:p text:style-name="P111"/>
      <text:p text:style-name="P111"><text:tab/>・実際には、クロス結合は使われない。</text:p>
      <text:p text:style-name="P111"/>
      <text:p text:style-name="P111"/>
      <text:p text:style-name="P111"/>
      <text:p text:style-name="P184"><text:span text:style-name="T43">57</text:span>.ウィンドウ関数</text:p>
      <text:p text:style-name="P68"/>
      <text:p text:style-name="P119">&lt;ウィンドウ関数&gt; ORVER (PARTITION BY &lt;列名&gt; </text:p>
      <text:p text:style-name="P119">ORDER BY &lt;ソート用列名&gt;)</text:p>
      <text:p text:style-name="P119"/>
      <text:p text:style-name="P119">※PARTITION BY &lt;列名&gt;で、GROUP BY句のように、列名でグループ分けができる。</text:p>
      <text:p text:style-name="P119"/>
      <text:p text:style-name="P119">※PARTITION BY &lt;列名&gt;は、省略できる。</text:p>
      <text:p text:style-name="P119"/>
      <text:p text:style-name="P119">※ORDER BY &lt;ソート用列名&gt;は、ASC/DESCで昇順、降順を指定できる。</text:p>
      <text:p text:style-name="P119"/>
      <text:p text:style-name="P119">※ウィンドウ関数は、原則として<text:span text:style-name="T49">SELECT句のみで使える。</text:span></text:p>
      <text:p text:style-name="P119"/>
      <text:p text:style-name="P119">※<text:span text:style-name="T52">OVER句</text:span>内の<text:span text:style-name="T51">ORDER BY句は、ウィンドウ関数がどういう順序で計算するかを決めるだけの役割しかない。</text:span></text:p>
      <text:p text:style-name="P124">SELECT文をソートするには、FROMの後にORDER BY句をつける。</text:p>
      <text:p text:style-name="P119"/>
      <text:p text:style-name="P119"/>
      <text:p text:style-name="P119">・ウィンドウ専用関数の種類</text:p>
      <text:p text:style-name="P119"/>
      <text:p text:style-name="P119"><text:tab/><text:span text:style-name="T9">・RANK関数--</text:span><text:span text:style-name="T14">RANK()</text:span></text:p>
      <text:p text:style-name="P119"><text:tab/>ランキングを算出する。同順位が複数レコード存在した場合、後続<text:tab/>の順位が飛びます。</text:p>
      <text:p text:style-name="P119"><text:tab/>例：１位が３レコード有る場合：１位、１位、１位、４位、…</text:p>
      <text:p text:style-name="P119"/>
      <text:p text:style-name="P119"><text:tab/><text:span text:style-name="T9">・DENSE_RANK関数--</text:span><text:span text:style-name="T14">DENSE_RANK()</text:span></text:p>
      <text:p text:style-name="P119"><text:tab/>ランキングを算出する。同順位が複数レコード存在しても、後続の<text:tab/>順位が飛ばない。</text:p>
      <text:p text:style-name="P119"><text:tab/>例：１位が３レコード有る場合：１位、１位、１位、２位、…</text:p>
      <text:p text:style-name="P119"/>
      <text:p text:style-name="P119"><text:tab/><text:span text:style-name="T9">・</text:span><text:span text:style-name="T14">ROW_NUMBER関数--ROW_NUMBER()</text:span></text:p>
      <text:p text:style-name="P119"><text:soft-page-break/><text:tab/>一意的な連番を付与する。</text:p>
      <text:p text:style-name="P119"><text:tab/>例：１位が３レコード有る場合：１位、２位、３位、４位、…</text:p>
      <text:p text:style-name="P119"/>
      <text:p text:style-name="P119"/>
      <text:p text:style-name="P119">例：</text:p>
      <text:p text:style-name="P121">&gt; SELECT &lt;列名１&gt;,</text:p>
      <text:p text:style-name="P121">RANK() OVER (ORDER BY &lt;列名１&gt;) AS ranking,</text:p>
      <text:p text:style-name="P121">DENSE_RANK() OVER (ORDER BY &lt;列名１&gt;) AS dense_ranking,</text:p>
      <text:p text:style-name="P121">ROW_NUMBER() OVER (ORDER BY &lt;列名１&gt;) AS row_num</text:p>
      <text:p text:style-name="P121">FROM &lt;テーブル名&gt;</text:p>
      <text:p text:style-name="P121"/>
      <text:p text:style-name="P121">※ウィンドウ専用関数は、引数をとらないため、常にカッコ()の中は空っぽ。</text:p>
      <text:p text:style-name="P121"/>
      <text:p text:style-name="P121"/>
      <text:p text:style-name="P121">・集約関数をウィンドウ関数として使う。</text:p>
      <text:p text:style-name="P121"><text:tab/>・集約関数</text:p>
      <text:p text:style-name="P121"><text:tab/><text:tab/>COUNT ：テーブルの行数を数える。</text:p>
      <text:p text:style-name="P121"><text:tab/><text:tab/>SUM　 <text:s text:c="2"/>：テーブルの数値列のデータを合計する</text:p>
      <text:p text:style-name="P121"><text:tab/><text:tab/>AVG<text:tab/> <text:s text:c="3"/>：テーブルの数値列のデータを平均する</text:p>
      <text:p text:style-name="P121"><text:tab/><text:tab/>MAX <text:s text:c="4"/>：テーブルの任意の列のデータの最大値を求める</text:p>
      <text:p text:style-name="P121"><text:tab/><text:tab/>MIN <text:s text:c="6"/>：テーブルの任意の列のデータの最小値を求める</text:p>
      <text:p text:style-name="P121"/>
      <text:p text:style-name="P122">例：SUM(列名１) OVER (ORDER BY &lt;列名２&gt;) AS &lt;列の別名&gt;</text:p>
      <text:p text:style-name="P122"/>
      <text:p text:style-name="P120"/>
      <text:p text:style-name="P119">※集約関数をウィンドウ関数として使うと、自分のレコード「カレントレコード」を基準に集計対象を判断する。</text:p>
      <text:p text:style-name="P119"/>
      <text:p text:style-name="P119"/>
      <text:p text:style-name="P119"/>
      <text:p text:style-name="P185"/>
      <text:p text:style-name="P185"/>
      <text:p text:style-name="P185"/>
      <text:p text:style-name="P185"/>
      <text:p text:style-name="P185"/>
      <text:p text:style-name="P185"><text:soft-page-break/></text:p>
      <text:p text:style-name="P185"/>
      <text:p text:style-name="P185"/>
      <text:p text:style-name="P185"><text:span text:style-name="T43">58</text:span>.移動平均を算出する</text:p>
      <text:p text:style-name="P69"/>
      <text:p text:style-name="P112">・移動平均とは、例えば、「自分のレコードの前２つのレコードとの平均を求める。」等の集計方法。</text:p>
      <text:p text:style-name="P112"/>
      <text:p text:style-name="P112"><text:tab/>・自分より２行前のレコード</text:p>
      <text:p text:style-name="P112"><text:tab/>・自分より１行前のレコード</text:p>
      <text:p text:style-name="P112"><text:tab/>・自分のレコード</text:p>
      <text:p text:style-name="P112"><text:tab/>上記の平均 <text:span text:style-name="T50">= 移動平均</text:span></text:p>
      <text:p text:style-name="P112"/>
      <text:p text:style-name="P112"/>
      <text:p text:style-name="P122">・集計範囲（フレーム）の指定</text:p>
      <text:p text:style-name="P122"/>
      <text:p text:style-name="P122"><text:tab/>※<text:span text:style-name="T51">ROWS：行</text:span></text:p>
      <text:p text:style-name="P122"/>
      <text:p text:style-name="P122"><text:tab/>・○行前まで（PRECEDING：前の）</text:p>
      <text:p text:style-name="P122"><text:tab/><text:tab/>ROWS ◯ PRECEDING</text:p>
      <text:p text:style-name="P122"/>
      <text:p text:style-name="P122"><text:tab/>・◯行後の（FOLLOWING：後の）</text:p>
      <text:p text:style-name="P122"><text:tab/><text:tab/><text:span text:style-name="T51">ROWS ◯ FOLLOWING</text:span></text:p>
      <text:p text:style-name="P122"/>
      <text:p text:style-name="P123">例：AVG(列名１) OVER (ORDER BY &lt;列名２&gt;</text:p>
      <text:p text:style-name="P123"><text:tab/><text:tab/><text:tab/><text:tab/>ROWS 2 PRECEDING) AS moving_avg</text:p>
      <text:p text:style-name="P123"><text:s text:c="6"/>（自分のレコードの前２つのレコードとの平均）</text:p>
      <text:p text:style-name="P123"/>
      <text:p text:style-name="P123"/>
      <text:p text:style-name="P123">・カレントレコードの前後の行を指定する</text:p>
      <text:p text:style-name="P123"/>
      <text:p text:style-name="P123">例：AVG(列名１) OVER (ORDER BY &lt;列名２&gt;</text:p>
      <text:p text:style-name="P123"><text:tab/><text:tab/><text:tab/><text:tab/>ROWS BETWEEN 1 PRECEDING AND</text:p>
      <text:p text:style-name="P123"><text:tab/><text:tab/><text:tab/><text:tab/>1 FOLLOWING) AS moving_avg</text:p>
      <text:p text:style-name="P123"><text:s text:c="8"/>(自分のレコードの、一つ前と、一つ後、のレコードとの平均）</text:p>
      <text:p text:style-name="P123"/>
      <text:p text:style-name="P123"/>
      <text:p text:style-name="P123"/>
      <text:p text:style-name="P186"><text:soft-page-break/><text:span text:style-name="T43">59</text:span>.合計行も一緒に求める</text:p>
      <text:p text:style-name="P70"/>
      <text:p text:style-name="P124">&gt;SELECT ‘合計’ AS &lt;列名1&gt;, SUM(&lt;列名２&gt;)</text:p>
      <text:p text:style-name="P124">FROM &lt;テーブル名&gt;</text:p>
      <text:p text:style-name="P124">UNION ALL</text:p>
      <text:p text:style-name="P124">SELECT &lt;列名１&gt;, SUM(&lt;列名２&gt;)</text:p>
      <text:p text:style-name="P124">FROM &lt;テーブル名&gt;</text:p>
      <text:p text:style-name="P124">GROUP BY &lt;列名１&gt;;</text:p>
      <text:p text:style-name="P124"/>
      <text:p text:style-name="P124">結果：</text:p>
      <text:p text:style-name="P124"><text:tab/>列名１<text:tab/>| sum(&lt;列名2&gt;)</text:p>
      <text:p text:style-name="P124"><text:tab/>----------------------------------</text:p>
      <text:p text:style-name="P124"><text:tab/>合計<text:tab/><text:tab/>|合計数値</text:p>
      <text:p text:style-name="P124"><text:tab/>グループ１<text:tab/>|グループ１の小計</text:p>
      <text:p text:style-name="P124"><text:tab/>グループ２ <text:tab/>|グループ２の小計</text:p>
      <text:p text:style-name="P124"/>
      <text:p text:style-name="P124"/>
      <text:p text:style-name="P124">※UNION ALL を使って、合計のテーブルと小計のテーブルをくっつける。</text:p>
      <text:p text:style-name="P124"/>
      <text:p text:style-name="P124">※’名称’ <text:span text:style-name="T53">AS &lt;列名&gt;で、列の中に’名称’を入れることができる。</text:span></text:p>
      <text:p text:style-name="P124"/>
      <text:p text:style-name="P124"/>
      <text:p text:style-name="P124"/>
      <text:p text:style-name="P124">・<text:span text:style-name="T54">MySQLでも、ROLLUPを使える（2020-05-29現在)</text:span></text:p>
      <text:p text:style-name="P124"/>
      <text:p text:style-name="P125">&gt;SELECT &lt;列名１&gt;, SUM(&lt;列名２&gt;) AS sum_&lt;列名２&gt;</text:p>
      <text:p text:style-name="P125">FROM &lt;テーブル名&gt;</text:p>
      <text:p text:style-name="P125">GROUP BY &lt;列名１&gt; WITH ROLLUP;</text:p>
      <text:p text:style-name="P125"/>
      <text:p text:style-name="P125">※合計の部分がNULLになっている、上記と同じ結果がでる。</text:p>
      <text:p text:style-name="P125"/>
      <text:p text:style-name="P125"/>
      <text:p text:style-name="P125"/>
      <text:p text:style-name="P125"/>
      <text:p text:style-name="P125"/>
      <text:p text:style-name="P125"/>
      <text:p text:style-name="P125"/>
      <text:p text:style-name="P125"/>
      <text:p text:style-name="P233"><text:soft-page-break/><text:span text:style-name="T55">60</text:span>.<text:span text:style-name="T55">pythonでMySQLに接続</text:span></text:p>
      <text:p text:style-name="P226"/>
      <text:p text:style-name="P227">1：MySQLがインストールされている環境で、</text:p>
      <text:p text:style-name="P227">python用ドライバ(mysqlclient)をインストールする。</text:p>
      <text:p text:style-name="P227"/>
      <text:p text:style-name="P227">$ sudo apt install -y libmysqlclient-dev</text:p>
      <text:p text:style-name="P227">$ pip3 install mysqlclient</text:p>
      <text:p text:style-name="P227"/>
      <text:p text:style-name="P227"/>
      <text:p text:style-name="P227">2:書式</text:p>
      <text:p text:style-name="P227"/>
      <text:p text:style-name="P227"># ライブラリーのインポート</text:p>
      <text:p text:style-name="P227">import MySQLdb</text:p>
      <text:p text:style-name="P227"/>
      <text:p text:style-name="P227"># MySQLに接続する</text:p>
      <text:p text:style-name="P227">conn = MySQLdb.connect(</text:p>
      <text:p text:style-name="P227"><text:tab/>user=’MySQLのユーザー名’,</text:p>
      <text:p text:style-name="P227"><text:tab/>passwd=’MySQLのパスワード’,</text:p>
      <text:p text:style-name="P227"><text:tab/>host=’localhost’,<text:tab/><text:tab/># 外部サーバーも指定できる</text:p>
      <text:p text:style-name="P227"><text:tab/>db=’データベース名’,</text:p>
      <text:p text:style-name="P227"><text:tab/>charset=”utf8”<text:tab/><text:tab/># 日本語表示のため</text:p>
      <text:p text:style-name="P227">)</text:p>
      <text:p text:style-name="P227"/>
      <text:p text:style-name="P227"># カーソルの取得</text:p>
      <text:p text:style-name="P229">cur = conn.cusor()</text:p>
      <text:p text:style-name="P229"/>
      <text:p text:style-name="P230">#ここにSQL文を書く</text:p>
      <text:p text:style-name="P230">cur.execute(‘SQL文’)<text:tab/># SQLに送信</text:p>
      <text:p text:style-name="P230"/>
      <text:p text:style-name="P230">cur.fetchall()<text:tab/><text:tab/><text:tab/># SQLから全ての結果を取得する</text:p>
      <text:p text:style-name="P230"/>
      <text:p text:style-name="P230"/>
      <text:p text:style-name="P230"/>
      <text:p text:style-name="P230"/>
      <text:p text:style-name="P230"/>
      <text:p text:style-name="P230"/>
      <text:p text:style-name="P230"/>
      <text:p text:style-name="P229"/>
      <text:p text:style-name="P229"/>
      <text:p text:style-name="P229"/>
      <text:p text:style-name="P229"><text:soft-page-break/><text:span text:style-name="T58">3：例文</text:span></text:p>
      <text:p text:style-name="P230"># テーブルを作成する</text:p>
      <text:p text:style-name="P230">cur.execute(‘DROP TABLE IF EXISTS &lt;テーブル名&gt;’)<text:tab/>#テーブル名で検索し、もし存在していれば、削除する。</text:p>
      <text:p text:style-name="P230"/>
      <text:p text:style-name="P230">Cur.execute(‘’’</text:p>
      <text:p text:style-name="P230"><text:tab/>CREATE TABLE &lt;テーブル名&gt; (</text:p>
      <text:p text:style-name="P230"><text:tab/><text:tab/>&lt;列名１&gt; INTEGER AUTO_INCREMENT <text:span text:style-name="T56">NOT NULL</text:span>,</text:p>
      <text:p text:style-name="P230"><text:tab/><text:tab/>&lt;列名２&gt; VARCHER(100) NOT NULL,</text:p>
      <text:p text:style-name="P230"><text:tab/><text:tab/>&lt;列名３<text:span text:style-name="T56">&gt; INTEGER ,</text:span></text:p>
      <text:p text:style-name="P230"><text:tab/><text:tab/><text:span text:style-name="T56">PRIMARY KEY (&lt;列名１&gt;))</text:span></text:p>
      <text:p text:style-name="P230"><text:tab/>“””<text:span text:style-name="T56">)</text:span></text:p>
      <text:p text:style-name="P230"/>
      <text:p text:style-name="P230">※<text:span text:style-name="T56">&lt;列名１&gt;にAUTO_INCREMENTを設定し、自動的に数値が割り振られるようにしてある。</text:span></text:p>
      <text:p text:style-name="P230"/>
      <text:p text:style-name="P230"/>
      <text:p text:style-name="P230"/>
      <text:p text:style-name="P231"># データを挿入する</text:p>
      <text:p text:style-name="P231">cur.execute(“START TRANSACTION”)</text:p>
      <text:p text:style-name="P231"/>
      <text:p text:style-name="P231">data = [(“Banana”, 300), (“Mango”, 640), (“Kiwi”, 280)]</text:p>
      <text:p text:style-name="P231"/>
      <text:p text:style-name="P231">for i in data:</text:p>
      <text:p text:style-name="P231"><text:tab/>cur.execute(“INSERT INTO &lt;テーブル名&gt;(&lt;列名2&gt;, &lt;列名3&gt;) </text:p>
      <text:p text:style-name="P231"><text:tab/><text:tab/>VALUES (%s, %s)”, i)</text:p>
      <text:p text:style-name="P231"/>
      <text:p text:style-name="P231">cur.execute(“COMMIT”)</text:p>
      <text:p text:style-name="P231"/>
      <text:p text:style-name="P231"/>
      <text:p text:style-name="P231">※%sの値が、iに入力された実効値に置き換わる。</text:p>
      <text:p text:style-name="P231"/>
      <text:p text:style-name="P231"/>
      <text:p text:style-name="P231"/>
      <text:p text:style-name="P231"># データを抽出する</text:p>
      <text:p text:style-name="P231">cur.execute(“SELECT * FROM &lt;テーブル名&gt;”)</text:p>
      <text:p text:style-name="P231">rows = cur.fetchall()<text:tab/><text:tab/># fetchallで全ての結果を取得する</text:p>
      <text:p text:style-name="P232">for row in rows:</text:p>
      <text:p text:style-name="P232"><text:tab/>print(row)</text:p>
      <text:p text:style-name="P2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nifont1" svg:font-family="Unifont"/>
    <style:font-face style:name="IPA明朝" svg:font-family="IPA明朝"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1" svg:font-family="IPA明朝"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1" style:font-size-asian="10.5pt" style:language-asian="ja" style:country-asian="JP"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明朝1" style:font-size-asian="10.5pt" style:language-asian="ja" style:country-asian="JP"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ゴシック" style:font-family-asian="IPAゴシック"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Unifont1" style:font-family-complex="Unifon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Unifont1" style:font-family-complex="Unifont"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Unifont1" style:font-family-complex="Unifo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2cm" fo:border="none" fo:padding="1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1T08:51:07.541681538</meta:creation-date>
    <dc:date>2020-06-02T10:13:11.732952841</dc:date>
    <meta:editing-duration>PT8H7M29S</meta:editing-duration>
    <meta:editing-cycles>99</meta:editing-cycles>
    <meta:generator>LibreOffice/6.0.7.3$Linux_X86_64 LibreOffice_project/00m0$Build-3</meta:generator>
    <meta:document-statistic meta:table-count="4" meta:image-count="0" meta:object-count="0" meta:page-count="42" meta:paragraph-count="801" meta:word-count="9855" meta:character-count="15784" meta:non-whitespace-character-count="14323"/>
  </office:meta>
</office:document-meta>
</file>